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5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9.84mm" svg:height="109.7mm" svg:x="149.7mm" svg:y="2.66mm">
            <loext:p draw:notify-on-update-of-ranges="Sheet1.D1:Sheet1.D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8.28mm" svg:y="118.14mm">
            <loext:p draw:notify-on-update-of-ranges="Sheet1.E1:Sheet1.E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.0416666666666667</text:p>
          </table:table-cell>
          <table:table-cell office:value-type="string" calcext:value-type="string">
            <text:p>Millis/File:</text:p>
          </table:table-cell>
          <table:table-cell office:value-type="float" office:value="960" calcext:value-type="float">
            <text:p>960</text:p>
          </table:table-cell>
          <table:table-cell table:formula="of:=[.D1]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string" calcext:value-type="string">
            <text:p>1.0427528675703859</text:p>
          </table:table-cell>
          <table:table-cell office:value-type="string" calcext:value-type="string">
            <text:p>Millis/File:</text:p>
          </table:table-cell>
          <table:table-cell office:value-type="float" office:value="959" calcext:value-type="float">
            <text:p>959</text:p>
          </table:table-cell>
          <table:table-cell table:formula="of:=[.D2]+[.E1]" office:value-type="float" office:value="1919" calcext:value-type="float">
            <text:p>1919</text:p>
          </table:table-cell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D3]+[.E2]" office:value-type="float" office:value="2882" calcext:value-type="float">
            <text:p>2882</text:p>
          </table:table-cell>
        </table:table-row>
        <table:table-row table:style-name="ro1">
          <table:table-cell/>
          <table:table-cell office:value-type="string" calcext:value-type="string">
            <text:p>1.0427528675703859</text:p>
          </table:table-cell>
          <table:table-cell office:value-type="string" calcext:value-type="string">
            <text:p>Millis/File:</text:p>
          </table:table-cell>
          <table:table-cell office:value-type="float" office:value="959" calcext:value-type="float">
            <text:p>959</text:p>
          </table:table-cell>
          <table:table-cell table:formula="of:=[.D4]+[.E3]" office:value-type="float" office:value="3841" calcext:value-type="float">
            <text:p>3841</text:p>
          </table:table-cell>
        </table:table-row>
        <table:table-row table:style-name="ro1">
          <table:table-cell/>
          <table:table-cell office:value-type="string" calcext:value-type="string">
            <text:p>1.0438413361169103</text:p>
          </table:table-cell>
          <table:table-cell office:value-type="string" calcext:value-type="string">
            <text:p>Millis/File:</text:p>
          </table:table-cell>
          <table:table-cell office:value-type="float" office:value="958" calcext:value-type="float">
            <text:p>958</text:p>
          </table:table-cell>
          <table:table-cell table:formula="of:=[.D5]+[.E4]" office:value-type="float" office:value="4799" calcext:value-type="float">
            <text:p>4799</text:p>
          </table:table-cell>
        </table:table-row>
        <table:table-row table:style-name="ro1">
          <table:table-cell/>
          <table:table-cell office:value-type="string" calcext:value-type="string">
            <text:p>1.0471204188481675</text:p>
          </table:table-cell>
          <table:table-cell office:value-type="string" calcext:value-type="string">
            <text:p>Millis/File:</text:p>
          </table:table-cell>
          <table:table-cell office:value-type="float" office:value="955" calcext:value-type="float">
            <text:p>955</text:p>
          </table:table-cell>
          <table:table-cell table:formula="of:=[.D6]+[.E5]" office:value-type="float" office:value="5754" calcext:value-type="float">
            <text:p>5754</text:p>
          </table:table-cell>
        </table:table-row>
        <table:table-row table:style-name="ro1">
          <table:table-cell/>
          <table:table-cell office:value-type="string" calcext:value-type="string">
            <text:p>1.0427528675703859</text:p>
          </table:table-cell>
          <table:table-cell office:value-type="string" calcext:value-type="string">
            <text:p>Millis/File:</text:p>
          </table:table-cell>
          <table:table-cell office:value-type="float" office:value="959" calcext:value-type="float">
            <text:p>959</text:p>
          </table:table-cell>
          <table:table-cell table:formula="of:=[.D7]+[.E6]" office:value-type="float" office:value="6713" calcext:value-type="float">
            <text:p>6713</text:p>
          </table:table-cell>
        </table:table-row>
        <table:table-row table:style-name="ro1">
          <table:table-cell/>
          <table:table-cell office:value-type="string" calcext:value-type="string">
            <text:p>1.0460251046025104</text:p>
          </table:table-cell>
          <table:table-cell office:value-type="string" calcext:value-type="string">
            <text:p>Millis/File:</text:p>
          </table:table-cell>
          <table:table-cell office:value-type="float" office:value="956" calcext:value-type="float">
            <text:p>956</text:p>
          </table:table-cell>
          <table:table-cell table:formula="of:=[.D8]+[.E7]" office:value-type="float" office:value="7669" calcext:value-type="float">
            <text:p>7669</text:p>
          </table:table-cell>
        </table:table-row>
        <table:table-row table:style-name="ro1">
          <table:table-cell/>
          <table:table-cell office:value-type="string" calcext:value-type="string">
            <text:p>1.0427528675703859</text:p>
          </table:table-cell>
          <table:table-cell office:value-type="string" calcext:value-type="string">
            <text:p>Millis/File:</text:p>
          </table:table-cell>
          <table:table-cell office:value-type="float" office:value="959" calcext:value-type="float">
            <text:p>959</text:p>
          </table:table-cell>
          <table:table-cell table:formula="of:=[.D9]+[.E8]" office:value-type="float" office:value="8628" calcext:value-type="float">
            <text:p>8628</text:p>
          </table:table-cell>
        </table:table-row>
        <table:table-row table:style-name="ro1">
          <table:table-cell/>
          <table:table-cell office:value-type="string" calcext:value-type="string">
            <text:p>1.0395010395010396</text:p>
          </table:table-cell>
          <table:table-cell office:value-type="string" calcext:value-type="string">
            <text:p>Millis/File:</text:p>
          </table:table-cell>
          <table:table-cell office:value-type="float" office:value="962" calcext:value-type="float">
            <text:p>962</text:p>
          </table:table-cell>
          <table:table-cell table:formula="of:=[.D10]+[.E9]" office:value-type="float" office:value="9590" calcext:value-type="float">
            <text:p>9590</text:p>
          </table:table-cell>
        </table:table-row>
        <table:table-row table:style-name="ro1">
          <table:table-cell/>
          <table:table-cell office:value-type="string" calcext:value-type="string">
            <text:p>1.0395010395010396</text:p>
          </table:table-cell>
          <table:table-cell office:value-type="string" calcext:value-type="string">
            <text:p>Millis/File:</text:p>
          </table:table-cell>
          <table:table-cell office:value-type="float" office:value="962" calcext:value-type="float">
            <text:p>962</text:p>
          </table:table-cell>
          <table:table-cell table:formula="of:=[.D11]+[.E10]" office:value-type="float" office:value="10552" calcext:value-type="float">
            <text:p>10552</text:p>
          </table:table-cell>
        </table:table-row>
        <table:table-row table:style-name="ro1">
          <table:table-cell/>
          <table:table-cell office:value-type="string" calcext:value-type="string">
            <text:p>1.0416666666666667</text:p>
          </table:table-cell>
          <table:table-cell office:value-type="string" calcext:value-type="string">
            <text:p>Millis/File:</text:p>
          </table:table-cell>
          <table:table-cell office:value-type="float" office:value="960" calcext:value-type="float">
            <text:p>960</text:p>
          </table:table-cell>
          <table:table-cell table:formula="of:=[.D12]+[.E11]" office:value-type="float" office:value="11512" calcext:value-type="float">
            <text:p>11512</text:p>
          </table:table-cell>
        </table:table-row>
        <table:table-row table:style-name="ro1">
          <table:table-cell/>
          <table:table-cell office:value-type="string" calcext:value-type="string">
            <text:p>1.0362694300518134</text:p>
          </table:table-cell>
          <table:table-cell office:value-type="string" calcext:value-type="string">
            <text:p>Millis/File:</text:p>
          </table:table-cell>
          <table:table-cell office:value-type="float" office:value="965" calcext:value-type="float">
            <text:p>965</text:p>
          </table:table-cell>
          <table:table-cell table:formula="of:=[.D13]+[.E12]" office:value-type="float" office:value="12477" calcext:value-type="float">
            <text:p>12477</text:p>
          </table:table-cell>
        </table:table-row>
        <table:table-row table:style-name="ro1">
          <table:table-cell/>
          <table:table-cell office:value-type="string" calcext:value-type="string">
            <text:p>1.037344398340249</text:p>
          </table:table-cell>
          <table:table-cell office:value-type="string" calcext:value-type="string">
            <text:p>Millis/File:</text:p>
          </table:table-cell>
          <table:table-cell office:value-type="float" office:value="964" calcext:value-type="float">
            <text:p>964</text:p>
          </table:table-cell>
          <table:table-cell table:formula="of:=[.D14]+[.E13]" office:value-type="float" office:value="13441" calcext:value-type="float">
            <text:p>13441</text:p>
          </table:table-cell>
        </table:table-row>
        <table:table-row table:style-name="ro1">
          <table:table-cell/>
          <table:table-cell office:value-type="string" calcext:value-type="string">
            <text:p>1.0351966873706004</text:p>
          </table:table-cell>
          <table:table-cell office:value-type="string" calcext:value-type="string">
            <text:p>Millis/File:</text:p>
          </table:table-cell>
          <table:table-cell office:value-type="float" office:value="966" calcext:value-type="float">
            <text:p>966</text:p>
          </table:table-cell>
          <table:table-cell table:formula="of:=[.D15]+[.E14]" office:value-type="float" office:value="14407" calcext:value-type="float">
            <text:p>14407</text:p>
          </table:table-cell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D16]+[.E15]" office:value-type="float" office:value="15370" calcext:value-type="float">
            <text:p>15370</text:p>
          </table:table-cell>
        </table:table-row>
        <table:table-row table:style-name="ro1">
          <table:table-cell/>
          <table:table-cell office:value-type="string" calcext:value-type="string">
            <text:p>1.0416666666666667</text:p>
          </table:table-cell>
          <table:table-cell office:value-type="string" calcext:value-type="string">
            <text:p>Millis/File:</text:p>
          </table:table-cell>
          <table:table-cell office:value-type="float" office:value="960" calcext:value-type="float">
            <text:p>960</text:p>
          </table:table-cell>
          <table:table-cell table:formula="of:=[.D17]+[.E16]" office:value-type="float" office:value="16330" calcext:value-type="float">
            <text:p>16330</text:p>
          </table:table-cell>
        </table:table-row>
        <table:table-row table:style-name="ro1">
          <table:table-cell/>
          <table:table-cell office:value-type="string" calcext:value-type="string">
            <text:p>1.0416666666666667</text:p>
          </table:table-cell>
          <table:table-cell office:value-type="string" calcext:value-type="string">
            <text:p>Millis/File:</text:p>
          </table:table-cell>
          <table:table-cell office:value-type="float" office:value="960" calcext:value-type="float">
            <text:p>960</text:p>
          </table:table-cell>
          <table:table-cell table:formula="of:=[.D18]+[.E17]" office:value-type="float" office:value="17290" calcext:value-type="float">
            <text:p>17290</text:p>
          </table:table-cell>
        </table:table-row>
        <table:table-row table:style-name="ro1">
          <table:table-cell/>
          <table:table-cell office:value-type="string" calcext:value-type="string">
            <text:p>1.0427528675703859</text:p>
          </table:table-cell>
          <table:table-cell office:value-type="string" calcext:value-type="string">
            <text:p>Millis/File:</text:p>
          </table:table-cell>
          <table:table-cell office:value-type="float" office:value="959" calcext:value-type="float">
            <text:p>959</text:p>
          </table:table-cell>
          <table:table-cell table:formula="of:=[.D19]+[.E18]" office:value-type="float" office:value="18249" calcext:value-type="float">
            <text:p>18249</text:p>
          </table:table-cell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D20]+[.E19]" office:value-type="float" office:value="19212" calcext:value-type="float">
            <text:p>19212</text:p>
          </table:table-cell>
        </table:table-row>
        <table:table-row table:style-name="ro1">
          <table:table-cell/>
          <table:table-cell office:value-type="string" calcext:value-type="string">
            <text:p>1.0416666666666667</text:p>
          </table:table-cell>
          <table:table-cell office:value-type="string" calcext:value-type="string">
            <text:p>Millis/File:</text:p>
          </table:table-cell>
          <table:table-cell office:value-type="float" office:value="960" calcext:value-type="float">
            <text:p>960</text:p>
          </table:table-cell>
          <table:table-cell table:formula="of:=[.D21]+[.E20]" office:value-type="float" office:value="20172" calcext:value-type="float">
            <text:p>20172</text:p>
          </table:table-cell>
        </table:table-row>
        <table:table-row table:style-name="ro1">
          <table:table-cell/>
          <table:table-cell office:value-type="string" calcext:value-type="string">
            <text:p>1.0438413361169103</text:p>
          </table:table-cell>
          <table:table-cell office:value-type="string" calcext:value-type="string">
            <text:p>Millis/File:</text:p>
          </table:table-cell>
          <table:table-cell office:value-type="float" office:value="958" calcext:value-type="float">
            <text:p>958</text:p>
          </table:table-cell>
          <table:table-cell table:formula="of:=[.D22]+[.E21]" office:value-type="float" office:value="21130" calcext:value-type="float">
            <text:p>21130</text:p>
          </table:table-cell>
        </table:table-row>
        <table:table-row table:style-name="ro1">
          <table:table-cell/>
          <table:table-cell office:value-type="string" calcext:value-type="string">
            <text:p>1.0460251046025104</text:p>
          </table:table-cell>
          <table:table-cell office:value-type="string" calcext:value-type="string">
            <text:p>Millis/File:</text:p>
          </table:table-cell>
          <table:table-cell office:value-type="float" office:value="956" calcext:value-type="float">
            <text:p>956</text:p>
          </table:table-cell>
          <table:table-cell table:formula="of:=[.D23]+[.E22]" office:value-type="float" office:value="22086" calcext:value-type="float">
            <text:p>22086</text:p>
          </table:table-cell>
        </table:table-row>
      </table:table>
      <table:table table:name="50ms" table:style-name="ta1">
        <table:shapes>
          <draw:frame draw:z-index="0" draw:style-name="gr1" draw:text-style-name="P1" svg:width="250.93mm" svg:height="137.06mm" svg:x="158.48mm" svg:y="717.98mm">
            <loext:p draw:notify-on-update-of-ranges="50ms.E1:50ms.E3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56.71mm" svg:height="95.1mm" svg:x="156.28mm" svg:y="610.66mm">
            <loext:p draw:notify-on-update-of-ranges="50ms.D1:50ms.D30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0.3171582619727244</text:p>
          </table:table-cell>
          <table:table-cell office:value-type="string" calcext:value-type="string">
            <text:p>Millis/File:</text:p>
          </table:table-cell>
          <table:table-cell office:value-type="float" office:value="3153" calcext:value-type="float">
            <text:p>3153</text:p>
          </table:table-cell>
          <table:table-cell table:formula="of:=[.D1]"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207324643078833</text:p>
          </table:table-cell>
          <table:table-cell office:value-type="string" calcext:value-type="string">
            <text:p>Millis/File:</text:p>
          </table:table-cell>
          <table:table-cell office:value-type="float" office:value="1611" calcext:value-type="float">
            <text:p>1611</text:p>
          </table:table-cell>
          <table:table-cell table:formula="of:=[.D2]+[.E1]"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993006993006993</text:p>
          </table:table-cell>
          <table:table-cell office:value-type="string" calcext:value-type="string">
            <text:p>Millis/File:</text:p>
          </table:table-cell>
          <table:table-cell office:value-type="float" office:value="1430" calcext:value-type="float">
            <text:p>1430</text:p>
          </table:table-cell>
          <table:table-cell table:formula="of:=[.D3]+[.E2]"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481764206955047</text:p>
          </table:table-cell>
          <table:table-cell office:value-type="string" calcext:value-type="string">
            <text:p>Millis/File:</text:p>
          </table:table-cell>
          <table:table-cell office:value-type="float" office:value="1179" calcext:value-type="float">
            <text:p>1179</text:p>
          </table:table-cell>
          <table:table-cell table:formula="of:=[.D4]+[.E3]"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949270326615705</text:p>
          </table:table-cell>
          <table:table-cell office:value-type="string" calcext:value-type="string">
            <text:p>Millis/File:</text:p>
          </table:table-cell>
          <table:table-cell office:value-type="float" office:value="1439" calcext:value-type="float">
            <text:p>1439</text:p>
          </table:table-cell>
          <table:table-cell table:formula="of:=[.D5]+[.E4]"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5973715651135006</text:p>
          </table:table-cell>
          <table:table-cell office:value-type="string" calcext:value-type="string">
            <text:p>Millis/File:</text:p>
          </table:table-cell>
          <table:table-cell office:value-type="float" office:value="1674" calcext:value-type="float">
            <text:p>1674</text:p>
          </table:table-cell>
          <table:table-cell table:formula="of:=[.D6]+[.E5]"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402048655569782</text:p>
          </table:table-cell>
          <table:table-cell office:value-type="string" calcext:value-type="string">
            <text:p>Millis/File:</text:p>
          </table:table-cell>
          <table:table-cell office:value-type="float" office:value="1562" calcext:value-type="float">
            <text:p>1562</text:p>
          </table:table-cell>
          <table:table-cell table:formula="of:=[.D7]+[.E6]" office:value-type="float" office:value="12048" calcext:value-type="float">
            <text:p>12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854009595613434</text:p>
          </table:table-cell>
          <table:table-cell office:value-type="string" calcext:value-type="string">
            <text:p>Millis/File:</text:p>
          </table:table-cell>
          <table:table-cell office:value-type="float" office:value="1459" calcext:value-type="float">
            <text:p>1459</text:p>
          </table:table-cell>
          <table:table-cell table:formula="of:=[.D8]+[.E7]" office:value-type="float" office:value="13507" calcext:value-type="float">
            <text:p>13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7558578987150416</text:p>
          </table:table-cell>
          <table:table-cell office:value-type="string" calcext:value-type="string">
            <text:p>Millis/File:</text:p>
          </table:table-cell>
          <table:table-cell office:value-type="float" office:value="1323" calcext:value-type="float">
            <text:p>1323</text:p>
          </table:table-cell>
          <table:table-cell table:formula="of:=[.D9]+[.E8]" office:value-type="float" office:value="14830" calcext:value-type="float">
            <text:p>148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7256894049346879</text:p>
          </table:table-cell>
          <table:table-cell office:value-type="string" calcext:value-type="string">
            <text:p>Millis/File:</text:p>
          </table:table-cell>
          <table:table-cell office:value-type="float" office:value="1378" calcext:value-type="float">
            <text:p>1378</text:p>
          </table:table-cell>
          <table:table-cell table:formula="of:=[.D10]+[.E9]" office:value-type="float" office:value="16208" calcext:value-type="float">
            <text:p>16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7849293563579278</text:p>
          </table:table-cell>
          <table:table-cell office:value-type="string" calcext:value-type="string">
            <text:p>Millis/File:</text:p>
          </table:table-cell>
          <table:table-cell office:value-type="float" office:value="1274" calcext:value-type="float">
            <text:p>1274</text:p>
          </table:table-cell>
          <table:table-cell table:formula="of:=[.D11]+[.E10]" office:value-type="float" office:value="17482" calcext:value-type="float">
            <text:p>174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445945945945946</text:p>
          </table:table-cell>
          <table:table-cell office:value-type="string" calcext:value-type="string">
            <text:p>Millis/File:</text:p>
          </table:table-cell>
          <table:table-cell office:value-type="float" office:value="1184" calcext:value-type="float">
            <text:p>1184</text:p>
          </table:table-cell>
          <table:table-cell table:formula="of:=[.D12]+[.E11]" office:value-type="float" office:value="18666" calcext:value-type="float">
            <text:p>18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703220191470844</text:p>
          </table:table-cell>
          <table:table-cell office:value-type="string" calcext:value-type="string">
            <text:p>Millis/File:</text:p>
          </table:table-cell>
          <table:table-cell office:value-type="float" office:value="1149" calcext:value-type="float">
            <text:p>1149</text:p>
          </table:table-cell>
          <table:table-cell table:formula="of:=[.D13]+[.E12]" office:value-type="float" office:value="19815" calcext:value-type="float">
            <text:p>198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074410163339383</text:p>
          </table:table-cell>
          <table:table-cell office:value-type="string" calcext:value-type="string">
            <text:p>Millis/File:</text:p>
          </table:table-cell>
          <table:table-cell office:value-type="float" office:value="1102" calcext:value-type="float">
            <text:p>1102</text:p>
          </table:table-cell>
          <table:table-cell table:formula="of:=[.D14]+[.E13]" office:value-type="float" office:value="20917" calcext:value-type="float">
            <text:p>209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944543828264758</text:p>
          </table:table-cell>
          <table:table-cell office:value-type="string" calcext:value-type="string">
            <text:p>Millis/File:</text:p>
          </table:table-cell>
          <table:table-cell office:value-type="float" office:value="1118" calcext:value-type="float">
            <text:p>1118</text:p>
          </table:table-cell>
          <table:table-cell table:formula="of:=[.D15]+[.E14]" office:value-type="float" office:value="22035" calcext:value-type="float">
            <text:p>220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41984732824428</text:p>
          </table:table-cell>
          <table:table-cell office:value-type="string" calcext:value-type="string">
            <text:p>Millis/File:</text:p>
          </table:table-cell>
          <table:table-cell office:value-type="float" office:value="1048" calcext:value-type="float">
            <text:p>1048</text:p>
          </table:table-cell>
          <table:table-cell table:formula="of:=[.D16]+[.E15]" office:value-type="float" office:value="23083" calcext:value-type="float">
            <text:p>230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24639076034649</text:p>
          </table:table-cell>
          <table:table-cell office:value-type="string" calcext:value-type="string">
            <text:p>Millis/File:</text:p>
          </table:table-cell>
          <table:table-cell office:value-type="float" office:value="1039" calcext:value-type="float">
            <text:p>1039</text:p>
          </table:table-cell>
          <table:table-cell table:formula="of:=[.D17]+[.E16]" office:value-type="float" office:value="24122" calcext:value-type="float">
            <text:p>24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24639076034649</text:p>
          </table:table-cell>
          <table:table-cell office:value-type="string" calcext:value-type="string">
            <text:p>Millis/File:</text:p>
          </table:table-cell>
          <table:table-cell office:value-type="float" office:value="1039" calcext:value-type="float">
            <text:p>1039</text:p>
          </table:table-cell>
          <table:table-cell table:formula="of:=[.D18]+[.E17]" office:value-type="float" office:value="25161" calcext:value-type="float">
            <text:p>25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29368029739777</text:p>
          </table:table-cell>
          <table:table-cell office:value-type="string" calcext:value-type="string">
            <text:p>Millis/File:</text:p>
          </table:table-cell>
          <table:table-cell office:value-type="float" office:value="1076" calcext:value-type="float">
            <text:p>1076</text:p>
          </table:table-cell>
          <table:table-cell table:formula="of:=[.D19]+[.E18]" office:value-type="float" office:value="26237" calcext:value-type="float">
            <text:p>262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9667616334283</text:p>
          </table:table-cell>
          <table:table-cell office:value-type="string" calcext:value-type="string">
            <text:p>Millis/File:</text:p>
          </table:table-cell>
          <table:table-cell office:value-type="float" office:value="1053" calcext:value-type="float">
            <text:p>1053</text:p>
          </table:table-cell>
          <table:table-cell table:formula="of:=[.D20]+[.E19]" office:value-type="float" office:value="27290" calcext:value-type="float">
            <text:p>272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8054211035818</text:p>
          </table:table-cell>
          <table:table-cell office:value-type="string" calcext:value-type="string">
            <text:p>Millis/File:</text:p>
          </table:table-cell>
          <table:table-cell office:value-type="float" office:value="1033" calcext:value-type="float">
            <text:p>1033</text:p>
          </table:table-cell>
          <table:table-cell table:formula="of:=[.D21]+[.E20]" office:value-type="float" office:value="28323" calcext:value-type="float">
            <text:p>283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727626459143969</text:p>
          </table:table-cell>
          <table:table-cell office:value-type="string" calcext:value-type="string">
            <text:p>Millis/File:</text:p>
          </table:table-cell>
          <table:table-cell office:value-type="float" office:value="1028" calcext:value-type="float">
            <text:p>1028</text:p>
          </table:table-cell>
          <table:table-cell table:formula="of:=[.D22]+[.E21]" office:value-type="float" office:value="29351" calcext:value-type="float">
            <text:p>29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250693802035153</text:p>
          </table:table-cell>
          <table:table-cell office:value-type="string" calcext:value-type="string">
            <text:p>Millis/File:</text:p>
          </table:table-cell>
          <table:table-cell office:value-type="float" office:value="1081" calcext:value-type="float">
            <text:p>1081</text:p>
          </table:table-cell>
          <table:table-cell table:formula="of:=[.D23]+[.E22]" office:value-type="float" office:value="30432" calcext:value-type="float">
            <text:p>304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69377990430622</text:p>
          </table:table-cell>
          <table:table-cell office:value-type="string" calcext:value-type="string">
            <text:p>Millis/File:</text:p>
          </table:table-cell>
          <table:table-cell office:value-type="float" office:value="1045" calcext:value-type="float">
            <text:p>1045</text:p>
          </table:table-cell>
          <table:table-cell table:formula="of:=[.D24]+[.E23]" office:value-type="float" office:value="31477" calcext:value-type="float">
            <text:p>314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33962264150944</text:p>
          </table:table-cell>
          <table:table-cell office:value-type="string" calcext:value-type="string">
            <text:p>Millis/File:</text:p>
          </table:table-cell>
          <table:table-cell office:value-type="float" office:value="1060" calcext:value-type="float">
            <text:p>1060</text:p>
          </table:table-cell>
          <table:table-cell table:formula="of:=[.D25]+[.E24]" office:value-type="float" office:value="32537" calcext:value-type="float">
            <text:p>325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60737937559129</text:p>
          </table:table-cell>
          <table:table-cell office:value-type="string" calcext:value-type="string">
            <text:p>Millis/File:</text:p>
          </table:table-cell>
          <table:table-cell office:value-type="float" office:value="1057" calcext:value-type="float">
            <text:p>1057</text:p>
          </table:table-cell>
          <table:table-cell table:formula="of:=[.D26]+[.E25]" office:value-type="float" office:value="33594" calcext:value-type="float">
            <text:p>33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9667616334283</text:p>
          </table:table-cell>
          <table:table-cell office:value-type="string" calcext:value-type="string">
            <text:p>Millis/File:</text:p>
          </table:table-cell>
          <table:table-cell office:value-type="float" office:value="1053" calcext:value-type="float">
            <text:p>1053</text:p>
          </table:table-cell>
          <table:table-cell table:formula="of:=[.D27]+[.E26]" office:value-type="float" office:value="34647" calcext:value-type="float">
            <text:p>346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380863039399625</text:p>
          </table:table-cell>
          <table:table-cell office:value-type="string" calcext:value-type="string">
            <text:p>Millis/File:</text:p>
          </table:table-cell>
          <table:table-cell office:value-type="float" office:value="1066" calcext:value-type="float">
            <text:p>1066</text:p>
          </table:table-cell>
          <table:table-cell table:formula="of:=[.D28]+[.E27]" office:value-type="float" office:value="35713" calcext:value-type="float">
            <text:p>357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703220191470844</text:p>
          </table:table-cell>
          <table:table-cell office:value-type="string" calcext:value-type="string">
            <text:p>Millis/File:</text:p>
          </table:table-cell>
          <table:table-cell office:value-type="float" office:value="1149" calcext:value-type="float">
            <text:p>1149</text:p>
          </table:table-cell>
          <table:table-cell table:formula="of:=[.D29]+[.E28]" office:value-type="float" office:value="36862" calcext:value-type="float">
            <text:p>368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802816901408451</text:p>
          </table:table-cell>
          <table:table-cell office:value-type="string" calcext:value-type="string">
            <text:p>Millis/File:</text:p>
          </table:table-cell>
          <table:table-cell office:value-type="float" office:value="1136" calcext:value-type="float">
            <text:p>1136</text:p>
          </table:table-cell>
          <table:table-cell table:formula="of:=[.D30]+[.E29]" office:value-type="float" office:value="37998" calcext:value-type="float">
            <text:p>37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082652134423251</text:p>
          </table:table-cell>
          <table:table-cell office:value-type="string" calcext:value-type="string">
            <text:p>Millis/File:</text:p>
          </table:table-cell>
          <table:table-cell office:value-type="float" office:value="1101" calcext:value-type="float">
            <text:p>1101</text:p>
          </table:table-cell>
          <table:table-cell table:formula="of:=[.D31]+[.E30]" office:value-type="float" office:value="39099" calcext:value-type="float">
            <text:p>39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810572687224669</text:p>
          </table:table-cell>
          <table:table-cell office:value-type="string" calcext:value-type="string">
            <text:p>Millis/File:</text:p>
          </table:table-cell>
          <table:table-cell office:value-type="float" office:value="1135" calcext:value-type="float">
            <text:p>1135</text:p>
          </table:table-cell>
          <table:table-cell table:formula="of:=[.D32]+[.E31]" office:value-type="float" office:value="40234" calcext:value-type="float">
            <text:p>402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19672131147541</text:p>
          </table:table-cell>
          <table:table-cell office:value-type="string" calcext:value-type="string">
            <text:p>Millis/File:</text:p>
          </table:table-cell>
          <table:table-cell office:value-type="float" office:value="1220" calcext:value-type="float">
            <text:p>1220</text:p>
          </table:table-cell>
          <table:table-cell table:formula="of:=[.D33]+[.E32]" office:value-type="float" office:value="41454" calcext:value-type="float">
            <text:p>414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347245409015025</text:p>
          </table:table-cell>
          <table:table-cell office:value-type="string" calcext:value-type="string">
            <text:p>Millis/File:</text:p>
          </table:table-cell>
          <table:table-cell office:value-type="float" office:value="1198" calcext:value-type="float">
            <text:p>1198</text:p>
          </table:table-cell>
          <table:table-cell table:formula="of:=[.D34]+[.E33]" office:value-type="float" office:value="42652" calcext:value-type="float">
            <text:p>42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35421888053467</text:p>
          </table:table-cell>
          <table:table-cell office:value-type="string" calcext:value-type="string">
            <text:p>Millis/File:</text:p>
          </table:table-cell>
          <table:table-cell office:value-type="float" office:value="1197" calcext:value-type="float">
            <text:p>1197</text:p>
          </table:table-cell>
          <table:table-cell table:formula="of:=[.D35]+[.E34]" office:value-type="float" office:value="43849" calcext:value-type="float">
            <text:p>438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47457627118644</text:p>
          </table:table-cell>
          <table:table-cell office:value-type="string" calcext:value-type="string">
            <text:p>Millis/File:</text:p>
          </table:table-cell>
          <table:table-cell office:value-type="float" office:value="1180" calcext:value-type="float">
            <text:p>1180</text:p>
          </table:table-cell>
          <table:table-cell table:formula="of:=[.D36]+[.E35]" office:value-type="float" office:value="45029" calcext:value-type="float">
            <text:p>450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658008658008658</text:p>
          </table:table-cell>
          <table:table-cell office:value-type="string" calcext:value-type="string">
            <text:p>Millis/File:</text:p>
          </table:table-cell>
          <table:table-cell office:value-type="float" office:value="1155" calcext:value-type="float">
            <text:p>1155</text:p>
          </table:table-cell>
          <table:table-cell table:formula="of:=[.D37]+[.E36]" office:value-type="float" office:value="46184" calcext:value-type="float">
            <text:p>461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826125330979699</text:p>
          </table:table-cell>
          <table:table-cell office:value-type="string" calcext:value-type="string">
            <text:p>Millis/File:</text:p>
          </table:table-cell>
          <table:table-cell office:value-type="float" office:value="1133" calcext:value-type="float">
            <text:p>1133</text:p>
          </table:table-cell>
          <table:table-cell table:formula="of:=[.D38]+[.E37]" office:value-type="float" office:value="47317" calcext:value-type="float">
            <text:p>473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984725965858041</text:p>
          </table:table-cell>
          <table:table-cell office:value-type="string" calcext:value-type="string">
            <text:p>Millis/File:</text:p>
          </table:table-cell>
          <table:table-cell office:value-type="float" office:value="1113" calcext:value-type="float">
            <text:p>1113</text:p>
          </table:table-cell>
          <table:table-cell table:formula="of:=[.D39]+[.E38]" office:value-type="float" office:value="48430" calcext:value-type="float">
            <text:p>484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810572687224669</text:p>
          </table:table-cell>
          <table:table-cell office:value-type="string" calcext:value-type="string">
            <text:p>Millis/File:</text:p>
          </table:table-cell>
          <table:table-cell office:value-type="float" office:value="1135" calcext:value-type="float">
            <text:p>1135</text:p>
          </table:table-cell>
          <table:table-cell table:formula="of:=[.D40]+[.E39]" office:value-type="float" office:value="49565" calcext:value-type="float">
            <text:p>49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000900090009001</text:p>
          </table:table-cell>
          <table:table-cell office:value-type="string" calcext:value-type="string">
            <text:p>Millis/File:</text:p>
          </table:table-cell>
          <table:table-cell office:value-type="float" office:value="1111" calcext:value-type="float">
            <text:p>1111</text:p>
          </table:table-cell>
          <table:table-cell table:formula="of:=[.D41]+[.E40]" office:value-type="float" office:value="50676" calcext:value-type="float">
            <text:p>50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920606601248885</text:p>
          </table:table-cell>
          <table:table-cell office:value-type="string" calcext:value-type="string">
            <text:p>Millis/File:</text:p>
          </table:table-cell>
          <table:table-cell office:value-type="float" office:value="1121" calcext:value-type="float">
            <text:p>1121</text:p>
          </table:table-cell>
          <table:table-cell table:formula="of:=[.D42]+[.E41]" office:value-type="float" office:value="51797" calcext:value-type="float">
            <text:p>517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049773755656109</text:p>
          </table:table-cell>
          <table:table-cell office:value-type="string" calcext:value-type="string">
            <text:p>Millis/File:</text:p>
          </table:table-cell>
          <table:table-cell office:value-type="float" office:value="1105" calcext:value-type="float">
            <text:p>1105</text:p>
          </table:table-cell>
          <table:table-cell table:formula="of:=[.D43]+[.E42]" office:value-type="float" office:value="52902" calcext:value-type="float">
            <text:p>529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259259259259259</text:p>
          </table:table-cell>
          <table:table-cell office:value-type="string" calcext:value-type="string">
            <text:p>Millis/File:</text:p>
          </table:table-cell>
          <table:table-cell office:value-type="float" office:value="1080" calcext:value-type="float">
            <text:p>1080</text:p>
          </table:table-cell>
          <table:table-cell table:formula="of:=[.D44]+[.E43]" office:value-type="float" office:value="53982" calcext:value-type="float">
            <text:p>539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42870632672332</text:p>
          </table:table-cell>
          <table:table-cell office:value-type="string" calcext:value-type="string">
            <text:p>Millis/File:</text:p>
          </table:table-cell>
          <table:table-cell office:value-type="float" office:value="1059" calcext:value-type="float">
            <text:p>1059</text:p>
          </table:table-cell>
          <table:table-cell table:formula="of:=[.D45]+[.E44]" office:value-type="float" office:value="55041" calcext:value-type="float">
            <text:p>550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33911368015414</text:p>
          </table:table-cell>
          <table:table-cell office:value-type="string" calcext:value-type="string">
            <text:p>Millis/File:</text:p>
          </table:table-cell>
          <table:table-cell office:value-type="float" office:value="1038" calcext:value-type="float">
            <text:p>1038</text:p>
          </table:table-cell>
          <table:table-cell table:formula="of:=[.D46]+[.E45]" office:value-type="float" office:value="56079" calcext:value-type="float">
            <text:p>560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337068160597572</text:p>
          </table:table-cell>
          <table:table-cell office:value-type="string" calcext:value-type="string">
            <text:p>Millis/File:</text:p>
          </table:table-cell>
          <table:table-cell office:value-type="float" office:value="1071" calcext:value-type="float">
            <text:p>1071</text:p>
          </table:table-cell>
          <table:table-cell table:formula="of:=[.D47]+[.E46]" office:value-type="float" office:value="57150" calcext:value-type="float">
            <text:p>57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05703422053232</text:p>
          </table:table-cell>
          <table:table-cell office:value-type="string" calcext:value-type="string">
            <text:p>Millis/File:</text:p>
          </table:table-cell>
          <table:table-cell office:value-type="float" office:value="1052" calcext:value-type="float">
            <text:p>1052</text:p>
          </table:table-cell>
          <table:table-cell table:formula="of:=[.D48]+[.E47]" office:value-type="float" office:value="58202" calcext:value-type="float">
            <text:p>58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69377990430622</text:p>
          </table:table-cell>
          <table:table-cell office:value-type="string" calcext:value-type="string">
            <text:p>Millis/File:</text:p>
          </table:table-cell>
          <table:table-cell office:value-type="float" office:value="1045" calcext:value-type="float">
            <text:p>1045</text:p>
          </table:table-cell>
          <table:table-cell table:formula="of:=[.D49]+[.E48]" office:value-type="float" office:value="59247" calcext:value-type="float">
            <text:p>592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16195856873822</text:p>
          </table:table-cell>
          <table:table-cell office:value-type="string" calcext:value-type="string">
            <text:p>Millis/File:</text:p>
          </table:table-cell>
          <table:table-cell office:value-type="float" office:value="1062" calcext:value-type="float">
            <text:p>1062</text:p>
          </table:table-cell>
          <table:table-cell table:formula="of:=[.D50]+[.E49]" office:value-type="float" office:value="60309" calcext:value-type="float">
            <text:p>603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60737937559129</text:p>
          </table:table-cell>
          <table:table-cell office:value-type="string" calcext:value-type="string">
            <text:p>Millis/File:</text:p>
          </table:table-cell>
          <table:table-cell office:value-type="float" office:value="1057" calcext:value-type="float">
            <text:p>1057</text:p>
          </table:table-cell>
          <table:table-cell table:formula="of:=[.D51]+[.E50]" office:value-type="float" office:value="61366" calcext:value-type="float">
            <text:p>61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328358208955224</text:p>
          </table:table-cell>
          <table:table-cell office:value-type="string" calcext:value-type="string">
            <text:p>Millis/File:</text:p>
          </table:table-cell>
          <table:table-cell office:value-type="float" office:value="1072" calcext:value-type="float">
            <text:p>1072</text:p>
          </table:table-cell>
          <table:table-cell table:formula="of:=[.D52]+[.E51]" office:value-type="float" office:value="62438" calcext:value-type="float">
            <text:p>624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2507068803016</text:p>
          </table:table-cell>
          <table:table-cell office:value-type="string" calcext:value-type="string">
            <text:p>Millis/File:</text:p>
          </table:table-cell>
          <table:table-cell office:value-type="float" office:value="1061" calcext:value-type="float">
            <text:p>1061</text:p>
          </table:table-cell>
          <table:table-cell table:formula="of:=[.D53]+[.E52]" office:value-type="float" office:value="63499" calcext:value-type="float">
            <text:p>63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2507068803016</text:p>
          </table:table-cell>
          <table:table-cell office:value-type="string" calcext:value-type="string">
            <text:p>Millis/File:</text:p>
          </table:table-cell>
          <table:table-cell office:value-type="float" office:value="1061" calcext:value-type="float">
            <text:p>1061</text:p>
          </table:table-cell>
          <table:table-cell table:formula="of:=[.D54]+[.E53]" office:value-type="float" office:value="64560" calcext:value-type="float">
            <text:p>645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87666034155597</text:p>
          </table:table-cell>
          <table:table-cell office:value-type="string" calcext:value-type="string">
            <text:p>Millis/File:</text:p>
          </table:table-cell>
          <table:table-cell office:value-type="float" office:value="1054" calcext:value-type="float">
            <text:p>1054</text:p>
          </table:table-cell>
          <table:table-cell table:formula="of:=[.D55]+[.E54]" office:value-type="float" office:value="65614" calcext:value-type="float">
            <text:p>656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60229445506692</text:p>
          </table:table-cell>
          <table:table-cell office:value-type="string" calcext:value-type="string">
            <text:p>Millis/File:</text:p>
          </table:table-cell>
          <table:table-cell office:value-type="float" office:value="1046" calcext:value-type="float">
            <text:p>1046</text:p>
          </table:table-cell>
          <table:table-cell table:formula="of:=[.D56]+[.E55]" office:value-type="float" office:value="66660" calcext:value-type="float">
            <text:p>666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32888465204957</text:p>
          </table:table-cell>
          <table:table-cell office:value-type="string" calcext:value-type="string">
            <text:p>Millis/File:</text:p>
          </table:table-cell>
          <table:table-cell office:value-type="float" office:value="1049" calcext:value-type="float">
            <text:p>1049</text:p>
          </table:table-cell>
          <table:table-cell table:formula="of:=[.D57]+[.E56]" office:value-type="float" office:value="67709" calcext:value-type="float">
            <text:p>677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06147934678194</text:p>
          </table:table-cell>
          <table:table-cell office:value-type="string" calcext:value-type="string">
            <text:p>Millis/File:</text:p>
          </table:table-cell>
          <table:table-cell office:value-type="float" office:value="1041" calcext:value-type="float">
            <text:p>1041</text:p>
          </table:table-cell>
          <table:table-cell table:formula="of:=[.D58]+[.E57]" office:value-type="float" office:value="68750" calcext:value-type="float">
            <text:p>68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71179883945842</text:p>
          </table:table-cell>
          <table:table-cell office:value-type="string" calcext:value-type="string">
            <text:p>Millis/File:</text:p>
          </table:table-cell>
          <table:table-cell office:value-type="float" office:value="1034" calcext:value-type="float">
            <text:p>1034</text:p>
          </table:table-cell>
          <table:table-cell table:formula="of:=[.D59]+[.E58]" office:value-type="float" office:value="69784" calcext:value-type="float">
            <text:p>697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8054211035818</text:p>
          </table:table-cell>
          <table:table-cell office:value-type="string" calcext:value-type="string">
            <text:p>Millis/File:</text:p>
          </table:table-cell>
          <table:table-cell office:value-type="float" office:value="1033" calcext:value-type="float">
            <text:p>1033</text:p>
          </table:table-cell>
          <table:table-cell table:formula="of:=[.D60]+[.E59]" office:value-type="float" office:value="70817" calcext:value-type="float">
            <text:p>708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775171065493646</text:p>
          </table:table-cell>
          <table:table-cell office:value-type="string" calcext:value-type="string">
            <text:p>Millis/File:</text:p>
          </table:table-cell>
          <table:table-cell office:value-type="float" office:value="1023" calcext:value-type="float">
            <text:p>1023</text:p>
          </table:table-cell>
          <table:table-cell table:formula="of:=[.D61]+[.E60]" office:value-type="float" office:value="71840" calcext:value-type="float">
            <text:p>718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3284169124877</text:p>
          </table:table-cell>
          <table:table-cell office:value-type="string" calcext:value-type="string">
            <text:p>Millis/File:</text:p>
          </table:table-cell>
          <table:table-cell office:value-type="float" office:value="1017" calcext:value-type="float">
            <text:p>1017</text:p>
          </table:table-cell>
          <table:table-cell table:formula="of:=[.D62]+[.E61]" office:value-type="float" office:value="72857" calcext:value-type="float">
            <text:p>728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D63]+[.E62]" office:value-type="float" office:value="73875" calcext:value-type="float">
            <text:p>73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D64]+[.E63]" office:value-type="float" office:value="74893" calcext:value-type="float">
            <text:p>748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91196834817013</text:p>
          </table:table-cell>
          <table:table-cell office:value-type="string" calcext:value-type="string">
            <text:p>Millis/File:</text:p>
          </table:table-cell>
          <table:table-cell office:value-type="float" office:value="1011" calcext:value-type="float">
            <text:p>1011</text:p>
          </table:table-cell>
          <table:table-cell table:formula="of:=[.D65]+[.E64]" office:value-type="float" office:value="75904" calcext:value-type="float">
            <text:p>759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91196834817013</text:p>
          </table:table-cell>
          <table:table-cell office:value-type="string" calcext:value-type="string">
            <text:p>Millis/File:</text:p>
          </table:table-cell>
          <table:table-cell office:value-type="float" office:value="1011" calcext:value-type="float">
            <text:p>1011</text:p>
          </table:table-cell>
          <table:table-cell table:formula="of:=[.D66]+[.E65]" office:value-type="float" office:value="76915" calcext:value-type="float">
            <text:p>769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10802775024777</text:p>
          </table:table-cell>
          <table:table-cell office:value-type="string" calcext:value-type="string">
            <text:p>Millis/File:</text:p>
          </table:table-cell>
          <table:table-cell office:value-type="float" office:value="1009" calcext:value-type="float">
            <text:p>1009</text:p>
          </table:table-cell>
          <table:table-cell table:formula="of:=[.D67]+[.E66]" office:value-type="float" office:value="77924" calcext:value-type="float">
            <text:p>779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03921568627451</text:p>
          </table:table-cell>
          <table:table-cell office:value-type="string" calcext:value-type="string">
            <text:p>Millis/File:</text:p>
          </table:table-cell>
          <table:table-cell office:value-type="float" office:value="1020" calcext:value-type="float">
            <text:p>1020</text:p>
          </table:table-cell>
          <table:table-cell table:formula="of:=[.D68]+[.E67]" office:value-type="float" office:value="78944" calcext:value-type="float">
            <text:p>789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71668311944719</text:p>
          </table:table-cell>
          <table:table-cell office:value-type="string" calcext:value-type="string">
            <text:p>Millis/File:</text:p>
          </table:table-cell>
          <table:table-cell office:value-type="float" office:value="1013" calcext:value-type="float">
            <text:p>1013</text:p>
          </table:table-cell>
          <table:table-cell table:formula="of:=[.D69]+[.E68]" office:value-type="float" office:value="79957" calcext:value-type="float">
            <text:p>799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D70]+[.E69]" office:value-type="float" office:value="80971" calcext:value-type="float">
            <text:p>809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D71]+[.E70]" office:value-type="float" office:value="81983" calcext:value-type="float">
            <text:p>819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40357852882704</text:p>
          </table:table-cell>
          <table:table-cell office:value-type="string" calcext:value-type="string">
            <text:p>Millis/File:</text:p>
          </table:table-cell>
          <table:table-cell office:value-type="float" office:value="1006" calcext:value-type="float">
            <text:p>1006</text:p>
          </table:table-cell>
          <table:table-cell table:formula="of:=[.D72]+[.E71]" office:value-type="float" office:value="82989" calcext:value-type="float">
            <text:p>829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70493454179255</text:p>
          </table:table-cell>
          <table:table-cell office:value-type="string" calcext:value-type="string">
            <text:p>Millis/File:</text:p>
          </table:table-cell>
          <table:table-cell office:value-type="float" office:value="993" calcext:value-type="float">
            <text:p>993</text:p>
          </table:table-cell>
          <table:table-cell table:formula="of:=[.D73]+[.E72]" office:value-type="float" office:value="83982" calcext:value-type="float">
            <text:p>839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D74]+[.E73]" office:value-type="float" office:value="84970" calcext:value-type="float">
            <text:p>849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80645161290323</text:p>
          </table:table-cell>
          <table:table-cell office:value-type="string" calcext:value-type="string">
            <text:p>Millis/File:</text:p>
          </table:table-cell>
          <table:table-cell office:value-type="float" office:value="992" calcext:value-type="float">
            <text:p>992</text:p>
          </table:table-cell>
          <table:table-cell table:formula="of:=[.D75]+[.E74]" office:value-type="float" office:value="85962" calcext:value-type="float">
            <text:p>859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76]+[.E75]" office:value-type="float" office:value="86947" calcext:value-type="float">
            <text:p>869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D77]+[.E76]" office:value-type="float" office:value="87921" calcext:value-type="float">
            <text:p>87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78]+[.E77]" office:value-type="float" office:value="88906" calcext:value-type="float">
            <text:p>889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D79]+[.E78]" office:value-type="float" office:value="89881" calcext:value-type="float">
            <text:p>898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51966873706004</text:p>
          </table:table-cell>
          <table:table-cell office:value-type="string" calcext:value-type="string">
            <text:p>Millis/File:</text:p>
          </table:table-cell>
          <table:table-cell office:value-type="float" office:value="966" calcext:value-type="float">
            <text:p>966</text:p>
          </table:table-cell>
          <table:table-cell table:formula="of:=[.D80]+[.E79]" office:value-type="float" office:value="90847" calcext:value-type="float">
            <text:p>908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D81]+[.E80]" office:value-type="float" office:value="91810" calcext:value-type="float">
            <text:p>918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D82]+[.E81]" office:value-type="float" office:value="92796" calcext:value-type="float">
            <text:p>927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D83]+[.E82]" office:value-type="float" office:value="93771" calcext:value-type="float">
            <text:p>937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2004008016032</text:p>
          </table:table-cell>
          <table:table-cell office:value-type="string" calcext:value-type="string">
            <text:p>Millis/File:</text:p>
          </table:table-cell>
          <table:table-cell office:value-type="float" office:value="998" calcext:value-type="float">
            <text:p>998</text:p>
          </table:table-cell>
          <table:table-cell table:formula="of:=[.D84]+[.E83]" office:value-type="float" office:value="94769" calcext:value-type="float">
            <text:p>947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11223458038423</text:p>
          </table:table-cell>
          <table:table-cell office:value-type="string" calcext:value-type="string">
            <text:p>Millis/File:</text:p>
          </table:table-cell>
          <table:table-cell office:value-type="float" office:value="989" calcext:value-type="float">
            <text:p>989</text:p>
          </table:table-cell>
          <table:table-cell table:formula="of:=[.D85]+[.E84]" office:value-type="float" office:value="95758" calcext:value-type="float">
            <text:p>957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86]+[.E85]" office:value-type="float" office:value="96741" calcext:value-type="float">
            <text:p>96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87]+[.E86]" office:value-type="float" office:value="97726" calcext:value-type="float">
            <text:p>977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70089730807578</text:p>
          </table:table-cell>
          <table:table-cell office:value-type="string" calcext:value-type="string">
            <text:p>Millis/File:</text:p>
          </table:table-cell>
          <table:table-cell office:value-type="float" office:value="1003" calcext:value-type="float">
            <text:p>1003</text:p>
          </table:table-cell>
          <table:table-cell table:formula="of:=[.D88]+[.E87]" office:value-type="float" office:value="98729" calcext:value-type="float">
            <text:p>987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40160642570282</text:p>
          </table:table-cell>
          <table:table-cell office:value-type="string" calcext:value-type="string">
            <text:p>Millis/File:</text:p>
          </table:table-cell>
          <table:table-cell office:value-type="float" office:value="996" calcext:value-type="float">
            <text:p>996</text:p>
          </table:table-cell>
          <table:table-cell table:formula="of:=[.D89]+[.E88]" office:value-type="float" office:value="99725" calcext:value-type="float">
            <text:p>997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D90]+[.E89]" office:value-type="float" office:value="100713" calcext:value-type="float">
            <text:p>1007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91]+[.E90]" office:value-type="float" office:value="101695" calcext:value-type="float">
            <text:p>1016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30486593843099</text:p>
          </table:table-cell>
          <table:table-cell office:value-type="string" calcext:value-type="string">
            <text:p>Millis/File:</text:p>
          </table:table-cell>
          <table:table-cell office:value-type="float" office:value="1007" calcext:value-type="float">
            <text:p>1007</text:p>
          </table:table-cell>
          <table:table-cell table:formula="of:=[.D92]+[.E91]" office:value-type="float" office:value="102702" calcext:value-type="float">
            <text:p>1027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40160642570282</text:p>
          </table:table-cell>
          <table:table-cell office:value-type="string" calcext:value-type="string">
            <text:p>Millis/File:</text:p>
          </table:table-cell>
          <table:table-cell office:value-type="float" office:value="996" calcext:value-type="float">
            <text:p>996</text:p>
          </table:table-cell>
          <table:table-cell table:formula="of:=[.D93]+[.E92]" office:value-type="float" office:value="103698" calcext:value-type="float">
            <text:p>1036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D94]+[.E93]" office:value-type="float" office:value="104685" calcext:value-type="float">
            <text:p>1046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95]+[.E94]" office:value-type="float" office:value="105666" calcext:value-type="float">
            <text:p>105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52216748768473</text:p>
          </table:table-cell>
          <table:table-cell office:value-type="string" calcext:value-type="string">
            <text:p>Millis/File:</text:p>
          </table:table-cell>
          <table:table-cell office:value-type="float" office:value="1015" calcext:value-type="float">
            <text:p>1015</text:p>
          </table:table-cell>
          <table:table-cell table:formula="of:=[.D96]+[.E95]" office:value-type="float" office:value="106681" calcext:value-type="float">
            <text:p>1066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00990099009901</text:p>
          </table:table-cell>
          <table:table-cell office:value-type="string" calcext:value-type="string">
            <text:p>Millis/File:</text:p>
          </table:table-cell>
          <table:table-cell office:value-type="float" office:value="1010" calcext:value-type="float">
            <text:p>1010</text:p>
          </table:table-cell>
          <table:table-cell table:formula="of:=[.D97]+[.E96]" office:value-type="float" office:value="107691" calcext:value-type="float">
            <text:p>1076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13542688910697</text:p>
          </table:table-cell>
          <table:table-cell office:value-type="string" calcext:value-type="string">
            <text:p>Millis/File:</text:p>
          </table:table-cell>
          <table:table-cell office:value-type="float" office:value="1019" calcext:value-type="float">
            <text:p>1019</text:p>
          </table:table-cell>
          <table:table-cell table:formula="of:=[.D98]+[.E97]" office:value-type="float" office:value="108710" calcext:value-type="float">
            <text:p>1087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D99]+[.E98]" office:value-type="float" office:value="109718" calcext:value-type="float">
            <text:p>109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D100]+[.E99]" office:value-type="float" office:value="110726" calcext:value-type="float">
            <text:p>1107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4251968503937</text:p>
          </table:table-cell>
          <table:table-cell office:value-type="string" calcext:value-type="string">
            <text:p>Millis/File:</text:p>
          </table:table-cell>
          <table:table-cell office:value-type="float" office:value="1016" calcext:value-type="float">
            <text:p>1016</text:p>
          </table:table-cell>
          <table:table-cell table:formula="of:=[.D101]+[.E100]" office:value-type="float" office:value="111742" calcext:value-type="float">
            <text:p>111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91196834817013</text:p>
          </table:table-cell>
          <table:table-cell office:value-type="string" calcext:value-type="string">
            <text:p>Millis/File:</text:p>
          </table:table-cell>
          <table:table-cell office:value-type="float" office:value="1011" calcext:value-type="float">
            <text:p>1011</text:p>
          </table:table-cell>
          <table:table-cell table:formula="of:=[.D102]+[.E101]" office:value-type="float" office:value="112753" calcext:value-type="float">
            <text:p>1127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00990099009901</text:p>
          </table:table-cell>
          <table:table-cell office:value-type="string" calcext:value-type="string">
            <text:p>Millis/File:</text:p>
          </table:table-cell>
          <table:table-cell office:value-type="float" office:value="1010" calcext:value-type="float">
            <text:p>1010</text:p>
          </table:table-cell>
          <table:table-cell table:formula="of:=[.D103]+[.E102]" office:value-type="float" office:value="113763" calcext:value-type="float">
            <text:p>113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00990099009901</text:p>
          </table:table-cell>
          <table:table-cell office:value-type="string" calcext:value-type="string">
            <text:p>Millis/File:</text:p>
          </table:table-cell>
          <table:table-cell office:value-type="float" office:value="1010" calcext:value-type="float">
            <text:p>1010</text:p>
          </table:table-cell>
          <table:table-cell table:formula="of:=[.D104]+[.E103]" office:value-type="float" office:value="114773" calcext:value-type="float">
            <text:p>1147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60159362549801</text:p>
          </table:table-cell>
          <table:table-cell office:value-type="string" calcext:value-type="string">
            <text:p>Millis/File:</text:p>
          </table:table-cell>
          <table:table-cell office:value-type="float" office:value="1004" calcext:value-type="float">
            <text:p>1004</text:p>
          </table:table-cell>
          <table:table-cell table:formula="of:=[.D105]+[.E104]" office:value-type="float" office:value="115777" calcext:value-type="float">
            <text:p>1157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40160642570282</text:p>
          </table:table-cell>
          <table:table-cell office:value-type="string" calcext:value-type="string">
            <text:p>Millis/File:</text:p>
          </table:table-cell>
          <table:table-cell office:value-type="float" office:value="996" calcext:value-type="float">
            <text:p>996</text:p>
          </table:table-cell>
          <table:table-cell table:formula="of:=[.D106]+[.E105]" office:value-type="float" office:value="116773" calcext:value-type="float">
            <text:p>1167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D107]+[.E106]" office:value-type="float" office:value="117760" calcext:value-type="float">
            <text:p>1177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80645161290323</text:p>
          </table:table-cell>
          <table:table-cell office:value-type="string" calcext:value-type="string">
            <text:p>Millis/File:</text:p>
          </table:table-cell>
          <table:table-cell office:value-type="float" office:value="992" calcext:value-type="float">
            <text:p>992</text:p>
          </table:table-cell>
          <table:table-cell table:formula="of:=[.D108]+[.E107]" office:value-type="float" office:value="118752" calcext:value-type="float">
            <text:p>1187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D109]+[.E108]" office:value-type="float" office:value="119740" calcext:value-type="float">
            <text:p>1197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110]+[.E109]" office:value-type="float" office:value="120722" calcext:value-type="float">
            <text:p>1207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35414534288638</text:p>
          </table:table-cell>
          <table:table-cell office:value-type="string" calcext:value-type="string">
            <text:p>Millis/File:</text:p>
          </table:table-cell>
          <table:table-cell office:value-type="float" office:value="977" calcext:value-type="float">
            <text:p>977</text:p>
          </table:table-cell>
          <table:table-cell table:formula="of:=[.D111]+[.E110]" office:value-type="float" office:value="121699" calcext:value-type="float">
            <text:p>1216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98661174047374</text:p>
          </table:table-cell>
          <table:table-cell office:value-type="string" calcext:value-type="string">
            <text:p>Millis/File:</text:p>
          </table:table-cell>
          <table:table-cell office:value-type="float" office:value="971" calcext:value-type="float">
            <text:p>971</text:p>
          </table:table-cell>
          <table:table-cell table:formula="of:=[.D112]+[.E111]" office:value-type="float" office:value="122670" calcext:value-type="float">
            <text:p>122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880658436214</text:p>
          </table:table-cell>
          <table:table-cell office:value-type="string" calcext:value-type="string">
            <text:p>Millis/File:</text:p>
          </table:table-cell>
          <table:table-cell office:value-type="float" office:value="972" calcext:value-type="float">
            <text:p>972</text:p>
          </table:table-cell>
          <table:table-cell table:formula="of:=[.D113]+[.E112]" office:value-type="float" office:value="123642" calcext:value-type="float">
            <text:p>123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24948875255624</text:p>
          </table:table-cell>
          <table:table-cell office:value-type="string" calcext:value-type="string">
            <text:p>Millis/File:</text:p>
          </table:table-cell>
          <table:table-cell office:value-type="float" office:value="978" calcext:value-type="float">
            <text:p>978</text:p>
          </table:table-cell>
          <table:table-cell table:formula="of:=[.D114]+[.E113]" office:value-type="float" office:value="124620" calcext:value-type="float">
            <text:p>1246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2004008016032</text:p>
          </table:table-cell>
          <table:table-cell office:value-type="string" calcext:value-type="string">
            <text:p>Millis/File:</text:p>
          </table:table-cell>
          <table:table-cell office:value-type="float" office:value="998" calcext:value-type="float">
            <text:p>998</text:p>
          </table:table-cell>
          <table:table-cell table:formula="of:=[.D115]+[.E114]" office:value-type="float" office:value="125618" calcext:value-type="float">
            <text:p>1256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01010101010102</text:p>
          </table:table-cell>
          <table:table-cell office:value-type="string" calcext:value-type="string">
            <text:p>Millis/File:</text:p>
          </table:table-cell>
          <table:table-cell office:value-type="float" office:value="990" calcext:value-type="float">
            <text:p>990</text:p>
          </table:table-cell>
          <table:table-cell table:formula="of:=[.D116]+[.E115]" office:value-type="float" office:value="126608" calcext:value-type="float">
            <text:p>1266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117]+[.E116]" office:value-type="float" office:value="127591" calcext:value-type="float">
            <text:p>1275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1001001001001</text:p>
          </table:table-cell>
          <table:table-cell office:value-type="string" calcext:value-type="string">
            <text:p>Millis/File:</text:p>
          </table:table-cell>
          <table:table-cell office:value-type="float" office:value="999" calcext:value-type="float">
            <text:p>999</text:p>
          </table:table-cell>
          <table:table-cell table:formula="of:=[.D118]+[.E117]" office:value-type="float" office:value="128590" calcext:value-type="float">
            <text:p>1285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00990099009901</text:p>
          </table:table-cell>
          <table:table-cell office:value-type="string" calcext:value-type="string">
            <text:p>Millis/File:</text:p>
          </table:table-cell>
          <table:table-cell office:value-type="float" office:value="1010" calcext:value-type="float">
            <text:p>1010</text:p>
          </table:table-cell>
          <table:table-cell table:formula="of:=[.D119]+[.E118]" office:value-type="float" office:value="129600" calcext:value-type="float">
            <text:p>1296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10802775024777</text:p>
          </table:table-cell>
          <table:table-cell office:value-type="string" calcext:value-type="string">
            <text:p>Millis/File:</text:p>
          </table:table-cell>
          <table:table-cell office:value-type="float" office:value="1009" calcext:value-type="float">
            <text:p>1009</text:p>
          </table:table-cell>
          <table:table-cell table:formula="of:=[.D120]+[.E119]" office:value-type="float" office:value="130609" calcext:value-type="float">
            <text:p>1306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30486593843099</text:p>
          </table:table-cell>
          <table:table-cell office:value-type="string" calcext:value-type="string">
            <text:p>Millis/File:</text:p>
          </table:table-cell>
          <table:table-cell office:value-type="float" office:value="1007" calcext:value-type="float">
            <text:p>1007</text:p>
          </table:table-cell>
          <table:table-cell table:formula="of:=[.D121]+[.E120]" office:value-type="float" office:value="131616" calcext:value-type="float">
            <text:p>131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50248756218906</text:p>
          </table:table-cell>
          <table:table-cell office:value-type="string" calcext:value-type="string">
            <text:p>Millis/File:</text:p>
          </table:table-cell>
          <table:table-cell office:value-type="float" office:value="1005" calcext:value-type="float">
            <text:p>1005</text:p>
          </table:table-cell>
          <table:table-cell table:formula="of:=[.D122]+[.E121]" office:value-type="float" office:value="132621" calcext:value-type="float">
            <text:p>132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71668311944719</text:p>
          </table:table-cell>
          <table:table-cell office:value-type="string" calcext:value-type="string">
            <text:p>Millis/File:</text:p>
          </table:table-cell>
          <table:table-cell office:value-type="float" office:value="1013" calcext:value-type="float">
            <text:p>1013</text:p>
          </table:table-cell>
          <table:table-cell table:formula="of:=[.D123]+[.E122]" office:value-type="float" office:value="133634" calcext:value-type="float">
            <text:p>133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D124]+[.E123]" office:value-type="float" office:value="134648" calcext:value-type="float">
            <text:p>1346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D125]+[.E124]" office:value-type="float" office:value="135660" calcext:value-type="float">
            <text:p>1356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D126]+[.E125]" office:value-type="float" office:value="136672" calcext:value-type="float">
            <text:p>136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D127]+[.E126]" office:value-type="float" office:value="137680" calcext:value-type="float">
            <text:p>1376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D128]+[.E127]" office:value-type="float" office:value="138688" calcext:value-type="float">
            <text:p>138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50248756218906</text:p>
          </table:table-cell>
          <table:table-cell office:value-type="string" calcext:value-type="string">
            <text:p>Millis/File:</text:p>
          </table:table-cell>
          <table:table-cell office:value-type="float" office:value="1005" calcext:value-type="float">
            <text:p>1005</text:p>
          </table:table-cell>
          <table:table-cell table:formula="of:=[.D129]+[.E128]" office:value-type="float" office:value="139693" calcext:value-type="float">
            <text:p>139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03921568627451</text:p>
          </table:table-cell>
          <table:table-cell office:value-type="string" calcext:value-type="string">
            <text:p>Millis/File:</text:p>
          </table:table-cell>
          <table:table-cell office:value-type="float" office:value="1020" calcext:value-type="float">
            <text:p>1020</text:p>
          </table:table-cell>
          <table:table-cell table:formula="of:=[.D130]+[.E129]" office:value-type="float" office:value="140713" calcext:value-type="float">
            <text:p>1407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4251968503937</text:p>
          </table:table-cell>
          <table:table-cell office:value-type="string" calcext:value-type="string">
            <text:p>Millis/File:</text:p>
          </table:table-cell>
          <table:table-cell office:value-type="float" office:value="1016" calcext:value-type="float">
            <text:p>1016</text:p>
          </table:table-cell>
          <table:table-cell table:formula="of:=[.D131]+[.E130]" office:value-type="float" office:value="141729" calcext:value-type="float">
            <text:p>1417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D132]+[.E131]" office:value-type="float" office:value="142743" calcext:value-type="float">
            <text:p>1427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71668311944719</text:p>
          </table:table-cell>
          <table:table-cell office:value-type="string" calcext:value-type="string">
            <text:p>Millis/File:</text:p>
          </table:table-cell>
          <table:table-cell office:value-type="float" office:value="1013" calcext:value-type="float">
            <text:p>1013</text:p>
          </table:table-cell>
          <table:table-cell table:formula="of:=[.D133]+[.E132]" office:value-type="float" office:value="143756" calcext:value-type="float">
            <text:p>143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775171065493646</text:p>
          </table:table-cell>
          <table:table-cell office:value-type="string" calcext:value-type="string">
            <text:p>Millis/File:</text:p>
          </table:table-cell>
          <table:table-cell office:value-type="float" office:value="1023" calcext:value-type="float">
            <text:p>1023</text:p>
          </table:table-cell>
          <table:table-cell table:formula="of:=[.D134]+[.E133]" office:value-type="float" office:value="144779" calcext:value-type="float">
            <text:p>1447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737098344693281</text:p>
          </table:table-cell>
          <table:table-cell office:value-type="string" calcext:value-type="string">
            <text:p>Millis/File:</text:p>
          </table:table-cell>
          <table:table-cell office:value-type="float" office:value="1027" calcext:value-type="float">
            <text:p>1027</text:p>
          </table:table-cell>
          <table:table-cell table:formula="of:=[.D135]+[.E134]" office:value-type="float" office:value="145806" calcext:value-type="float">
            <text:p>1458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03921568627451</text:p>
          </table:table-cell>
          <table:table-cell office:value-type="string" calcext:value-type="string">
            <text:p>Millis/File:</text:p>
          </table:table-cell>
          <table:table-cell office:value-type="float" office:value="1020" calcext:value-type="float">
            <text:p>1020</text:p>
          </table:table-cell>
          <table:table-cell table:formula="of:=[.D136]+[.E135]" office:value-type="float" office:value="146826" calcext:value-type="float">
            <text:p>1468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727626459143969</text:p>
          </table:table-cell>
          <table:table-cell office:value-type="string" calcext:value-type="string">
            <text:p>Millis/File:</text:p>
          </table:table-cell>
          <table:table-cell office:value-type="float" office:value="1028" calcext:value-type="float">
            <text:p>1028</text:p>
          </table:table-cell>
          <table:table-cell table:formula="of:=[.D137]+[.E136]" office:value-type="float" office:value="147854" calcext:value-type="float">
            <text:p>1478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75609756097561</text:p>
          </table:table-cell>
          <table:table-cell office:value-type="string" calcext:value-type="string">
            <text:p>Millis/File:</text:p>
          </table:table-cell>
          <table:table-cell office:value-type="float" office:value="1025" calcext:value-type="float">
            <text:p>1025</text:p>
          </table:table-cell>
          <table:table-cell table:formula="of:=[.D138]+[.E137]" office:value-type="float" office:value="148879" calcext:value-type="float">
            <text:p>1488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D139]+[.E138]" office:value-type="float" office:value="149897" calcext:value-type="float">
            <text:p>1498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91196834817013</text:p>
          </table:table-cell>
          <table:table-cell office:value-type="string" calcext:value-type="string">
            <text:p>Millis/File:</text:p>
          </table:table-cell>
          <table:table-cell office:value-type="float" office:value="1011" calcext:value-type="float">
            <text:p>1011</text:p>
          </table:table-cell>
          <table:table-cell table:formula="of:=[.D140]+[.E139]" office:value-type="float" office:value="150908" calcext:value-type="float">
            <text:p>1509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D141]+[.E140]" office:value-type="float" office:value="151916" calcext:value-type="float">
            <text:p>1519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00990099009901</text:p>
          </table:table-cell>
          <table:table-cell office:value-type="string" calcext:value-type="string">
            <text:p>Millis/File:</text:p>
          </table:table-cell>
          <table:table-cell office:value-type="float" office:value="1010" calcext:value-type="float">
            <text:p>1010</text:p>
          </table:table-cell>
          <table:table-cell table:formula="of:=[.D142]+[.E141]" office:value-type="float" office:value="152926" calcext:value-type="float">
            <text:p>1529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00990099009901</text:p>
          </table:table-cell>
          <table:table-cell office:value-type="string" calcext:value-type="string">
            <text:p>Millis/File:</text:p>
          </table:table-cell>
          <table:table-cell office:value-type="float" office:value="1010" calcext:value-type="float">
            <text:p>1010</text:p>
          </table:table-cell>
          <table:table-cell table:formula="of:=[.D143]+[.E142]" office:value-type="float" office:value="153936" calcext:value-type="float">
            <text:p>153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10802775024777</text:p>
          </table:table-cell>
          <table:table-cell office:value-type="string" calcext:value-type="string">
            <text:p>Millis/File:</text:p>
          </table:table-cell>
          <table:table-cell office:value-type="float" office:value="1009" calcext:value-type="float">
            <text:p>1009</text:p>
          </table:table-cell>
          <table:table-cell table:formula="of:=[.D144]+[.E143]" office:value-type="float" office:value="154945" calcext:value-type="float">
            <text:p>1549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D145]+[.E144]" office:value-type="float" office:value="155957" calcext:value-type="float">
            <text:p>1559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10802775024777</text:p>
          </table:table-cell>
          <table:table-cell office:value-type="string" calcext:value-type="string">
            <text:p>Millis/File:</text:p>
          </table:table-cell>
          <table:table-cell office:value-type="float" office:value="1009" calcext:value-type="float">
            <text:p>1009</text:p>
          </table:table-cell>
          <table:table-cell table:formula="of:=[.D146]+[.E145]" office:value-type="float" office:value="156966" calcext:value-type="float">
            <text:p>1569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10802775024777</text:p>
          </table:table-cell>
          <table:table-cell office:value-type="string" calcext:value-type="string">
            <text:p>Millis/File:</text:p>
          </table:table-cell>
          <table:table-cell office:value-type="float" office:value="1009" calcext:value-type="float">
            <text:p>1009</text:p>
          </table:table-cell>
          <table:table-cell table:formula="of:=[.D147]+[.E146]" office:value-type="float" office:value="157975" calcext:value-type="float">
            <text:p>157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70089730807578</text:p>
          </table:table-cell>
          <table:table-cell office:value-type="string" calcext:value-type="string">
            <text:p>Millis/File:</text:p>
          </table:table-cell>
          <table:table-cell office:value-type="float" office:value="1003" calcext:value-type="float">
            <text:p>1003</text:p>
          </table:table-cell>
          <table:table-cell table:formula="of:=[.D148]+[.E147]" office:value-type="float" office:value="158978" calcext:value-type="float">
            <text:p>1589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30090270812437</text:p>
          </table:table-cell>
          <table:table-cell office:value-type="string" calcext:value-type="string">
            <text:p>Millis/File:</text:p>
          </table:table-cell>
          <table:table-cell office:value-type="float" office:value="997" calcext:value-type="float">
            <text:p>997</text:p>
          </table:table-cell>
          <table:table-cell table:formula="of:=[.D149]+[.E148]" office:value-type="float" office:value="159975" calcext:value-type="float">
            <text:p>159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70089730807578</text:p>
          </table:table-cell>
          <table:table-cell office:value-type="string" calcext:value-type="string">
            <text:p>Millis/File:</text:p>
          </table:table-cell>
          <table:table-cell office:value-type="float" office:value="1003" calcext:value-type="float">
            <text:p>1003</text:p>
          </table:table-cell>
          <table:table-cell table:formula="of:=[.D150]+[.E149]" office:value-type="float" office:value="160978" calcext:value-type="float">
            <text:p>1609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D151]+[.E150]" office:value-type="float" office:value="161986" calcext:value-type="float">
            <text:p>1619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D152]+[.E151]" office:value-type="float" office:value="162994" calcext:value-type="float">
            <text:p>1629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60159362549801</text:p>
          </table:table-cell>
          <table:table-cell office:value-type="string" calcext:value-type="string">
            <text:p>Millis/File:</text:p>
          </table:table-cell>
          <table:table-cell office:value-type="float" office:value="1004" calcext:value-type="float">
            <text:p>1004</text:p>
          </table:table-cell>
          <table:table-cell table:formula="of:=[.D153]+[.E152]" office:value-type="float" office:value="163998" calcext:value-type="float">
            <text:p>163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9000999000999</text:p>
          </table:table-cell>
          <table:table-cell office:value-type="string" calcext:value-type="string">
            <text:p>Millis/File:</text:p>
          </table:table-cell>
          <table:table-cell office:value-type="float" office:value="1001" calcext:value-type="float">
            <text:p>1001</text:p>
          </table:table-cell>
          <table:table-cell table:formula="of:=[.D154]+[.E153]" office:value-type="float" office:value="164999" calcext:value-type="float">
            <text:p>164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40160642570282</text:p>
          </table:table-cell>
          <table:table-cell office:value-type="string" calcext:value-type="string">
            <text:p>Millis/File:</text:p>
          </table:table-cell>
          <table:table-cell office:value-type="float" office:value="996" calcext:value-type="float">
            <text:p>996</text:p>
          </table:table-cell>
          <table:table-cell table:formula="of:=[.D155]+[.E154]" office:value-type="float" office:value="165995" calcext:value-type="float">
            <text:p>1659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2004008016032</text:p>
          </table:table-cell>
          <table:table-cell office:value-type="string" calcext:value-type="string">
            <text:p>Millis/File:</text:p>
          </table:table-cell>
          <table:table-cell office:value-type="float" office:value="998" calcext:value-type="float">
            <text:p>998</text:p>
          </table:table-cell>
          <table:table-cell table:formula="of:=[.D156]+[.E155]" office:value-type="float" office:value="166993" calcext:value-type="float">
            <text:p>1669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30090270812437</text:p>
          </table:table-cell>
          <table:table-cell office:value-type="string" calcext:value-type="string">
            <text:p>Millis/File:</text:p>
          </table:table-cell>
          <table:table-cell office:value-type="float" office:value="997" calcext:value-type="float">
            <text:p>997</text:p>
          </table:table-cell>
          <table:table-cell table:formula="of:=[.D157]+[.E156]" office:value-type="float" office:value="167990" calcext:value-type="float">
            <text:p>1679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2004008016032</text:p>
          </table:table-cell>
          <table:table-cell office:value-type="string" calcext:value-type="string">
            <text:p>Millis/File:</text:p>
          </table:table-cell>
          <table:table-cell office:value-type="float" office:value="998" calcext:value-type="float">
            <text:p>998</text:p>
          </table:table-cell>
          <table:table-cell table:formula="of:=[.D158]+[.E157]" office:value-type="float" office:value="168988" calcext:value-type="float">
            <text:p>168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1001001001001</text:p>
          </table:table-cell>
          <table:table-cell office:value-type="string" calcext:value-type="string">
            <text:p>Millis/File:</text:p>
          </table:table-cell>
          <table:table-cell office:value-type="float" office:value="999" calcext:value-type="float">
            <text:p>999</text:p>
          </table:table-cell>
          <table:table-cell table:formula="of:=[.D159]+[.E158]" office:value-type="float" office:value="169987" calcext:value-type="float">
            <text:p>1699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50251256281406</text:p>
          </table:table-cell>
          <table:table-cell office:value-type="string" calcext:value-type="string">
            <text:p>Millis/File:</text:p>
          </table:table-cell>
          <table:table-cell office:value-type="float" office:value="995" calcext:value-type="float">
            <text:p>995</text:p>
          </table:table-cell>
          <table:table-cell table:formula="of:=[.D160]+[.E159]" office:value-type="float" office:value="170982" calcext:value-type="float">
            <text:p>1709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60362173038229</text:p>
          </table:table-cell>
          <table:table-cell office:value-type="string" calcext:value-type="string">
            <text:p>Millis/File:</text:p>
          </table:table-cell>
          <table:table-cell office:value-type="float" office:value="994" calcext:value-type="float">
            <text:p>994</text:p>
          </table:table-cell>
          <table:table-cell table:formula="of:=[.D161]+[.E160]" office:value-type="float" office:value="171976" calcext:value-type="float">
            <text:p>1719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70089730807578</text:p>
          </table:table-cell>
          <table:table-cell office:value-type="string" calcext:value-type="string">
            <text:p>Millis/File:</text:p>
          </table:table-cell>
          <table:table-cell office:value-type="float" office:value="1003" calcext:value-type="float">
            <text:p>1003</text:p>
          </table:table-cell>
          <table:table-cell table:formula="of:=[.D162]+[.E161]" office:value-type="float" office:value="172979" calcext:value-type="float">
            <text:p>1729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1001001001001</text:p>
          </table:table-cell>
          <table:table-cell office:value-type="string" calcext:value-type="string">
            <text:p>Millis/File:</text:p>
          </table:table-cell>
          <table:table-cell office:value-type="float" office:value="999" calcext:value-type="float">
            <text:p>999</text:p>
          </table:table-cell>
          <table:table-cell table:formula="of:=[.D163]+[.E162]" office:value-type="float" office:value="173978" calcext:value-type="float">
            <text:p>1739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70493454179255</text:p>
          </table:table-cell>
          <table:table-cell office:value-type="string" calcext:value-type="string">
            <text:p>Millis/File:</text:p>
          </table:table-cell>
          <table:table-cell office:value-type="float" office:value="993" calcext:value-type="float">
            <text:p>993</text:p>
          </table:table-cell>
          <table:table-cell table:formula="of:=[.D164]+[.E163]" office:value-type="float" office:value="174971" calcext:value-type="float">
            <text:p>1749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1001001001001</text:p>
          </table:table-cell>
          <table:table-cell office:value-type="string" calcext:value-type="string">
            <text:p>Millis/File:</text:p>
          </table:table-cell>
          <table:table-cell office:value-type="float" office:value="999" calcext:value-type="float">
            <text:p>999</text:p>
          </table:table-cell>
          <table:table-cell table:formula="of:=[.D165]+[.E164]" office:value-type="float" office:value="175970" calcext:value-type="float">
            <text:p>1759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60362173038229</text:p>
          </table:table-cell>
          <table:table-cell office:value-type="string" calcext:value-type="string">
            <text:p>Millis/File:</text:p>
          </table:table-cell>
          <table:table-cell office:value-type="float" office:value="994" calcext:value-type="float">
            <text:p>994</text:p>
          </table:table-cell>
          <table:table-cell table:formula="of:=[.D166]+[.E165]" office:value-type="float" office:value="176964" calcext:value-type="float">
            <text:p>1769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01010101010102</text:p>
          </table:table-cell>
          <table:table-cell office:value-type="string" calcext:value-type="string">
            <text:p>Millis/File:</text:p>
          </table:table-cell>
          <table:table-cell office:value-type="float" office:value="990" calcext:value-type="float">
            <text:p>990</text:p>
          </table:table-cell>
          <table:table-cell table:formula="of:=[.D167]+[.E166]" office:value-type="float" office:value="177954" calcext:value-type="float">
            <text:p>177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D168]+[.E167]" office:value-type="float" office:value="178945" calcext:value-type="float">
            <text:p>1789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11223458038423</text:p>
          </table:table-cell>
          <table:table-cell office:value-type="string" calcext:value-type="string">
            <text:p>Millis/File:</text:p>
          </table:table-cell>
          <table:table-cell office:value-type="float" office:value="989" calcext:value-type="float">
            <text:p>989</text:p>
          </table:table-cell>
          <table:table-cell table:formula="of:=[.D169]+[.E168]" office:value-type="float" office:value="179934" calcext:value-type="float">
            <text:p>1799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6260162601626</text:p>
          </table:table-cell>
          <table:table-cell office:value-type="string" calcext:value-type="string">
            <text:p>Millis/File:</text:p>
          </table:table-cell>
          <table:table-cell office:value-type="float" office:value="984" calcext:value-type="float">
            <text:p>984</text:p>
          </table:table-cell>
          <table:table-cell table:formula="of:=[.D170]+[.E169]" office:value-type="float" office:value="180918" calcext:value-type="float">
            <text:p>1809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171]+[.E170]" office:value-type="float" office:value="181898" calcext:value-type="float">
            <text:p>1818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172]+[.E171]" office:value-type="float" office:value="182881" calcext:value-type="float">
            <text:p>1828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173]+[.E172]" office:value-type="float" office:value="183861" calcext:value-type="float">
            <text:p>1838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174]+[.E173]" office:value-type="float" office:value="184844" calcext:value-type="float">
            <text:p>1848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175]+[.E174]" office:value-type="float" office:value="185825" calcext:value-type="float">
            <text:p>185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176]+[.E175]" office:value-type="float" office:value="186804" calcext:value-type="float">
            <text:p>1868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177]+[.E176]" office:value-type="float" office:value="187787" calcext:value-type="float">
            <text:p>187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178]+[.E177]" office:value-type="float" office:value="188766" calcext:value-type="float">
            <text:p>1887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179]+[.E178]" office:value-type="float" office:value="189747" calcext:value-type="float">
            <text:p>1897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D180]+[.E179]" office:value-type="float" office:value="190723" calcext:value-type="float">
            <text:p>1907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D181]+[.E180]" office:value-type="float" office:value="191697" calcext:value-type="float">
            <text:p>1916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24948875255624</text:p>
          </table:table-cell>
          <table:table-cell office:value-type="string" calcext:value-type="string">
            <text:p>Millis/File:</text:p>
          </table:table-cell>
          <table:table-cell office:value-type="float" office:value="978" calcext:value-type="float">
            <text:p>978</text:p>
          </table:table-cell>
          <table:table-cell table:formula="of:=[.D182]+[.E181]" office:value-type="float" office:value="192675" calcext:value-type="float">
            <text:p>192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183]+[.E182]" office:value-type="float" office:value="193654" calcext:value-type="float">
            <text:p>193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7749229188078</text:p>
          </table:table-cell>
          <table:table-cell office:value-type="string" calcext:value-type="string">
            <text:p>Millis/File:</text:p>
          </table:table-cell>
          <table:table-cell office:value-type="float" office:value="973" calcext:value-type="float">
            <text:p>973</text:p>
          </table:table-cell>
          <table:table-cell table:formula="of:=[.D184]+[.E183]" office:value-type="float" office:value="194627" calcext:value-type="float">
            <text:p>1946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185]+[.E184]" office:value-type="float" office:value="195610" calcext:value-type="float">
            <text:p>1956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35414534288638</text:p>
          </table:table-cell>
          <table:table-cell office:value-type="string" calcext:value-type="string">
            <text:p>Millis/File:</text:p>
          </table:table-cell>
          <table:table-cell office:value-type="float" office:value="977" calcext:value-type="float">
            <text:p>977</text:p>
          </table:table-cell>
          <table:table-cell table:formula="of:=[.D186]+[.E185]" office:value-type="float" office:value="196587" calcext:value-type="float">
            <text:p>1965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187]+[.E186]" office:value-type="float" office:value="197569" calcext:value-type="float">
            <text:p>1975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D188]+[.E187]" office:value-type="float" office:value="198560" calcext:value-type="float">
            <text:p>1985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D189]+[.E188]" office:value-type="float" office:value="199551" calcext:value-type="float">
            <text:p>1995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D190]+[.E189]" office:value-type="float" office:value="200537" calcext:value-type="float">
            <text:p>2005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70493454179255</text:p>
          </table:table-cell>
          <table:table-cell office:value-type="string" calcext:value-type="string">
            <text:p>Millis/File:</text:p>
          </table:table-cell>
          <table:table-cell office:value-type="float" office:value="993" calcext:value-type="float">
            <text:p>993</text:p>
          </table:table-cell>
          <table:table-cell table:formula="of:=[.D191]+[.E190]" office:value-type="float" office:value="201530" calcext:value-type="float">
            <text:p>2015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D192]+[.E191]" office:value-type="float" office:value="202518" calcext:value-type="float">
            <text:p>202518</text:p>
          </table:table-cell>
          <table:table-cell table:number-columns-repeated="2"/>
          <table:table-cell table:style-name="ce2" office:value-type="string" calcext:value-type="string">
            <text:p>media</text:p>
          </table:table-cell>
          <table:table-cell table:formula="of:=AVERAGE([.D157:.D459])" office:value-type="float" office:value="983.401360544218" calcext:value-type="float">
            <text:p>983,4013605442</text:p>
          </table:table-cell>
        </table:table-row>
        <table:table-row table:style-name="ro1">
          <table:table-cell/>
          <table:table-cell office:value-type="string" calcext:value-type="string">
            <text:p>1.016260162601626</text:p>
          </table:table-cell>
          <table:table-cell office:value-type="string" calcext:value-type="string">
            <text:p>Millis/File:</text:p>
          </table:table-cell>
          <table:table-cell office:value-type="float" office:value="984" calcext:value-type="float">
            <text:p>984</text:p>
          </table:table-cell>
          <table:table-cell table:formula="of:=[.D193]+[.E192]" office:value-type="float" office:value="203502" calcext:value-type="float">
            <text:p>2035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194]+[.E193]" office:value-type="float" office:value="204487" calcext:value-type="float">
            <text:p>2044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195]+[.E194]" office:value-type="float" office:value="205467" calcext:value-type="float">
            <text:p>2054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D196]+[.E195]" office:value-type="float" office:value="206455" calcext:value-type="float">
            <text:p>2064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197]+[.E196]" office:value-type="float" office:value="207440" calcext:value-type="float">
            <text:p>2074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01010101010102</text:p>
          </table:table-cell>
          <table:table-cell office:value-type="string" calcext:value-type="string">
            <text:p>Millis/File:</text:p>
          </table:table-cell>
          <table:table-cell office:value-type="float" office:value="990" calcext:value-type="float">
            <text:p>990</text:p>
          </table:table-cell>
          <table:table-cell table:formula="of:=[.D198]+[.E197]" office:value-type="float" office:value="208430" calcext:value-type="float">
            <text:p>2084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01010101010102</text:p>
          </table:table-cell>
          <table:table-cell office:value-type="string" calcext:value-type="string">
            <text:p>Millis/File:</text:p>
          </table:table-cell>
          <table:table-cell office:value-type="float" office:value="990" calcext:value-type="float">
            <text:p>990</text:p>
          </table:table-cell>
          <table:table-cell table:formula="of:=[.D199]+[.E198]" office:value-type="float" office:value="209420" calcext:value-type="float">
            <text:p>2094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200]+[.E199]" office:value-type="float" office:value="210405" calcext:value-type="float">
            <text:p>2104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D201]+[.E200]" office:value-type="float" office:value="211393" calcext:value-type="float">
            <text:p>2113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6260162601626</text:p>
          </table:table-cell>
          <table:table-cell office:value-type="string" calcext:value-type="string">
            <text:p>Millis/File:</text:p>
          </table:table-cell>
          <table:table-cell office:value-type="float" office:value="984" calcext:value-type="float">
            <text:p>984</text:p>
          </table:table-cell>
          <table:table-cell table:formula="of:=[.D202]+[.E201]" office:value-type="float" office:value="212377" calcext:value-type="float">
            <text:p>2123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6260162601626</text:p>
          </table:table-cell>
          <table:table-cell office:value-type="string" calcext:value-type="string">
            <text:p>Millis/File:</text:p>
          </table:table-cell>
          <table:table-cell office:value-type="float" office:value="984" calcext:value-type="float">
            <text:p>984</text:p>
          </table:table-cell>
          <table:table-cell table:formula="of:=[.D203]+[.E202]" office:value-type="float" office:value="213361" calcext:value-type="float">
            <text:p>2133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204]+[.E203]" office:value-type="float" office:value="214340" calcext:value-type="float">
            <text:p>2143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D205]+[.E204]" office:value-type="float" office:value="215327" calcext:value-type="float">
            <text:p>2153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D206]+[.E205]" office:value-type="float" office:value="216313" calcext:value-type="float">
            <text:p>2163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207]+[.E206]" office:value-type="float" office:value="217298" calcext:value-type="float">
            <text:p>2172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208]+[.E207]" office:value-type="float" office:value="218278" calcext:value-type="float">
            <text:p>2182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6260162601626</text:p>
          </table:table-cell>
          <table:table-cell office:value-type="string" calcext:value-type="string">
            <text:p>Millis/File:</text:p>
          </table:table-cell>
          <table:table-cell office:value-type="float" office:value="984" calcext:value-type="float">
            <text:p>984</text:p>
          </table:table-cell>
          <table:table-cell table:formula="of:=[.D209]+[.E208]" office:value-type="float" office:value="219262" calcext:value-type="float">
            <text:p>219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D210]+[.E209]" office:value-type="float" office:value="220248" calcext:value-type="float">
            <text:p>2202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40160642570282</text:p>
          </table:table-cell>
          <table:table-cell office:value-type="string" calcext:value-type="string">
            <text:p>Millis/File:</text:p>
          </table:table-cell>
          <table:table-cell office:value-type="float" office:value="996" calcext:value-type="float">
            <text:p>996</text:p>
          </table:table-cell>
          <table:table-cell table:formula="of:=[.D211]+[.E210]" office:value-type="float" office:value="221244" calcext:value-type="float">
            <text:p>221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80645161290323</text:p>
          </table:table-cell>
          <table:table-cell office:value-type="string" calcext:value-type="string">
            <text:p>Millis/File:</text:p>
          </table:table-cell>
          <table:table-cell office:value-type="float" office:value="992" calcext:value-type="float">
            <text:p>992</text:p>
          </table:table-cell>
          <table:table-cell table:formula="of:=[.D212]+[.E211]" office:value-type="float" office:value="222236" calcext:value-type="float">
            <text:p>2222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01010101010102</text:p>
          </table:table-cell>
          <table:table-cell office:value-type="string" calcext:value-type="string">
            <text:p>Millis/File:</text:p>
          </table:table-cell>
          <table:table-cell office:value-type="float" office:value="990" calcext:value-type="float">
            <text:p>990</text:p>
          </table:table-cell>
          <table:table-cell table:formula="of:=[.D213]+[.E212]" office:value-type="float" office:value="223226" calcext:value-type="float">
            <text:p>2232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214]+[.E213]" office:value-type="float" office:value="224211" calcext:value-type="float">
            <text:p>224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D215]+[.E214]" office:value-type="float" office:value="225202" calcext:value-type="float">
            <text:p>225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D216]+[.E215]" office:value-type="float" office:value="226190" calcext:value-type="float">
            <text:p>226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D217]+[.E216]" office:value-type="float" office:value="227176" calcext:value-type="float">
            <text:p>227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218]+[.E217]" office:value-type="float" office:value="228159" calcext:value-type="float">
            <text:p>228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01010101010102</text:p>
          </table:table-cell>
          <table:table-cell office:value-type="string" calcext:value-type="string">
            <text:p>Millis/File:</text:p>
          </table:table-cell>
          <table:table-cell office:value-type="float" office:value="990" calcext:value-type="float">
            <text:p>990</text:p>
          </table:table-cell>
          <table:table-cell table:formula="of:=[.D219]+[.E218]" office:value-type="float" office:value="229149" calcext:value-type="float">
            <text:p>229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D220]+[.E219]" office:value-type="float" office:value="230137" calcext:value-type="float">
            <text:p>230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D221]+[.E220]" office:value-type="float" office:value="231123" calcext:value-type="float">
            <text:p>2311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D222]+[.E221]" office:value-type="float" office:value="232110" calcext:value-type="float">
            <text:p>2321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D223]+[.E222]" office:value-type="float" office:value="233097" calcext:value-type="float">
            <text:p>233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224]+[.E223]" office:value-type="float" office:value="234080" calcext:value-type="float">
            <text:p>2340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225]+[.E224]" office:value-type="float" office:value="235059" calcext:value-type="float">
            <text:p>2350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226]+[.E225]" office:value-type="float" office:value="236038" calcext:value-type="float">
            <text:p>236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D227]+[.E226]" office:value-type="float" office:value="237014" calcext:value-type="float">
            <text:p>237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228]+[.E227]" office:value-type="float" office:value="237993" calcext:value-type="float">
            <text:p>2379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229]+[.E228]" office:value-type="float" office:value="238972" calcext:value-type="float">
            <text:p>2389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D230]+[.E229]" office:value-type="float" office:value="239947" calcext:value-type="float">
            <text:p>2399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231]+[.E230]" office:value-type="float" office:value="240928" calcext:value-type="float">
            <text:p>2409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232]+[.E231]" office:value-type="float" office:value="241907" calcext:value-type="float">
            <text:p>2419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233]+[.E232]" office:value-type="float" office:value="242887" calcext:value-type="float">
            <text:p>2428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D234]+[.E233]" office:value-type="float" office:value="243863" calcext:value-type="float">
            <text:p>243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24948875255624</text:p>
          </table:table-cell>
          <table:table-cell office:value-type="string" calcext:value-type="string">
            <text:p>Millis/File:</text:p>
          </table:table-cell>
          <table:table-cell office:value-type="float" office:value="978" calcext:value-type="float">
            <text:p>978</text:p>
          </table:table-cell>
          <table:table-cell table:formula="of:=[.D235]+[.E234]" office:value-type="float" office:value="244841" calcext:value-type="float">
            <text:p>2448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35414534288638</text:p>
          </table:table-cell>
          <table:table-cell office:value-type="string" calcext:value-type="string">
            <text:p>Millis/File:</text:p>
          </table:table-cell>
          <table:table-cell office:value-type="float" office:value="977" calcext:value-type="float">
            <text:p>977</text:p>
          </table:table-cell>
          <table:table-cell table:formula="of:=[.D236]+[.E235]" office:value-type="float" office:value="245818" calcext:value-type="float">
            <text:p>2458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D237]+[.E236]" office:value-type="float" office:value="246794" calcext:value-type="float">
            <text:p>2467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D238]+[.E237]" office:value-type="float" office:value="247770" calcext:value-type="float">
            <text:p>2477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D239]+[.E238]" office:value-type="float" office:value="248745" calcext:value-type="float">
            <text:p>248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98661174047374</text:p>
          </table:table-cell>
          <table:table-cell office:value-type="string" calcext:value-type="string">
            <text:p>Millis/File:</text:p>
          </table:table-cell>
          <table:table-cell office:value-type="float" office:value="971" calcext:value-type="float">
            <text:p>971</text:p>
          </table:table-cell>
          <table:table-cell table:formula="of:=[.D240]+[.E239]" office:value-type="float" office:value="249716" calcext:value-type="float">
            <text:p>2497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241]+[.E240]" office:value-type="float" office:value="250696" calcext:value-type="float">
            <text:p>2506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242]+[.E241]" office:value-type="float" office:value="251675" calcext:value-type="float">
            <text:p>251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D243]+[.E242]" office:value-type="float" office:value="252651" calcext:value-type="float">
            <text:p>2526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244]+[.E243]" office:value-type="float" office:value="253633" calcext:value-type="float">
            <text:p>2536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245]+[.E244]" office:value-type="float" office:value="254614" calcext:value-type="float">
            <text:p>2546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246]+[.E245]" office:value-type="float" office:value="255594" calcext:value-type="float">
            <text:p>255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247]+[.E246]" office:value-type="float" office:value="256577" calcext:value-type="float">
            <text:p>256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248]+[.E247]" office:value-type="float" office:value="257557" calcext:value-type="float">
            <text:p>2575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24948875255624</text:p>
          </table:table-cell>
          <table:table-cell office:value-type="string" calcext:value-type="string">
            <text:p>Millis/File:</text:p>
          </table:table-cell>
          <table:table-cell office:value-type="float" office:value="978" calcext:value-type="float">
            <text:p>978</text:p>
          </table:table-cell>
          <table:table-cell table:formula="of:=[.D249]+[.E248]" office:value-type="float" office:value="258535" calcext:value-type="float">
            <text:p>2585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250]+[.E249]" office:value-type="float" office:value="259518" calcext:value-type="float">
            <text:p>2595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D251]+[.E250]" office:value-type="float" office:value="260505" calcext:value-type="float">
            <text:p>2605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D252]+[.E251]" office:value-type="float" office:value="261491" calcext:value-type="float">
            <text:p>2614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D253]+[.E252]" office:value-type="float" office:value="262478" calcext:value-type="float">
            <text:p>2624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D254]+[.E253]" office:value-type="float" office:value="263469" calcext:value-type="float">
            <text:p>2634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D255]+[.E254]" office:value-type="float" office:value="264460" calcext:value-type="float">
            <text:p>2644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11223458038423</text:p>
          </table:table-cell>
          <table:table-cell office:value-type="string" calcext:value-type="string">
            <text:p>Millis/File:</text:p>
          </table:table-cell>
          <table:table-cell office:value-type="float" office:value="989" calcext:value-type="float">
            <text:p>989</text:p>
          </table:table-cell>
          <table:table-cell table:formula="of:=[.D256]+[.E255]" office:value-type="float" office:value="265449" calcext:value-type="float">
            <text:p>2654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70493454179255</text:p>
          </table:table-cell>
          <table:table-cell office:value-type="string" calcext:value-type="string">
            <text:p>Millis/File:</text:p>
          </table:table-cell>
          <table:table-cell office:value-type="float" office:value="993" calcext:value-type="float">
            <text:p>993</text:p>
          </table:table-cell>
          <table:table-cell table:formula="of:=[.D257]+[.E256]" office:value-type="float" office:value="266442" calcext:value-type="float">
            <text:p>2664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70493454179255</text:p>
          </table:table-cell>
          <table:table-cell office:value-type="string" calcext:value-type="string">
            <text:p>Millis/File:</text:p>
          </table:table-cell>
          <table:table-cell office:value-type="float" office:value="993" calcext:value-type="float">
            <text:p>993</text:p>
          </table:table-cell>
          <table:table-cell table:formula="of:=[.D258]+[.E257]" office:value-type="float" office:value="267435" calcext:value-type="float">
            <text:p>2674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11223458038423</text:p>
          </table:table-cell>
          <table:table-cell office:value-type="string" calcext:value-type="string">
            <text:p>Millis/File:</text:p>
          </table:table-cell>
          <table:table-cell office:value-type="float" office:value="989" calcext:value-type="float">
            <text:p>989</text:p>
          </table:table-cell>
          <table:table-cell table:formula="of:=[.D259]+[.E258]" office:value-type="float" office:value="268424" calcext:value-type="float">
            <text:p>2684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D260]+[.E259]" office:value-type="float" office:value="269415" calcext:value-type="float">
            <text:p>2694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D261]+[.E260]" office:value-type="float" office:value="270406" calcext:value-type="float">
            <text:p>2704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11223458038423</text:p>
          </table:table-cell>
          <table:table-cell office:value-type="string" calcext:value-type="string">
            <text:p>Millis/File:</text:p>
          </table:table-cell>
          <table:table-cell office:value-type="float" office:value="989" calcext:value-type="float">
            <text:p>989</text:p>
          </table:table-cell>
          <table:table-cell table:formula="of:=[.D262]+[.E261]" office:value-type="float" office:value="271395" calcext:value-type="float">
            <text:p>2713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D263]+[.E262]" office:value-type="float" office:value="272382" calcext:value-type="float">
            <text:p>2723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264]+[.E263]" office:value-type="float" office:value="273367" calcext:value-type="float">
            <text:p>273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265]+[.E264]" office:value-type="float" office:value="274349" calcext:value-type="float">
            <text:p>2743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266]+[.E265]" office:value-type="float" office:value="275334" calcext:value-type="float">
            <text:p>2753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267]+[.E266]" office:value-type="float" office:value="276316" calcext:value-type="float">
            <text:p>2763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268]+[.E267]" office:value-type="float" office:value="277296" calcext:value-type="float">
            <text:p>277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24948875255624</text:p>
          </table:table-cell>
          <table:table-cell office:value-type="string" calcext:value-type="string">
            <text:p>Millis/File:</text:p>
          </table:table-cell>
          <table:table-cell office:value-type="float" office:value="978" calcext:value-type="float">
            <text:p>978</text:p>
          </table:table-cell>
          <table:table-cell table:formula="of:=[.D269]+[.E268]" office:value-type="float" office:value="278274" calcext:value-type="float">
            <text:p>2782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6260162601626</text:p>
          </table:table-cell>
          <table:table-cell office:value-type="string" calcext:value-type="string">
            <text:p>Millis/File:</text:p>
          </table:table-cell>
          <table:table-cell office:value-type="float" office:value="984" calcext:value-type="float">
            <text:p>984</text:p>
          </table:table-cell>
          <table:table-cell table:formula="of:=[.D270]+[.E269]" office:value-type="float" office:value="279258" calcext:value-type="float">
            <text:p>279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271]+[.E270]" office:value-type="float" office:value="280239" calcext:value-type="float">
            <text:p>2802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272]+[.E271]" office:value-type="float" office:value="281220" calcext:value-type="float">
            <text:p>281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6260162601626</text:p>
          </table:table-cell>
          <table:table-cell office:value-type="string" calcext:value-type="string">
            <text:p>Millis/File:</text:p>
          </table:table-cell>
          <table:table-cell office:value-type="float" office:value="984" calcext:value-type="float">
            <text:p>984</text:p>
          </table:table-cell>
          <table:table-cell table:formula="of:=[.D273]+[.E272]" office:value-type="float" office:value="282204" calcext:value-type="float">
            <text:p>2822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274]+[.E273]" office:value-type="float" office:value="283186" calcext:value-type="float">
            <text:p>283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275]+[.E274]" office:value-type="float" office:value="284167" calcext:value-type="float">
            <text:p>2841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276]+[.E275]" office:value-type="float" office:value="285147" calcext:value-type="float">
            <text:p>2851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D277]+[.E276]" office:value-type="float" office:value="286132" calcext:value-type="float">
            <text:p>286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278]+[.E277]" office:value-type="float" office:value="287114" calcext:value-type="float">
            <text:p>287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279]+[.E278]" office:value-type="float" office:value="288096" calcext:value-type="float">
            <text:p>288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280]+[.E279]" office:value-type="float" office:value="289079" calcext:value-type="float">
            <text:p>2890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D281]+[.E280]" office:value-type="float" office:value="290062" calcext:value-type="float">
            <text:p>2900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282]+[.E281]" office:value-type="float" office:value="291043" calcext:value-type="float">
            <text:p>2910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24948875255624</text:p>
          </table:table-cell>
          <table:table-cell office:value-type="string" calcext:value-type="string">
            <text:p>Millis/File:</text:p>
          </table:table-cell>
          <table:table-cell office:value-type="float" office:value="978" calcext:value-type="float">
            <text:p>978</text:p>
          </table:table-cell>
          <table:table-cell table:formula="of:=[.D283]+[.E282]" office:value-type="float" office:value="292021" calcext:value-type="float">
            <text:p>2920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284]+[.E283]" office:value-type="float" office:value="293000" calcext:value-type="float">
            <text:p>293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285]+[.E284]" office:value-type="float" office:value="293981" calcext:value-type="float">
            <text:p>2939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D286]+[.E285]" office:value-type="float" office:value="294963" calcext:value-type="float">
            <text:p>2949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287]+[.E286]" office:value-type="float" office:value="295944" calcext:value-type="float">
            <text:p>2959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288]+[.E287]" office:value-type="float" office:value="296923" calcext:value-type="float">
            <text:p>2969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D289]+[.E288]" office:value-type="float" office:value="297899" calcext:value-type="float">
            <text:p>2978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35414534288638</text:p>
          </table:table-cell>
          <table:table-cell office:value-type="string" calcext:value-type="string">
            <text:p>Millis/File:</text:p>
          </table:table-cell>
          <table:table-cell office:value-type="float" office:value="977" calcext:value-type="float">
            <text:p>977</text:p>
          </table:table-cell>
          <table:table-cell table:formula="of:=[.D290]+[.E289]" office:value-type="float" office:value="298876" calcext:value-type="float">
            <text:p>2988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D291]+[.E290]" office:value-type="float" office:value="299850" calcext:value-type="float">
            <text:p>2998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D292]+[.E291]" office:value-type="float" office:value="300824" calcext:value-type="float">
            <text:p>300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D293]+[.E292]" office:value-type="float" office:value="301799" calcext:value-type="float">
            <text:p>3017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880658436214</text:p>
          </table:table-cell>
          <table:table-cell office:value-type="string" calcext:value-type="string">
            <text:p>Millis/File:</text:p>
          </table:table-cell>
          <table:table-cell office:value-type="float" office:value="972" calcext:value-type="float">
            <text:p>972</text:p>
          </table:table-cell>
          <table:table-cell table:formula="of:=[.D294]+[.E293]" office:value-type="float" office:value="302771" calcext:value-type="float">
            <text:p>3027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98661174047374</text:p>
          </table:table-cell>
          <table:table-cell office:value-type="string" calcext:value-type="string">
            <text:p>Millis/File:</text:p>
          </table:table-cell>
          <table:table-cell office:value-type="float" office:value="971" calcext:value-type="float">
            <text:p>971</text:p>
          </table:table-cell>
          <table:table-cell table:formula="of:=[.D295]+[.E294]" office:value-type="float" office:value="303742" calcext:value-type="float">
            <text:p>303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D296]+[.E295]" office:value-type="float" office:value="304718" calcext:value-type="float">
            <text:p>304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7749229188078</text:p>
          </table:table-cell>
          <table:table-cell office:value-type="string" calcext:value-type="string">
            <text:p>Millis/File:</text:p>
          </table:table-cell>
          <table:table-cell office:value-type="float" office:value="973" calcext:value-type="float">
            <text:p>973</text:p>
          </table:table-cell>
          <table:table-cell table:formula="of:=[.D297]+[.E296]" office:value-type="float" office:value="305691" calcext:value-type="float">
            <text:p>3056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98661174047374</text:p>
          </table:table-cell>
          <table:table-cell office:value-type="string" calcext:value-type="string">
            <text:p>Millis/File:</text:p>
          </table:table-cell>
          <table:table-cell office:value-type="float" office:value="971" calcext:value-type="float">
            <text:p>971</text:p>
          </table:table-cell>
          <table:table-cell table:formula="of:=[.D298]+[.E297]" office:value-type="float" office:value="306662" calcext:value-type="float">
            <text:p>3066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D299]+[.E298]" office:value-type="float" office:value="307638" calcext:value-type="float">
            <text:p>3076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D300]+[.E299]" office:value-type="float" office:value="308613" calcext:value-type="float">
            <text:p>3086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D301]+[.E300]" office:value-type="float" office:value="309594" calcext:value-type="float">
            <text:p>309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D302]+[.E301]" office:value-type="float" office:value="310574" calcext:value-type="float">
            <text:p>3105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D303]+[.E302]" office:value-type="float" office:value="311553" calcext:value-type="float">
            <text:p>311553</text:p>
          </table:table-cell>
          <table:table-cell table:number-columns-repeated="4"/>
        </table:table-row>
      </table:table>
      <table:table table:name="500ms" table:style-name="ta1">
        <table:shapes>
          <draw:frame draw:z-index="0" draw:style-name="gr1" draw:text-style-name="P1" svg:width="294.66mm" svg:height="115.81mm" svg:x="129.86mm" svg:y="1.06mm">
            <loext:p draw:notify-on-update-of-ranges="500ms.E1:500ms.E3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31.11mm" svg:height="98.01mm" svg:x="267.15mm" svg:y="127.24mm">
            <loext:p draw:notify-on-update-of-ranges="500ms.D1:500ms.D30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0.1510574018126888</text:p>
          </table:table-cell>
          <table:table-cell office:value-type="string" calcext:value-type="string">
            <text:p>Millis/File:</text:p>
          </table:table-cell>
          <table:table-cell office:value-type="float" office:value="6620" calcext:value-type="float">
            <text:p>6620</text:p>
          </table:table-cell>
          <table:table-cell table:formula="of:=[.D1]"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2675943270002676</text:p>
          </table:table-cell>
          <table:table-cell office:value-type="string" calcext:value-type="string">
            <text:p>Millis/File:</text:p>
          </table:table-cell>
          <table:table-cell office:value-type="float" office:value="3737" calcext:value-type="float">
            <text:p>3737</text:p>
          </table:table-cell>
          <table:table-cell table:formula="of:=[.E1]+[.D2]"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40080160320641284</text:p>
          </table:table-cell>
          <table:table-cell office:value-type="string" calcext:value-type="string">
            <text:p>Millis/File:</text:p>
          </table:table-cell>
          <table:table-cell office:value-type="float" office:value="2495" calcext:value-type="float">
            <text:p>2495</text:p>
          </table:table-cell>
          <table:table-cell table:formula="of:=[.E2]+[.D3]" office:value-type="float" office:value="12852" calcext:value-type="float">
            <text:p>128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4719207173194903</text:p>
          </table:table-cell>
          <table:table-cell office:value-type="string" calcext:value-type="string">
            <text:p>Millis/File:</text:p>
          </table:table-cell>
          <table:table-cell office:value-type="float" office:value="2119" calcext:value-type="float">
            <text:p>2119</text:p>
          </table:table-cell>
          <table:table-cell table:formula="of:=[.E3]+[.D4]" office:value-type="float" office:value="14971" calcext:value-type="float">
            <text:p>149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589622641509434</text:p>
          </table:table-cell>
          <table:table-cell office:value-type="string" calcext:value-type="string">
            <text:p>Millis/File:</text:p>
          </table:table-cell>
          <table:table-cell office:value-type="float" office:value="1696" calcext:value-type="float">
            <text:p>1696</text:p>
          </table:table-cell>
          <table:table-cell table:formula="of:=[.E4]+[.D5]" office:value-type="float" office:value="16667" calcext:value-type="float">
            <text:p>1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5296610169491526</text:p>
          </table:table-cell>
          <table:table-cell office:value-type="string" calcext:value-type="string">
            <text:p>Millis/File:</text:p>
          </table:table-cell>
          <table:table-cell office:value-type="float" office:value="1888" calcext:value-type="float">
            <text:p>1888</text:p>
          </table:table-cell>
          <table:table-cell table:formula="of:=[.E5]+[.D6]" office:value-type="float" office:value="18555" calcext:value-type="float">
            <text:p>185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161429451632778</text:p>
          </table:table-cell>
          <table:table-cell office:value-type="string" calcext:value-type="string">
            <text:p>Millis/File:</text:p>
          </table:table-cell>
          <table:table-cell office:value-type="float" office:value="1623" calcext:value-type="float">
            <text:p>1623</text:p>
          </table:table-cell>
          <table:table-cell table:formula="of:=[.E6]+[.D7]" office:value-type="float" office:value="20178" calcext:value-type="float">
            <text:p>201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84931506849315</text:p>
          </table:table-cell>
          <table:table-cell office:value-type="string" calcext:value-type="string">
            <text:p>Millis/File:</text:p>
          </table:table-cell>
          <table:table-cell office:value-type="float" office:value="1460" calcext:value-type="float">
            <text:p>1460</text:p>
          </table:table-cell>
          <table:table-cell table:formula="of:=[.E7]+[.D8]" office:value-type="float" office:value="21638" calcext:value-type="float">
            <text:p>216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7704160246533128</text:p>
          </table:table-cell>
          <table:table-cell office:value-type="string" calcext:value-type="string">
            <text:p>Millis/File:</text:p>
          </table:table-cell>
          <table:table-cell office:value-type="float" office:value="1298" calcext:value-type="float">
            <text:p>1298</text:p>
          </table:table-cell>
          <table:table-cell table:formula="of:=[.E8]+[.D9]" office:value-type="float" office:value="22936" calcext:value-type="float">
            <text:p>22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7733952049497294</text:p>
          </table:table-cell>
          <table:table-cell office:value-type="string" calcext:value-type="string">
            <text:p>Millis/File:</text:p>
          </table:table-cell>
          <table:table-cell office:value-type="float" office:value="1293" calcext:value-type="float">
            <text:p>1293</text:p>
          </table:table-cell>
          <table:table-cell table:formula="of:=[.E9]+[.D10]" office:value-type="float" office:value="24229" calcext:value-type="float">
            <text:p>242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7336757153338225</text:p>
          </table:table-cell>
          <table:table-cell office:value-type="string" calcext:value-type="string">
            <text:p>Millis/File:</text:p>
          </table:table-cell>
          <table:table-cell office:value-type="float" office:value="1363" calcext:value-type="float">
            <text:p>1363</text:p>
          </table:table-cell>
          <table:table-cell table:formula="of:=[.E10]+[.D11]" office:value-type="float" office:value="25592" calcext:value-type="float">
            <text:p>255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7923930269413629</text:p>
          </table:table-cell>
          <table:table-cell office:value-type="string" calcext:value-type="string">
            <text:p>Millis/File:</text:p>
          </table:table-cell>
          <table:table-cell office:value-type="float" office:value="1262" calcext:value-type="float">
            <text:p>1262</text:p>
          </table:table-cell>
          <table:table-cell table:formula="of:=[.E11]+[.D12]" office:value-type="float" office:value="26854" calcext:value-type="float">
            <text:p>268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539709649871904</text:p>
          </table:table-cell>
          <table:table-cell office:value-type="string" calcext:value-type="string">
            <text:p>Millis/File:</text:p>
          </table:table-cell>
          <table:table-cell office:value-type="float" office:value="1171" calcext:value-type="float">
            <text:p>1171</text:p>
          </table:table-cell>
          <table:table-cell table:formula="of:=[.E12]+[.D13]" office:value-type="float" office:value="28025" calcext:value-type="float">
            <text:p>28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826125330979699</text:p>
          </table:table-cell>
          <table:table-cell office:value-type="string" calcext:value-type="string">
            <text:p>Millis/File:</text:p>
          </table:table-cell>
          <table:table-cell office:value-type="float" office:value="1133" calcext:value-type="float">
            <text:p>1133</text:p>
          </table:table-cell>
          <table:table-cell table:formula="of:=[.E13]+[.D14]" office:value-type="float" office:value="29158" calcext:value-type="float">
            <text:p>291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278145695364238</text:p>
          </table:table-cell>
          <table:table-cell office:value-type="string" calcext:value-type="string">
            <text:p>Millis/File:</text:p>
          </table:table-cell>
          <table:table-cell office:value-type="float" office:value="1208" calcext:value-type="float">
            <text:p>1208</text:p>
          </table:table-cell>
          <table:table-cell table:formula="of:=[.E14]+[.D15]" office:value-type="float" office:value="30366" calcext:value-type="float">
            <text:p>30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779631255487269</text:p>
          </table:table-cell>
          <table:table-cell office:value-type="string" calcext:value-type="string">
            <text:p>Millis/File:</text:p>
          </table:table-cell>
          <table:table-cell office:value-type="float" office:value="1139" calcext:value-type="float">
            <text:p>1139</text:p>
          </table:table-cell>
          <table:table-cell table:formula="of:=[.E15]+[.D16]" office:value-type="float" office:value="31505" calcext:value-type="float">
            <text:p>315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074410163339383</text:p>
          </table:table-cell>
          <table:table-cell office:value-type="string" calcext:value-type="string">
            <text:p>Millis/File:</text:p>
          </table:table-cell>
          <table:table-cell office:value-type="float" office:value="1102" calcext:value-type="float">
            <text:p>1102</text:p>
          </table:table-cell>
          <table:table-cell table:formula="of:=[.E16]+[.D17]" office:value-type="float" office:value="32607" calcext:value-type="float">
            <text:p>32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87727708533078</text:p>
          </table:table-cell>
          <table:table-cell office:value-type="string" calcext:value-type="string">
            <text:p>Millis/File:</text:p>
          </table:table-cell>
          <table:table-cell office:value-type="float" office:value="1043" calcext:value-type="float">
            <text:p>1043</text:p>
          </table:table-cell>
          <table:table-cell table:formula="of:=[.E17]+[.D18]" office:value-type="float" office:value="33650" calcext:value-type="float">
            <text:p>336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033423667570009</text:p>
          </table:table-cell>
          <table:table-cell office:value-type="string" calcext:value-type="string">
            <text:p>Millis/File:</text:p>
          </table:table-cell>
          <table:table-cell office:value-type="float" office:value="1107" calcext:value-type="float">
            <text:p>1107</text:p>
          </table:table-cell>
          <table:table-cell table:formula="of:=[.E18]+[.D19]" office:value-type="float" office:value="34757" calcext:value-type="float">
            <text:p>34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250693802035153</text:p>
          </table:table-cell>
          <table:table-cell office:value-type="string" calcext:value-type="string">
            <text:p>Millis/File:</text:p>
          </table:table-cell>
          <table:table-cell office:value-type="float" office:value="1081" calcext:value-type="float">
            <text:p>1081</text:p>
          </table:table-cell>
          <table:table-cell table:formula="of:=[.E19]+[.D20]" office:value-type="float" office:value="35838" calcext:value-type="float">
            <text:p>358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60737937559129</text:p>
          </table:table-cell>
          <table:table-cell office:value-type="string" calcext:value-type="string">
            <text:p>Millis/File:</text:p>
          </table:table-cell>
          <table:table-cell office:value-type="float" office:value="1057" calcext:value-type="float">
            <text:p>1057</text:p>
          </table:table-cell>
          <table:table-cell table:formula="of:=[.E20]+[.D21]" office:value-type="float" office:value="36895" calcext:value-type="float">
            <text:p>368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33911368015414</text:p>
          </table:table-cell>
          <table:table-cell office:value-type="string" calcext:value-type="string">
            <text:p>Millis/File:</text:p>
          </table:table-cell>
          <table:table-cell office:value-type="float" office:value="1038" calcext:value-type="float">
            <text:p>1038</text:p>
          </table:table-cell>
          <table:table-cell table:formula="of:=[.E21]+[.D22]" office:value-type="float" office:value="37933" calcext:value-type="float">
            <text:p>379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3284169124877</text:p>
          </table:table-cell>
          <table:table-cell office:value-type="string" calcext:value-type="string">
            <text:p>Millis/File:</text:p>
          </table:table-cell>
          <table:table-cell office:value-type="float" office:value="1017" calcext:value-type="float">
            <text:p>1017</text:p>
          </table:table-cell>
          <table:table-cell table:formula="of:=[.E22]+[.D23]" office:value-type="float" office:value="38950" calcext:value-type="float">
            <text:p>389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E23]+[.D24]" office:value-type="float" office:value="39962" calcext:value-type="float">
            <text:p>399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E24]+[.D25]" office:value-type="float" office:value="40936" calcext:value-type="float">
            <text:p>40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01010101010102</text:p>
          </table:table-cell>
          <table:table-cell office:value-type="string" calcext:value-type="string">
            <text:p>Millis/File:</text:p>
          </table:table-cell>
          <table:table-cell office:value-type="float" office:value="990" calcext:value-type="float">
            <text:p>990</text:p>
          </table:table-cell>
          <table:table-cell table:formula="of:=[.E25]+[.D26]" office:value-type="float" office:value="41926" calcext:value-type="float">
            <text:p>419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E26]+[.D27]" office:value-type="float" office:value="42901" calcext:value-type="float">
            <text:p>429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259259259259259</text:p>
          </table:table-cell>
          <table:table-cell office:value-type="string" calcext:value-type="string">
            <text:p>Millis/File:</text:p>
          </table:table-cell>
          <table:table-cell office:value-type="float" office:value="1080" calcext:value-type="float">
            <text:p>1080</text:p>
          </table:table-cell>
          <table:table-cell table:formula="of:=[.E27]+[.D28]" office:value-type="float" office:value="43981" calcext:value-type="float">
            <text:p>439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69377990430622</text:p>
          </table:table-cell>
          <table:table-cell office:value-type="string" calcext:value-type="string">
            <text:p>Millis/File:</text:p>
          </table:table-cell>
          <table:table-cell office:value-type="float" office:value="1045" calcext:value-type="float">
            <text:p>1045</text:p>
          </table:table-cell>
          <table:table-cell table:formula="of:=[.E28]+[.D29]" office:value-type="float" office:value="45026" calcext:value-type="float">
            <text:p>450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E29]+[.D30]" office:value-type="float" office:value="46038" calcext:value-type="float">
            <text:p>46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75609756097561</text:p>
          </table:table-cell>
          <table:table-cell office:value-type="string" calcext:value-type="string">
            <text:p>Millis/File:</text:p>
          </table:table-cell>
          <table:table-cell office:value-type="float" office:value="1025" calcext:value-type="float">
            <text:p>1025</text:p>
          </table:table-cell>
          <table:table-cell table:formula="of:=[.E30]+[.D31]" office:value-type="float" office:value="47063" calcext:value-type="float">
            <text:p>47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6969696969697</text:p>
          </table:table-cell>
          <table:table-cell office:value-type="string" calcext:value-type="string">
            <text:p>Millis/File:</text:p>
          </table:table-cell>
          <table:table-cell office:value-type="float" office:value="1056" calcext:value-type="float">
            <text:p>1056</text:p>
          </table:table-cell>
          <table:table-cell table:formula="of:=[.E31]+[.D32]" office:value-type="float" office:value="48119" calcext:value-type="float">
            <text:p>481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727626459143969</text:p>
          </table:table-cell>
          <table:table-cell office:value-type="string" calcext:value-type="string">
            <text:p>Millis/File:</text:p>
          </table:table-cell>
          <table:table-cell office:value-type="float" office:value="1028" calcext:value-type="float">
            <text:p>1028</text:p>
          </table:table-cell>
          <table:table-cell table:formula="of:=[.E32]+[.D33]" office:value-type="float" office:value="49147" calcext:value-type="float">
            <text:p>491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3284169124877</text:p>
          </table:table-cell>
          <table:table-cell office:value-type="string" calcext:value-type="string">
            <text:p>Millis/File:</text:p>
          </table:table-cell>
          <table:table-cell office:value-type="float" office:value="1017" calcext:value-type="float">
            <text:p>1017</text:p>
          </table:table-cell>
          <table:table-cell table:formula="of:=[.E33]+[.D34]" office:value-type="float" office:value="50164" calcext:value-type="float">
            <text:p>501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50251256281406</text:p>
          </table:table-cell>
          <table:table-cell office:value-type="string" calcext:value-type="string">
            <text:p>Millis/File:</text:p>
          </table:table-cell>
          <table:table-cell office:value-type="float" office:value="995" calcext:value-type="float">
            <text:p>995</text:p>
          </table:table-cell>
          <table:table-cell table:formula="of:=[.E34]+[.D35]" office:value-type="float" office:value="51159" calcext:value-type="float">
            <text:p>51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E35]+[.D36]" office:value-type="float" office:value="52141" calcext:value-type="float">
            <text:p>52141</text:p>
          </table:table-cell>
          <table:table-cell table:number-columns-repeated="2"/>
          <table:table-cell table:style-name="ce2" office:value-type="string" calcext:value-type="string">
            <text:p>media</text:p>
          </table:table-cell>
          <table:table-cell table:formula="of:=AVERAGE([.D1:.D303])" office:value-type="float" office:value="1016.58745874587" calcext:value-type="float">
            <text:p>1016,5874587459</text:p>
          </table:table-cell>
        </table:table-row>
        <table:table-row table:style-name="ro1">
          <table:table-cell/>
          <table:table-cell office:value-type="string" calcext:value-type="string">
            <text:p>1.001001001001001</text:p>
          </table:table-cell>
          <table:table-cell office:value-type="string" calcext:value-type="string">
            <text:p>Millis/File:</text:p>
          </table:table-cell>
          <table:table-cell office:value-type="float" office:value="999" calcext:value-type="float">
            <text:p>999</text:p>
          </table:table-cell>
          <table:table-cell table:formula="of:=[.E36]+[.D37]" office:value-type="float" office:value="53140" calcext:value-type="float">
            <text:p>53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E37]+[.D38]" office:value-type="float" office:value="54114" calcext:value-type="float">
            <text:p>54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98661174047374</text:p>
          </table:table-cell>
          <table:table-cell office:value-type="string" calcext:value-type="string">
            <text:p>Millis/File:</text:p>
          </table:table-cell>
          <table:table-cell office:value-type="float" office:value="971" calcext:value-type="float">
            <text:p>971</text:p>
          </table:table-cell>
          <table:table-cell table:formula="of:=[.E38]+[.D39]" office:value-type="float" office:value="55085" calcext:value-type="float">
            <text:p>550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4932079414838</text:p>
          </table:table-cell>
          <table:table-cell office:value-type="string" calcext:value-type="string">
            <text:p>Millis/File:</text:p>
          </table:table-cell>
          <table:table-cell office:value-type="float" office:value="957" calcext:value-type="float">
            <text:p>957</text:p>
          </table:table-cell>
          <table:table-cell table:formula="of:=[.E39]+[.D40]" office:value-type="float" office:value="56042" calcext:value-type="float">
            <text:p>560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7749229188078</text:p>
          </table:table-cell>
          <table:table-cell office:value-type="string" calcext:value-type="string">
            <text:p>Millis/File:</text:p>
          </table:table-cell>
          <table:table-cell office:value-type="float" office:value="973" calcext:value-type="float">
            <text:p>973</text:p>
          </table:table-cell>
          <table:table-cell table:formula="of:=[.E40]+[.D41]" office:value-type="float" office:value="57015" calcext:value-type="float">
            <text:p>57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7749229188078</text:p>
          </table:table-cell>
          <table:table-cell office:value-type="string" calcext:value-type="string">
            <text:p>Millis/File:</text:p>
          </table:table-cell>
          <table:table-cell office:value-type="float" office:value="973" calcext:value-type="float">
            <text:p>973</text:p>
          </table:table-cell>
          <table:table-cell table:formula="of:=[.E41]+[.D42]" office:value-type="float" office:value="57988" calcext:value-type="float">
            <text:p>57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E42]+[.D43]" office:value-type="float" office:value="58975" calcext:value-type="float">
            <text:p>58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E43]+[.D44]" office:value-type="float" office:value="59957" calcext:value-type="float">
            <text:p>599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2004008016032</text:p>
          </table:table-cell>
          <table:table-cell office:value-type="string" calcext:value-type="string">
            <text:p>Millis/File:</text:p>
          </table:table-cell>
          <table:table-cell office:value-type="float" office:value="998" calcext:value-type="float">
            <text:p>998</text:p>
          </table:table-cell>
          <table:table-cell table:formula="of:=[.E44]+[.D45]" office:value-type="float" office:value="60955" calcext:value-type="float">
            <text:p>609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E45]+[.D46]" office:value-type="float" office:value="61973" calcext:value-type="float">
            <text:p>619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E46]+[.D47]" office:value-type="float" office:value="62981" calcext:value-type="float">
            <text:p>629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50248756218906</text:p>
          </table:table-cell>
          <table:table-cell office:value-type="string" calcext:value-type="string">
            <text:p>Millis/File:</text:p>
          </table:table-cell>
          <table:table-cell office:value-type="float" office:value="1005" calcext:value-type="float">
            <text:p>1005</text:p>
          </table:table-cell>
          <table:table-cell table:formula="of:=[.E47]+[.D48]" office:value-type="float" office:value="63986" calcext:value-type="float">
            <text:p>639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460737937559129</text:p>
          </table:table-cell>
          <table:table-cell office:value-type="string" calcext:value-type="string">
            <text:p>Millis/File:</text:p>
          </table:table-cell>
          <table:table-cell office:value-type="float" office:value="1057" calcext:value-type="float">
            <text:p>1057</text:p>
          </table:table-cell>
          <table:table-cell table:formula="of:=[.E48]+[.D49]" office:value-type="float" office:value="65043" calcext:value-type="float">
            <text:p>650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14747859181731</text:p>
          </table:table-cell>
          <table:table-cell office:value-type="string" calcext:value-type="string">
            <text:p>Millis/File:</text:p>
          </table:table-cell>
          <table:table-cell office:value-type="float" office:value="1051" calcext:value-type="float">
            <text:p>1051</text:p>
          </table:table-cell>
          <table:table-cell table:formula="of:=[.E49]+[.D50]" office:value-type="float" office:value="66094" calcext:value-type="float">
            <text:p>660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6183574879227</text:p>
          </table:table-cell>
          <table:table-cell office:value-type="string" calcext:value-type="string">
            <text:p>Millis/File:</text:p>
          </table:table-cell>
          <table:table-cell office:value-type="float" office:value="1035" calcext:value-type="float">
            <text:p>1035</text:p>
          </table:table-cell>
          <table:table-cell table:formula="of:=[.E50]+[.D51]" office:value-type="float" office:value="67129" calcext:value-type="float">
            <text:p>671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03921568627451</text:p>
          </table:table-cell>
          <table:table-cell office:value-type="string" calcext:value-type="string">
            <text:p>Millis/File:</text:p>
          </table:table-cell>
          <table:table-cell office:value-type="float" office:value="1020" calcext:value-type="float">
            <text:p>1020</text:p>
          </table:table-cell>
          <table:table-cell table:formula="of:=[.E51]+[.D52]" office:value-type="float" office:value="68149" calcext:value-type="float">
            <text:p>68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560229445506692</text:p>
          </table:table-cell>
          <table:table-cell office:value-type="string" calcext:value-type="string">
            <text:p>Millis/File:</text:p>
          </table:table-cell>
          <table:table-cell office:value-type="float" office:value="1046" calcext:value-type="float">
            <text:p>1046</text:p>
          </table:table-cell>
          <table:table-cell table:formula="of:=[.E52]+[.D53]" office:value-type="float" office:value="69195" calcext:value-type="float">
            <text:p>691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643201542912246</text:p>
          </table:table-cell>
          <table:table-cell office:value-type="string" calcext:value-type="string">
            <text:p>Millis/File:</text:p>
          </table:table-cell>
          <table:table-cell office:value-type="float" office:value="1037" calcext:value-type="float">
            <text:p>1037</text:p>
          </table:table-cell>
          <table:table-cell table:formula="of:=[.E53]+[.D54]" office:value-type="float" office:value="70232" calcext:value-type="float">
            <text:p>70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813542688910697</text:p>
          </table:table-cell>
          <table:table-cell office:value-type="string" calcext:value-type="string">
            <text:p>Millis/File:</text:p>
          </table:table-cell>
          <table:table-cell office:value-type="float" office:value="1019" calcext:value-type="float">
            <text:p>1019</text:p>
          </table:table-cell>
          <table:table-cell table:formula="of:=[.E54]+[.D55]" office:value-type="float" office:value="71251" calcext:value-type="float">
            <text:p>712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30486593843099</text:p>
          </table:table-cell>
          <table:table-cell office:value-type="string" calcext:value-type="string">
            <text:p>Millis/File:</text:p>
          </table:table-cell>
          <table:table-cell office:value-type="float" office:value="1007" calcext:value-type="float">
            <text:p>1007</text:p>
          </table:table-cell>
          <table:table-cell table:formula="of:=[.E55]+[.D56]" office:value-type="float" office:value="72258" calcext:value-type="float">
            <text:p>72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784735812133072</text:p>
          </table:table-cell>
          <table:table-cell office:value-type="string" calcext:value-type="string">
            <text:p>Millis/File:</text:p>
          </table:table-cell>
          <table:table-cell office:value-type="float" office:value="1022" calcext:value-type="float">
            <text:p>1022</text:p>
          </table:table-cell>
          <table:table-cell table:formula="of:=[.E56]+[.D57]" office:value-type="float" office:value="73280" calcext:value-type="float">
            <text:p>732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10802775024777</text:p>
          </table:table-cell>
          <table:table-cell office:value-type="string" calcext:value-type="string">
            <text:p>Millis/File:</text:p>
          </table:table-cell>
          <table:table-cell office:value-type="float" office:value="1009" calcext:value-type="float">
            <text:p>1009</text:p>
          </table:table-cell>
          <table:table-cell table:formula="of:=[.E57]+[.D58]" office:value-type="float" office:value="74289" calcext:value-type="float">
            <text:p>742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60362173038229</text:p>
          </table:table-cell>
          <table:table-cell office:value-type="string" calcext:value-type="string">
            <text:p>Millis/File:</text:p>
          </table:table-cell>
          <table:table-cell office:value-type="float" office:value="994" calcext:value-type="float">
            <text:p>994</text:p>
          </table:table-cell>
          <table:table-cell table:formula="of:=[.E58]+[.D59]" office:value-type="float" office:value="75283" calcext:value-type="float">
            <text:p>75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E59]+[.D60]" office:value-type="float" office:value="76262" calcext:value-type="float">
            <text:p>76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E60]+[.D61]" office:value-type="float" office:value="77237" calcext:value-type="float">
            <text:p>772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E61]+[.D62]" office:value-type="float" office:value="78224" calcext:value-type="float">
            <text:p>78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E62]+[.D63]" office:value-type="float" office:value="79199" calcext:value-type="float">
            <text:p>79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7344398340249</text:p>
          </table:table-cell>
          <table:table-cell office:value-type="string" calcext:value-type="string">
            <text:p>Millis/File:</text:p>
          </table:table-cell>
          <table:table-cell office:value-type="float" office:value="964" calcext:value-type="float">
            <text:p>964</text:p>
          </table:table-cell>
          <table:table-cell table:formula="of:=[.E63]+[.D64]" office:value-type="float" office:value="80163" calcext:value-type="float">
            <text:p>801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E64]+[.D65]" office:value-type="float" office:value="81137" calcext:value-type="float">
            <text:p>81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41261633919339</text:p>
          </table:table-cell>
          <table:table-cell office:value-type="string" calcext:value-type="string">
            <text:p>Millis/File:</text:p>
          </table:table-cell>
          <table:table-cell office:value-type="float" office:value="967" calcext:value-type="float">
            <text:p>967</text:p>
          </table:table-cell>
          <table:table-cell table:formula="of:=[.E65]+[.D66]" office:value-type="float" office:value="82104" calcext:value-type="float">
            <text:p>82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82180293501049</text:p>
          </table:table-cell>
          <table:table-cell office:value-type="string" calcext:value-type="string">
            <text:p>Millis/File:</text:p>
          </table:table-cell>
          <table:table-cell office:value-type="float" office:value="954" calcext:value-type="float">
            <text:p>954</text:p>
          </table:table-cell>
          <table:table-cell table:formula="of:=[.E66]+[.D67]" office:value-type="float" office:value="83058" calcext:value-type="float">
            <text:p>83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38297872340425</text:p>
          </table:table-cell>
          <table:table-cell office:value-type="string" calcext:value-type="string">
            <text:p>Millis/File:</text:p>
          </table:table-cell>
          <table:table-cell office:value-type="float" office:value="940" calcext:value-type="float">
            <text:p>940</text:p>
          </table:table-cell>
          <table:table-cell table:formula="of:=[.E67]+[.D68]" office:value-type="float" office:value="83998" calcext:value-type="float">
            <text:p>83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09278350515463</text:p>
          </table:table-cell>
          <table:table-cell office:value-type="string" calcext:value-type="string">
            <text:p>Millis/File:</text:p>
          </table:table-cell>
          <table:table-cell office:value-type="float" office:value="970" calcext:value-type="float">
            <text:p>970</text:p>
          </table:table-cell>
          <table:table-cell table:formula="of:=[.E68]+[.D69]" office:value-type="float" office:value="84968" calcext:value-type="float">
            <text:p>849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51966873706004</text:p>
          </table:table-cell>
          <table:table-cell office:value-type="string" calcext:value-type="string">
            <text:p>Millis/File:</text:p>
          </table:table-cell>
          <table:table-cell office:value-type="float" office:value="966" calcext:value-type="float">
            <text:p>966</text:p>
          </table:table-cell>
          <table:table-cell table:formula="of:=[.E69]+[.D70]" office:value-type="float" office:value="85934" calcext:value-type="float">
            <text:p>859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E70]+[.D71]" office:value-type="float" office:value="86897" calcext:value-type="float">
            <text:p>868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E71]+[.D72]" office:value-type="float" office:value="87880" calcext:value-type="float">
            <text:p>878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E72]+[.D73]" office:value-type="float" office:value="88860" calcext:value-type="float">
            <text:p>888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30578512396693</text:p>
          </table:table-cell>
          <table:table-cell office:value-type="string" calcext:value-type="string">
            <text:p>Millis/File:</text:p>
          </table:table-cell>
          <table:table-cell office:value-type="float" office:value="968" calcext:value-type="float">
            <text:p>968</text:p>
          </table:table-cell>
          <table:table-cell table:formula="of:=[.E73]+[.D74]" office:value-type="float" office:value="89828" calcext:value-type="float">
            <text:p>898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16666666666667</text:p>
          </table:table-cell>
          <table:table-cell office:value-type="string" calcext:value-type="string">
            <text:p>Millis/File:</text:p>
          </table:table-cell>
          <table:table-cell office:value-type="float" office:value="960" calcext:value-type="float">
            <text:p>960</text:p>
          </table:table-cell>
          <table:table-cell table:formula="of:=[.E74]+[.D75]" office:value-type="float" office:value="90788" calcext:value-type="float">
            <text:p>907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E75]+[.D76]" office:value-type="float" office:value="91769" calcext:value-type="float">
            <text:p>917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E76]+[.D77]" office:value-type="float" office:value="92745" calcext:value-type="float">
            <text:p>92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E77]+[.D78]" office:value-type="float" office:value="93724" calcext:value-type="float">
            <text:p>937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41261633919339</text:p>
          </table:table-cell>
          <table:table-cell office:value-type="string" calcext:value-type="string">
            <text:p>Millis/File:</text:p>
          </table:table-cell>
          <table:table-cell office:value-type="float" office:value="967" calcext:value-type="float">
            <text:p>967</text:p>
          </table:table-cell>
          <table:table-cell table:formula="of:=[.E78]+[.D79]" office:value-type="float" office:value="94691" calcext:value-type="float">
            <text:p>946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05827263267429</text:p>
          </table:table-cell>
          <table:table-cell office:value-type="string" calcext:value-type="string">
            <text:p>Millis/File:</text:p>
          </table:table-cell>
          <table:table-cell office:value-type="float" office:value="961" calcext:value-type="float">
            <text:p>961</text:p>
          </table:table-cell>
          <table:table-cell table:formula="of:=[.E79]+[.D80]" office:value-type="float" office:value="95652" calcext:value-type="float">
            <text:p>95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0420168067227</text:p>
          </table:table-cell>
          <table:table-cell office:value-type="string" calcext:value-type="string">
            <text:p>Millis/File:</text:p>
          </table:table-cell>
          <table:table-cell office:value-type="float" office:value="952" calcext:value-type="float">
            <text:p>952</text:p>
          </table:table-cell>
          <table:table-cell table:formula="of:=[.E80]+[.D81]" office:value-type="float" office:value="96604" calcext:value-type="float">
            <text:p>966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7344398340249</text:p>
          </table:table-cell>
          <table:table-cell office:value-type="string" calcext:value-type="string">
            <text:p>Millis/File:</text:p>
          </table:table-cell>
          <table:table-cell office:value-type="float" office:value="964" calcext:value-type="float">
            <text:p>964</text:p>
          </table:table-cell>
          <table:table-cell table:formula="of:=[.E81]+[.D82]" office:value-type="float" office:value="97568" calcext:value-type="float">
            <text:p>975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38413361169103</text:p>
          </table:table-cell>
          <table:table-cell office:value-type="string" calcext:value-type="string">
            <text:p>Millis/File:</text:p>
          </table:table-cell>
          <table:table-cell office:value-type="float" office:value="958" calcext:value-type="float">
            <text:p>958</text:p>
          </table:table-cell>
          <table:table-cell table:formula="of:=[.E82]+[.D83]" office:value-type="float" office:value="98526" calcext:value-type="float">
            <text:p>98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E83]+[.D84]" office:value-type="float" office:value="99506" calcext:value-type="float">
            <text:p>995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19917440660475</text:p>
          </table:table-cell>
          <table:table-cell office:value-type="string" calcext:value-type="string">
            <text:p>Millis/File:</text:p>
          </table:table-cell>
          <table:table-cell office:value-type="float" office:value="969" calcext:value-type="float">
            <text:p>969</text:p>
          </table:table-cell>
          <table:table-cell table:formula="of:=[.E84]+[.D85]" office:value-type="float" office:value="100475" calcext:value-type="float">
            <text:p>100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27528675703859</text:p>
          </table:table-cell>
          <table:table-cell office:value-type="string" calcext:value-type="string">
            <text:p>Millis/File:</text:p>
          </table:table-cell>
          <table:table-cell office:value-type="float" office:value="959" calcext:value-type="float">
            <text:p>959</text:p>
          </table:table-cell>
          <table:table-cell table:formula="of:=[.E85]+[.D86]" office:value-type="float" office:value="101434" calcext:value-type="float">
            <text:p>101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93179433368311</text:p>
          </table:table-cell>
          <table:table-cell office:value-type="string" calcext:value-type="string">
            <text:p>Millis/File:</text:p>
          </table:table-cell>
          <table:table-cell office:value-type="float" office:value="953" calcext:value-type="float">
            <text:p>953</text:p>
          </table:table-cell>
          <table:table-cell table:formula="of:=[.E86]+[.D87]" office:value-type="float" office:value="102387" calcext:value-type="float">
            <text:p>1023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62694300518134</text:p>
          </table:table-cell>
          <table:table-cell office:value-type="string" calcext:value-type="string">
            <text:p>Millis/File:</text:p>
          </table:table-cell>
          <table:table-cell office:value-type="float" office:value="965" calcext:value-type="float">
            <text:p>965</text:p>
          </table:table-cell>
          <table:table-cell table:formula="of:=[.E87]+[.D88]" office:value-type="float" office:value="103352" calcext:value-type="float">
            <text:p>1033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82180293501049</text:p>
          </table:table-cell>
          <table:table-cell office:value-type="string" calcext:value-type="string">
            <text:p>Millis/File:</text:p>
          </table:table-cell>
          <table:table-cell office:value-type="float" office:value="954" calcext:value-type="float">
            <text:p>954</text:p>
          </table:table-cell>
          <table:table-cell table:formula="of:=[.E88]+[.D89]" office:value-type="float" office:value="104306" calcext:value-type="float">
            <text:p>104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3740779768177</text:p>
          </table:table-cell>
          <table:table-cell office:value-type="string" calcext:value-type="string">
            <text:p>Millis/File:</text:p>
          </table:table-cell>
          <table:table-cell office:value-type="float" office:value="949" calcext:value-type="float">
            <text:p>949</text:p>
          </table:table-cell>
          <table:table-cell table:formula="of:=[.E89]+[.D90]" office:value-type="float" office:value="105255" calcext:value-type="float">
            <text:p>1052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27528675703859</text:p>
          </table:table-cell>
          <table:table-cell office:value-type="string" calcext:value-type="string">
            <text:p>Millis/File:</text:p>
          </table:table-cell>
          <table:table-cell office:value-type="float" office:value="959" calcext:value-type="float">
            <text:p>959</text:p>
          </table:table-cell>
          <table:table-cell table:formula="of:=[.E90]+[.D91]" office:value-type="float" office:value="106214" calcext:value-type="float">
            <text:p>1062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16666666666667</text:p>
          </table:table-cell>
          <table:table-cell office:value-type="string" calcext:value-type="string">
            <text:p>Millis/File:</text:p>
          </table:table-cell>
          <table:table-cell office:value-type="float" office:value="960" calcext:value-type="float">
            <text:p>960</text:p>
          </table:table-cell>
          <table:table-cell table:formula="of:=[.E91]+[.D92]" office:value-type="float" office:value="107174" calcext:value-type="float">
            <text:p>107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E92]+[.D93]" office:value-type="float" office:value="108137" calcext:value-type="float">
            <text:p>108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38413361169103</text:p>
          </table:table-cell>
          <table:table-cell office:value-type="string" calcext:value-type="string">
            <text:p>Millis/File:</text:p>
          </table:table-cell>
          <table:table-cell office:value-type="float" office:value="958" calcext:value-type="float">
            <text:p>958</text:p>
          </table:table-cell>
          <table:table-cell table:formula="of:=[.E93]+[.D94]" office:value-type="float" office:value="109095" calcext:value-type="float">
            <text:p>1090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62694300518134</text:p>
          </table:table-cell>
          <table:table-cell office:value-type="string" calcext:value-type="string">
            <text:p>Millis/File:</text:p>
          </table:table-cell>
          <table:table-cell office:value-type="float" office:value="965" calcext:value-type="float">
            <text:p>965</text:p>
          </table:table-cell>
          <table:table-cell table:formula="of:=[.E94]+[.D95]" office:value-type="float" office:value="110060" calcext:value-type="float">
            <text:p>110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62694300518134</text:p>
          </table:table-cell>
          <table:table-cell office:value-type="string" calcext:value-type="string">
            <text:p>Millis/File:</text:p>
          </table:table-cell>
          <table:table-cell office:value-type="float" office:value="965" calcext:value-type="float">
            <text:p>965</text:p>
          </table:table-cell>
          <table:table-cell table:formula="of:=[.E95]+[.D96]" office:value-type="float" office:value="111025" calcext:value-type="float">
            <text:p>111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E96]+[.D97]" office:value-type="float" office:value="111988" calcext:value-type="float">
            <text:p>111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4932079414838</text:p>
          </table:table-cell>
          <table:table-cell office:value-type="string" calcext:value-type="string">
            <text:p>Millis/File:</text:p>
          </table:table-cell>
          <table:table-cell office:value-type="float" office:value="957" calcext:value-type="float">
            <text:p>957</text:p>
          </table:table-cell>
          <table:table-cell table:formula="of:=[.E97]+[.D98]" office:value-type="float" office:value="112945" calcext:value-type="float">
            <text:p>1129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60251046025104</text:p>
          </table:table-cell>
          <table:table-cell office:value-type="string" calcext:value-type="string">
            <text:p>Millis/File:</text:p>
          </table:table-cell>
          <table:table-cell office:value-type="float" office:value="956" calcext:value-type="float">
            <text:p>956</text:p>
          </table:table-cell>
          <table:table-cell table:formula="of:=[.E98]+[.D99]" office:value-type="float" office:value="113901" calcext:value-type="float">
            <text:p>1139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93179433368311</text:p>
          </table:table-cell>
          <table:table-cell office:value-type="string" calcext:value-type="string">
            <text:p>Millis/File:</text:p>
          </table:table-cell>
          <table:table-cell office:value-type="float" office:value="953" calcext:value-type="float">
            <text:p>953</text:p>
          </table:table-cell>
          <table:table-cell table:formula="of:=[.E99]+[.D100]" office:value-type="float" office:value="114854" calcext:value-type="float">
            <text:p>1148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93220338983051</text:p>
          </table:table-cell>
          <table:table-cell office:value-type="string" calcext:value-type="string">
            <text:p>Millis/File:</text:p>
          </table:table-cell>
          <table:table-cell office:value-type="float" office:value="944" calcext:value-type="float">
            <text:p>944</text:p>
          </table:table-cell>
          <table:table-cell table:formula="of:=[.E100]+[.D101]" office:value-type="float" office:value="115798" calcext:value-type="float">
            <text:p>1157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49627263045793</text:p>
          </table:table-cell>
          <table:table-cell office:value-type="string" calcext:value-type="string">
            <text:p>Millis/File:</text:p>
          </table:table-cell>
          <table:table-cell office:value-type="float" office:value="939" calcext:value-type="float">
            <text:p>939</text:p>
          </table:table-cell>
          <table:table-cell table:formula="of:=[.E101]+[.D102]" office:value-type="float" office:value="116737" calcext:value-type="float">
            <text:p>1167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26315789473684</text:p>
          </table:table-cell>
          <table:table-cell office:value-type="string" calcext:value-type="string">
            <text:p>Millis/File:</text:p>
          </table:table-cell>
          <table:table-cell office:value-type="float" office:value="950" calcext:value-type="float">
            <text:p>950</text:p>
          </table:table-cell>
          <table:table-cell table:formula="of:=[.E102]+[.D103]" office:value-type="float" office:value="117687" calcext:value-type="float">
            <text:p>1176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26315789473684</text:p>
          </table:table-cell>
          <table:table-cell office:value-type="string" calcext:value-type="string">
            <text:p>Millis/File:</text:p>
          </table:table-cell>
          <table:table-cell office:value-type="float" office:value="950" calcext:value-type="float">
            <text:p>950</text:p>
          </table:table-cell>
          <table:table-cell table:formula="of:=[.E103]+[.D104]" office:value-type="float" office:value="118637" calcext:value-type="float">
            <text:p>118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15711252653928</text:p>
          </table:table-cell>
          <table:table-cell office:value-type="string" calcext:value-type="string">
            <text:p>Millis/File:</text:p>
          </table:table-cell>
          <table:table-cell office:value-type="float" office:value="942" calcext:value-type="float">
            <text:p>942</text:p>
          </table:table-cell>
          <table:table-cell table:formula="of:=[.E104]+[.D105]" office:value-type="float" office:value="119579" calcext:value-type="float">
            <text:p>1195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15711252653928</text:p>
          </table:table-cell>
          <table:table-cell office:value-type="string" calcext:value-type="string">
            <text:p>Millis/File:</text:p>
          </table:table-cell>
          <table:table-cell office:value-type="float" office:value="942" calcext:value-type="float">
            <text:p>942</text:p>
          </table:table-cell>
          <table:table-cell table:formula="of:=[.E105]+[.D106]" office:value-type="float" office:value="120521" calcext:value-type="float">
            <text:p>1205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06638115631693</text:p>
          </table:table-cell>
          <table:table-cell office:value-type="string" calcext:value-type="string">
            <text:p>Millis/File:</text:p>
          </table:table-cell>
          <table:table-cell office:value-type="float" office:value="934" calcext:value-type="float">
            <text:p>934</text:p>
          </table:table-cell>
          <table:table-cell table:formula="of:=[.E106]+[.D107]" office:value-type="float" office:value="121455" calcext:value-type="float">
            <text:p>1214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06638115631693</text:p>
          </table:table-cell>
          <table:table-cell office:value-type="string" calcext:value-type="string">
            <text:p>Millis/File:</text:p>
          </table:table-cell>
          <table:table-cell office:value-type="float" office:value="934" calcext:value-type="float">
            <text:p>934</text:p>
          </table:table-cell>
          <table:table-cell table:formula="of:=[.E107]+[.D108]" office:value-type="float" office:value="122389" calcext:value-type="float">
            <text:p>1223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3740779768177</text:p>
          </table:table-cell>
          <table:table-cell office:value-type="string" calcext:value-type="string">
            <text:p>Millis/File:</text:p>
          </table:table-cell>
          <table:table-cell office:value-type="float" office:value="949" calcext:value-type="float">
            <text:p>949</text:p>
          </table:table-cell>
          <table:table-cell table:formula="of:=[.E108]+[.D109]" office:value-type="float" office:value="123338" calcext:value-type="float">
            <text:p>1233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82010582010581</text:p>
          </table:table-cell>
          <table:table-cell office:value-type="string" calcext:value-type="string">
            <text:p>Millis/File:</text:p>
          </table:table-cell>
          <table:table-cell office:value-type="float" office:value="945" calcext:value-type="float">
            <text:p>945</text:p>
          </table:table-cell>
          <table:table-cell table:formula="of:=[.E109]+[.D110]" office:value-type="float" office:value="124283" calcext:value-type="float">
            <text:p>124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26992561105206</text:p>
          </table:table-cell>
          <table:table-cell office:value-type="string" calcext:value-type="string">
            <text:p>Millis/File:</text:p>
          </table:table-cell>
          <table:table-cell office:value-type="float" office:value="941" calcext:value-type="float">
            <text:p>941</text:p>
          </table:table-cell>
          <table:table-cell table:formula="of:=[.E110]+[.D111]" office:value-type="float" office:value="125224" calcext:value-type="float">
            <text:p>125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26315789473684</text:p>
          </table:table-cell>
          <table:table-cell office:value-type="string" calcext:value-type="string">
            <text:p>Millis/File:</text:p>
          </table:table-cell>
          <table:table-cell office:value-type="float" office:value="950" calcext:value-type="float">
            <text:p>950</text:p>
          </table:table-cell>
          <table:table-cell table:formula="of:=[.E111]+[.D112]" office:value-type="float" office:value="126174" calcext:value-type="float">
            <text:p>126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93220338983051</text:p>
          </table:table-cell>
          <table:table-cell office:value-type="string" calcext:value-type="string">
            <text:p>Millis/File:</text:p>
          </table:table-cell>
          <table:table-cell office:value-type="float" office:value="944" calcext:value-type="float">
            <text:p>944</text:p>
          </table:table-cell>
          <table:table-cell table:formula="of:=[.E112]+[.D113]" office:value-type="float" office:value="127118" calcext:value-type="float">
            <text:p>127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04453870625663</text:p>
          </table:table-cell>
          <table:table-cell office:value-type="string" calcext:value-type="string">
            <text:p>Millis/File:</text:p>
          </table:table-cell>
          <table:table-cell office:value-type="float" office:value="943" calcext:value-type="float">
            <text:p>943</text:p>
          </table:table-cell>
          <table:table-cell table:formula="of:=[.E113]+[.D114]" office:value-type="float" office:value="128061" calcext:value-type="float">
            <text:p>1280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93179433368311</text:p>
          </table:table-cell>
          <table:table-cell office:value-type="string" calcext:value-type="string">
            <text:p>Millis/File:</text:p>
          </table:table-cell>
          <table:table-cell office:value-type="float" office:value="953" calcext:value-type="float">
            <text:p>953</text:p>
          </table:table-cell>
          <table:table-cell table:formula="of:=[.E114]+[.D115]" office:value-type="float" office:value="129014" calcext:value-type="float">
            <text:p>129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15247108307044</text:p>
          </table:table-cell>
          <table:table-cell office:value-type="string" calcext:value-type="string">
            <text:p>Millis/File:</text:p>
          </table:table-cell>
          <table:table-cell office:value-type="float" office:value="951" calcext:value-type="float">
            <text:p>951</text:p>
          </table:table-cell>
          <table:table-cell table:formula="of:=[.E115]+[.D116]" office:value-type="float" office:value="129965" calcext:value-type="float">
            <text:p>1299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82010582010581</text:p>
          </table:table-cell>
          <table:table-cell office:value-type="string" calcext:value-type="string">
            <text:p>Millis/File:</text:p>
          </table:table-cell>
          <table:table-cell office:value-type="float" office:value="945" calcext:value-type="float">
            <text:p>945</text:p>
          </table:table-cell>
          <table:table-cell table:formula="of:=[.E116]+[.D117]" office:value-type="float" office:value="130910" calcext:value-type="float">
            <text:p>1309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82010582010581</text:p>
          </table:table-cell>
          <table:table-cell office:value-type="string" calcext:value-type="string">
            <text:p>Millis/File:</text:p>
          </table:table-cell>
          <table:table-cell office:value-type="float" office:value="945" calcext:value-type="float">
            <text:p>945</text:p>
          </table:table-cell>
          <table:table-cell table:formula="of:=[.E117]+[.D118]" office:value-type="float" office:value="131855" calcext:value-type="float">
            <text:p>131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82010582010581</text:p>
          </table:table-cell>
          <table:table-cell office:value-type="string" calcext:value-type="string">
            <text:p>Millis/File:</text:p>
          </table:table-cell>
          <table:table-cell office:value-type="float" office:value="945" calcext:value-type="float">
            <text:p>945</text:p>
          </table:table-cell>
          <table:table-cell table:formula="of:=[.E118]+[.D119]" office:value-type="float" office:value="132800" calcext:value-type="float">
            <text:p>1328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26992561105206</text:p>
          </table:table-cell>
          <table:table-cell office:value-type="string" calcext:value-type="string">
            <text:p>Millis/File:</text:p>
          </table:table-cell>
          <table:table-cell office:value-type="float" office:value="941" calcext:value-type="float">
            <text:p>941</text:p>
          </table:table-cell>
          <table:table-cell table:formula="of:=[.E119]+[.D120]" office:value-type="float" office:value="133741" calcext:value-type="float">
            <text:p>133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83760683760684</text:p>
          </table:table-cell>
          <table:table-cell office:value-type="string" calcext:value-type="string">
            <text:p>Millis/File:</text:p>
          </table:table-cell>
          <table:table-cell office:value-type="float" office:value="936" calcext:value-type="float">
            <text:p>936</text:p>
          </table:table-cell>
          <table:table-cell table:formula="of:=[.E120]+[.D121]" office:value-type="float" office:value="134677" calcext:value-type="float">
            <text:p>1346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15711252653928</text:p>
          </table:table-cell>
          <table:table-cell office:value-type="string" calcext:value-type="string">
            <text:p>Millis/File:</text:p>
          </table:table-cell>
          <table:table-cell office:value-type="float" office:value="942" calcext:value-type="float">
            <text:p>942</text:p>
          </table:table-cell>
          <table:table-cell table:formula="of:=[.E121]+[.D122]" office:value-type="float" office:value="135619" calcext:value-type="float">
            <text:p>1356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95187165775402</text:p>
          </table:table-cell>
          <table:table-cell office:value-type="string" calcext:value-type="string">
            <text:p>Millis/File:</text:p>
          </table:table-cell>
          <table:table-cell office:value-type="float" office:value="935" calcext:value-type="float">
            <text:p>935</text:p>
          </table:table-cell>
          <table:table-cell table:formula="of:=[.E122]+[.D123]" office:value-type="float" office:value="136554" calcext:value-type="float">
            <text:p>1365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82010582010581</text:p>
          </table:table-cell>
          <table:table-cell office:value-type="string" calcext:value-type="string">
            <text:p>Millis/File:</text:p>
          </table:table-cell>
          <table:table-cell office:value-type="float" office:value="945" calcext:value-type="float">
            <text:p>945</text:p>
          </table:table-cell>
          <table:table-cell table:formula="of:=[.E123]+[.D124]" office:value-type="float" office:value="137499" calcext:value-type="float">
            <text:p>137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15711252653928</text:p>
          </table:table-cell>
          <table:table-cell office:value-type="string" calcext:value-type="string">
            <text:p>Millis/File:</text:p>
          </table:table-cell>
          <table:table-cell office:value-type="float" office:value="942" calcext:value-type="float">
            <text:p>942</text:p>
          </table:table-cell>
          <table:table-cell table:formula="of:=[.E124]+[.D125]" office:value-type="float" office:value="138441" calcext:value-type="float">
            <text:p>1384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70824524312896</text:p>
          </table:table-cell>
          <table:table-cell office:value-type="string" calcext:value-type="string">
            <text:p>Millis/File:</text:p>
          </table:table-cell>
          <table:table-cell office:value-type="float" office:value="946" calcext:value-type="float">
            <text:p>946</text:p>
          </table:table-cell>
          <table:table-cell table:formula="of:=[.E125]+[.D126]" office:value-type="float" office:value="139387" calcext:value-type="float">
            <text:p>1393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93220338983051</text:p>
          </table:table-cell>
          <table:table-cell office:value-type="string" calcext:value-type="string">
            <text:p>Millis/File:</text:p>
          </table:table-cell>
          <table:table-cell office:value-type="float" office:value="944" calcext:value-type="float">
            <text:p>944</text:p>
          </table:table-cell>
          <table:table-cell table:formula="of:=[.E126]+[.D127]" office:value-type="float" office:value="140331" calcext:value-type="float">
            <text:p>1403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93220338983051</text:p>
          </table:table-cell>
          <table:table-cell office:value-type="string" calcext:value-type="string">
            <text:p>Millis/File:</text:p>
          </table:table-cell>
          <table:table-cell office:value-type="float" office:value="944" calcext:value-type="float">
            <text:p>944</text:p>
          </table:table-cell>
          <table:table-cell table:formula="of:=[.E127]+[.D128]" office:value-type="float" office:value="141275" calcext:value-type="float">
            <text:p>141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49627263045793</text:p>
          </table:table-cell>
          <table:table-cell office:value-type="string" calcext:value-type="string">
            <text:p>Millis/File:</text:p>
          </table:table-cell>
          <table:table-cell office:value-type="float" office:value="939" calcext:value-type="float">
            <text:p>939</text:p>
          </table:table-cell>
          <table:table-cell table:formula="of:=[.E128]+[.D129]" office:value-type="float" office:value="142214" calcext:value-type="float">
            <text:p>1422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72358591248665</text:p>
          </table:table-cell>
          <table:table-cell office:value-type="string" calcext:value-type="string">
            <text:p>Millis/File:</text:p>
          </table:table-cell>
          <table:table-cell office:value-type="float" office:value="937" calcext:value-type="float">
            <text:p>937</text:p>
          </table:table-cell>
          <table:table-cell table:formula="of:=[.E129]+[.D130]" office:value-type="float" office:value="143151" calcext:value-type="float">
            <text:p>143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83760683760684</text:p>
          </table:table-cell>
          <table:table-cell office:value-type="string" calcext:value-type="string">
            <text:p>Millis/File:</text:p>
          </table:table-cell>
          <table:table-cell office:value-type="float" office:value="936" calcext:value-type="float">
            <text:p>936</text:p>
          </table:table-cell>
          <table:table-cell table:formula="of:=[.E130]+[.D131]" office:value-type="float" office:value="144087" calcext:value-type="float">
            <text:p>1440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93220338983051</text:p>
          </table:table-cell>
          <table:table-cell office:value-type="string" calcext:value-type="string">
            <text:p>Millis/File:</text:p>
          </table:table-cell>
          <table:table-cell office:value-type="float" office:value="944" calcext:value-type="float">
            <text:p>944</text:p>
          </table:table-cell>
          <table:table-cell table:formula="of:=[.E131]+[.D132]" office:value-type="float" office:value="145031" calcext:value-type="float">
            <text:p>1450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60980810234542</text:p>
          </table:table-cell>
          <table:table-cell office:value-type="string" calcext:value-type="string">
            <text:p>Millis/File:</text:p>
          </table:table-cell>
          <table:table-cell office:value-type="float" office:value="938" calcext:value-type="float">
            <text:p>938</text:p>
          </table:table-cell>
          <table:table-cell table:formula="of:=[.E132]+[.D133]" office:value-type="float" office:value="145969" calcext:value-type="float">
            <text:p>1459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38297872340425</text:p>
          </table:table-cell>
          <table:table-cell office:value-type="string" calcext:value-type="string">
            <text:p>Millis/File:</text:p>
          </table:table-cell>
          <table:table-cell office:value-type="float" office:value="940" calcext:value-type="float">
            <text:p>940</text:p>
          </table:table-cell>
          <table:table-cell table:formula="of:=[.E133]+[.D134]" office:value-type="float" office:value="146909" calcext:value-type="float">
            <text:p>146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38297872340425</text:p>
          </table:table-cell>
          <table:table-cell office:value-type="string" calcext:value-type="string">
            <text:p>Millis/File:</text:p>
          </table:table-cell>
          <table:table-cell office:value-type="float" office:value="940" calcext:value-type="float">
            <text:p>940</text:p>
          </table:table-cell>
          <table:table-cell table:formula="of:=[.E134]+[.D135]" office:value-type="float" office:value="147849" calcext:value-type="float">
            <text:p>1478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49627263045793</text:p>
          </table:table-cell>
          <table:table-cell office:value-type="string" calcext:value-type="string">
            <text:p>Millis/File:</text:p>
          </table:table-cell>
          <table:table-cell office:value-type="float" office:value="939" calcext:value-type="float">
            <text:p>939</text:p>
          </table:table-cell>
          <table:table-cell table:formula="of:=[.E135]+[.D136]" office:value-type="float" office:value="148788" calcext:value-type="float">
            <text:p>1487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18113612004287</text:p>
          </table:table-cell>
          <table:table-cell office:value-type="string" calcext:value-type="string">
            <text:p>Millis/File:</text:p>
          </table:table-cell>
          <table:table-cell office:value-type="float" office:value="933" calcext:value-type="float">
            <text:p>933</text:p>
          </table:table-cell>
          <table:table-cell table:formula="of:=[.E136]+[.D137]" office:value-type="float" office:value="149721" calcext:value-type="float">
            <text:p>1497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87486515641855</text:p>
          </table:table-cell>
          <table:table-cell office:value-type="string" calcext:value-type="string">
            <text:p>Millis/File:</text:p>
          </table:table-cell>
          <table:table-cell office:value-type="float" office:value="927" calcext:value-type="float">
            <text:p>927</text:p>
          </table:table-cell>
          <table:table-cell table:formula="of:=[.E137]+[.D138]" office:value-type="float" office:value="150648" calcext:value-type="float">
            <text:p>1506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57763300760044</text:p>
          </table:table-cell>
          <table:table-cell office:value-type="string" calcext:value-type="string">
            <text:p>Millis/File:</text:p>
          </table:table-cell>
          <table:table-cell office:value-type="float" office:value="921" calcext:value-type="float">
            <text:p>921</text:p>
          </table:table-cell>
          <table:table-cell table:formula="of:=[.E138]+[.D139]" office:value-type="float" office:value="151569" calcext:value-type="float">
            <text:p>1515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75862068965518</text:p>
          </table:table-cell>
          <table:table-cell office:value-type="string" calcext:value-type="string">
            <text:p>Millis/File:</text:p>
          </table:table-cell>
          <table:table-cell office:value-type="float" office:value="928" calcext:value-type="float">
            <text:p>928</text:p>
          </table:table-cell>
          <table:table-cell table:formula="of:=[.E139]+[.D140]" office:value-type="float" office:value="152497" calcext:value-type="float">
            <text:p>1524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22510822510822</text:p>
          </table:table-cell>
          <table:table-cell office:value-type="string" calcext:value-type="string">
            <text:p>Millis/File:</text:p>
          </table:table-cell>
          <table:table-cell office:value-type="float" office:value="924" calcext:value-type="float">
            <text:p>924</text:p>
          </table:table-cell>
          <table:table-cell table:formula="of:=[.E140]+[.D141]" office:value-type="float" office:value="153421" calcext:value-type="float">
            <text:p>1534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93246187363834</text:p>
          </table:table-cell>
          <table:table-cell office:value-type="string" calcext:value-type="string">
            <text:p>Millis/File:</text:p>
          </table:table-cell>
          <table:table-cell office:value-type="float" office:value="918" calcext:value-type="float">
            <text:p>918</text:p>
          </table:table-cell>
          <table:table-cell table:formula="of:=[.E141]+[.D142]" office:value-type="float" office:value="154339" calcext:value-type="float">
            <text:p>1543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41138560687433</text:p>
          </table:table-cell>
          <table:table-cell office:value-type="string" calcext:value-type="string">
            <text:p>Millis/File:</text:p>
          </table:table-cell>
          <table:table-cell office:value-type="float" office:value="931" calcext:value-type="float">
            <text:p>931</text:p>
          </table:table-cell>
          <table:table-cell table:formula="of:=[.E142]+[.D143]" office:value-type="float" office:value="155270" calcext:value-type="float">
            <text:p>1552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64262648008611</text:p>
          </table:table-cell>
          <table:table-cell office:value-type="string" calcext:value-type="string">
            <text:p>Millis/File:</text:p>
          </table:table-cell>
          <table:table-cell office:value-type="float" office:value="929" calcext:value-type="float">
            <text:p>929</text:p>
          </table:table-cell>
          <table:table-cell table:formula="of:=[.E143]+[.D144]" office:value-type="float" office:value="156199" calcext:value-type="float">
            <text:p>156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34236186348862</text:p>
          </table:table-cell>
          <table:table-cell office:value-type="string" calcext:value-type="string">
            <text:p>Millis/File:</text:p>
          </table:table-cell>
          <table:table-cell office:value-type="float" office:value="923" calcext:value-type="float">
            <text:p>923</text:p>
          </table:table-cell>
          <table:table-cell table:formula="of:=[.E144]+[.D145]" office:value-type="float" office:value="157122" calcext:value-type="float">
            <text:p>157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22510822510822</text:p>
          </table:table-cell>
          <table:table-cell office:value-type="string" calcext:value-type="string">
            <text:p>Millis/File:</text:p>
          </table:table-cell>
          <table:table-cell office:value-type="float" office:value="924" calcext:value-type="float">
            <text:p>924</text:p>
          </table:table-cell>
          <table:table-cell table:formula="of:=[.E145]+[.D146]" office:value-type="float" office:value="158046" calcext:value-type="float">
            <text:p>1580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18113612004287</text:p>
          </table:table-cell>
          <table:table-cell office:value-type="string" calcext:value-type="string">
            <text:p>Millis/File:</text:p>
          </table:table-cell>
          <table:table-cell office:value-type="float" office:value="933" calcext:value-type="float">
            <text:p>933</text:p>
          </table:table-cell>
          <table:table-cell table:formula="of:=[.E146]+[.D147]" office:value-type="float" office:value="158979" calcext:value-type="float">
            <text:p>1589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83760683760684</text:p>
          </table:table-cell>
          <table:table-cell office:value-type="string" calcext:value-type="string">
            <text:p>Millis/File:</text:p>
          </table:table-cell>
          <table:table-cell office:value-type="float" office:value="936" calcext:value-type="float">
            <text:p>936</text:p>
          </table:table-cell>
          <table:table-cell table:formula="of:=[.E147]+[.D148]" office:value-type="float" office:value="159915" calcext:value-type="float">
            <text:p>1599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72358591248665</text:p>
          </table:table-cell>
          <table:table-cell office:value-type="string" calcext:value-type="string">
            <text:p>Millis/File:</text:p>
          </table:table-cell>
          <table:table-cell office:value-type="float" office:value="937" calcext:value-type="float">
            <text:p>937</text:p>
          </table:table-cell>
          <table:table-cell table:formula="of:=[.E148]+[.D149]" office:value-type="float" office:value="160852" calcext:value-type="float">
            <text:p>1608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72358591248665</text:p>
          </table:table-cell>
          <table:table-cell office:value-type="string" calcext:value-type="string">
            <text:p>Millis/File:</text:p>
          </table:table-cell>
          <table:table-cell office:value-type="float" office:value="937" calcext:value-type="float">
            <text:p>937</text:p>
          </table:table-cell>
          <table:table-cell table:formula="of:=[.E149]+[.D150]" office:value-type="float" office:value="161789" calcext:value-type="float">
            <text:p>1617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72358591248665</text:p>
          </table:table-cell>
          <table:table-cell office:value-type="string" calcext:value-type="string">
            <text:p>Millis/File:</text:p>
          </table:table-cell>
          <table:table-cell office:value-type="float" office:value="937" calcext:value-type="float">
            <text:p>937</text:p>
          </table:table-cell>
          <table:table-cell table:formula="of:=[.E150]+[.D151]" office:value-type="float" office:value="162726" calcext:value-type="float">
            <text:p>1627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29613733905579</text:p>
          </table:table-cell>
          <table:table-cell office:value-type="string" calcext:value-type="string">
            <text:p>Millis/File:</text:p>
          </table:table-cell>
          <table:table-cell office:value-type="float" office:value="932" calcext:value-type="float">
            <text:p>932</text:p>
          </table:table-cell>
          <table:table-cell table:formula="of:=[.E151]+[.D152]" office:value-type="float" office:value="163658" calcext:value-type="float">
            <text:p>163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41138560687433</text:p>
          </table:table-cell>
          <table:table-cell office:value-type="string" calcext:value-type="string">
            <text:p>Millis/File:</text:p>
          </table:table-cell>
          <table:table-cell office:value-type="float" office:value="931" calcext:value-type="float">
            <text:p>931</text:p>
          </table:table-cell>
          <table:table-cell table:formula="of:=[.E152]+[.D153]" office:value-type="float" office:value="164589" calcext:value-type="float">
            <text:p>1645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75862068965518</text:p>
          </table:table-cell>
          <table:table-cell office:value-type="string" calcext:value-type="string">
            <text:p>Millis/File:</text:p>
          </table:table-cell>
          <table:table-cell office:value-type="float" office:value="928" calcext:value-type="float">
            <text:p>928</text:p>
          </table:table-cell>
          <table:table-cell table:formula="of:=[.E153]+[.D154]" office:value-type="float" office:value="165517" calcext:value-type="float">
            <text:p>1655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64262648008611</text:p>
          </table:table-cell>
          <table:table-cell office:value-type="string" calcext:value-type="string">
            <text:p>Millis/File:</text:p>
          </table:table-cell>
          <table:table-cell office:value-type="float" office:value="929" calcext:value-type="float">
            <text:p>929</text:p>
          </table:table-cell>
          <table:table-cell table:formula="of:=[.E154]+[.D155]" office:value-type="float" office:value="166446" calcext:value-type="float">
            <text:p>166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41138560687433</text:p>
          </table:table-cell>
          <table:table-cell office:value-type="string" calcext:value-type="string">
            <text:p>Millis/File:</text:p>
          </table:table-cell>
          <table:table-cell office:value-type="float" office:value="931" calcext:value-type="float">
            <text:p>931</text:p>
          </table:table-cell>
          <table:table-cell table:formula="of:=[.E155]+[.D156]" office:value-type="float" office:value="167377" calcext:value-type="float">
            <text:p>1673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87486515641855</text:p>
          </table:table-cell>
          <table:table-cell office:value-type="string" calcext:value-type="string">
            <text:p>Millis/File:</text:p>
          </table:table-cell>
          <table:table-cell office:value-type="float" office:value="927" calcext:value-type="float">
            <text:p>927</text:p>
          </table:table-cell>
          <table:table-cell table:formula="of:=[.E156]+[.D157]" office:value-type="float" office:value="168304" calcext:value-type="float">
            <text:p>168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64262648008611</text:p>
          </table:table-cell>
          <table:table-cell office:value-type="string" calcext:value-type="string">
            <text:p>Millis/File:</text:p>
          </table:table-cell>
          <table:table-cell office:value-type="float" office:value="929" calcext:value-type="float">
            <text:p>929</text:p>
          </table:table-cell>
          <table:table-cell table:formula="of:=[.E157]+[.D158]" office:value-type="float" office:value="169233" calcext:value-type="float">
            <text:p>1692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34236186348862</text:p>
          </table:table-cell>
          <table:table-cell office:value-type="string" calcext:value-type="string">
            <text:p>Millis/File:</text:p>
          </table:table-cell>
          <table:table-cell office:value-type="float" office:value="923" calcext:value-type="float">
            <text:p>923</text:p>
          </table:table-cell>
          <table:table-cell table:formula="of:=[.E158]+[.D159]" office:value-type="float" office:value="170156" calcext:value-type="float">
            <text:p>1701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45986984815619</text:p>
          </table:table-cell>
          <table:table-cell office:value-type="string" calcext:value-type="string">
            <text:p>Millis/File:</text:p>
          </table:table-cell>
          <table:table-cell office:value-type="float" office:value="922" calcext:value-type="float">
            <text:p>922</text:p>
          </table:table-cell>
          <table:table-cell table:formula="of:=[.E159]+[.D160]" office:value-type="float" office:value="171078" calcext:value-type="float">
            <text:p>1710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9913606911447</text:p>
          </table:table-cell>
          <table:table-cell office:value-type="string" calcext:value-type="string">
            <text:p>Millis/File:</text:p>
          </table:table-cell>
          <table:table-cell office:value-type="float" office:value="926" calcext:value-type="float">
            <text:p>926</text:p>
          </table:table-cell>
          <table:table-cell table:formula="of:=[.E160]+[.D161]" office:value-type="float" office:value="172004" calcext:value-type="float">
            <text:p>172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10810810810811</text:p>
          </table:table-cell>
          <table:table-cell office:value-type="string" calcext:value-type="string">
            <text:p>Millis/File:</text:p>
          </table:table-cell>
          <table:table-cell office:value-type="float" office:value="925" calcext:value-type="float">
            <text:p>925</text:p>
          </table:table-cell>
          <table:table-cell table:formula="of:=[.E161]+[.D162]" office:value-type="float" office:value="172929" calcext:value-type="float">
            <text:p>1729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22510822510822</text:p>
          </table:table-cell>
          <table:table-cell office:value-type="string" calcext:value-type="string">
            <text:p>Millis/File:</text:p>
          </table:table-cell>
          <table:table-cell office:value-type="float" office:value="924" calcext:value-type="float">
            <text:p>924</text:p>
          </table:table-cell>
          <table:table-cell table:formula="of:=[.E162]+[.D163]" office:value-type="float" office:value="173853" calcext:value-type="float">
            <text:p>1738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18113612004287</text:p>
          </table:table-cell>
          <table:table-cell office:value-type="string" calcext:value-type="string">
            <text:p>Millis/File:</text:p>
          </table:table-cell>
          <table:table-cell office:value-type="float" office:value="933" calcext:value-type="float">
            <text:p>933</text:p>
          </table:table-cell>
          <table:table-cell table:formula="of:=[.E163]+[.D164]" office:value-type="float" office:value="174786" calcext:value-type="float">
            <text:p>1747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18113612004287</text:p>
          </table:table-cell>
          <table:table-cell office:value-type="string" calcext:value-type="string">
            <text:p>Millis/File:</text:p>
          </table:table-cell>
          <table:table-cell office:value-type="float" office:value="933" calcext:value-type="float">
            <text:p>933</text:p>
          </table:table-cell>
          <table:table-cell table:formula="of:=[.E164]+[.D165]" office:value-type="float" office:value="175719" calcext:value-type="float">
            <text:p>1757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87486515641855</text:p>
          </table:table-cell>
          <table:table-cell office:value-type="string" calcext:value-type="string">
            <text:p>Millis/File:</text:p>
          </table:table-cell>
          <table:table-cell office:value-type="float" office:value="927" calcext:value-type="float">
            <text:p>927</text:p>
          </table:table-cell>
          <table:table-cell table:formula="of:=[.E165]+[.D166]" office:value-type="float" office:value="176646" calcext:value-type="float">
            <text:p>176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41138560687433</text:p>
          </table:table-cell>
          <table:table-cell office:value-type="string" calcext:value-type="string">
            <text:p>Millis/File:</text:p>
          </table:table-cell>
          <table:table-cell office:value-type="float" office:value="931" calcext:value-type="float">
            <text:p>931</text:p>
          </table:table-cell>
          <table:table-cell table:formula="of:=[.E166]+[.D167]" office:value-type="float" office:value="177577" calcext:value-type="float">
            <text:p>177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9913606911447</text:p>
          </table:table-cell>
          <table:table-cell office:value-type="string" calcext:value-type="string">
            <text:p>Millis/File:</text:p>
          </table:table-cell>
          <table:table-cell office:value-type="float" office:value="926" calcext:value-type="float">
            <text:p>926</text:p>
          </table:table-cell>
          <table:table-cell table:formula="of:=[.E167]+[.D168]" office:value-type="float" office:value="178503" calcext:value-type="float">
            <text:p>178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34236186348862</text:p>
          </table:table-cell>
          <table:table-cell office:value-type="string" calcext:value-type="string">
            <text:p>Millis/File:</text:p>
          </table:table-cell>
          <table:table-cell office:value-type="float" office:value="923" calcext:value-type="float">
            <text:p>923</text:p>
          </table:table-cell>
          <table:table-cell table:formula="of:=[.E168]+[.D169]" office:value-type="float" office:value="179426" calcext:value-type="float">
            <text:p>1794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22510822510822</text:p>
          </table:table-cell>
          <table:table-cell office:value-type="string" calcext:value-type="string">
            <text:p>Millis/File:</text:p>
          </table:table-cell>
          <table:table-cell office:value-type="float" office:value="924" calcext:value-type="float">
            <text:p>924</text:p>
          </table:table-cell>
          <table:table-cell table:formula="of:=[.E169]+[.D170]" office:value-type="float" office:value="180350" calcext:value-type="float">
            <text:p>1803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57763300760044</text:p>
          </table:table-cell>
          <table:table-cell office:value-type="string" calcext:value-type="string">
            <text:p>Millis/File:</text:p>
          </table:table-cell>
          <table:table-cell office:value-type="float" office:value="921" calcext:value-type="float">
            <text:p>921</text:p>
          </table:table-cell>
          <table:table-cell table:formula="of:=[.E170]+[.D171]" office:value-type="float" office:value="181271" calcext:value-type="float">
            <text:p>1812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9913606911447</text:p>
          </table:table-cell>
          <table:table-cell office:value-type="string" calcext:value-type="string">
            <text:p>Millis/File:</text:p>
          </table:table-cell>
          <table:table-cell office:value-type="float" office:value="926" calcext:value-type="float">
            <text:p>926</text:p>
          </table:table-cell>
          <table:table-cell table:formula="of:=[.E171]+[.D172]" office:value-type="float" office:value="182197" calcext:value-type="float">
            <text:p>1821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22510822510822</text:p>
          </table:table-cell>
          <table:table-cell office:value-type="string" calcext:value-type="string">
            <text:p>Millis/File:</text:p>
          </table:table-cell>
          <table:table-cell office:value-type="float" office:value="924" calcext:value-type="float">
            <text:p>924</text:p>
          </table:table-cell>
          <table:table-cell table:formula="of:=[.E172]+[.D173]" office:value-type="float" office:value="183121" calcext:value-type="float">
            <text:p>1831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64262648008611</text:p>
          </table:table-cell>
          <table:table-cell office:value-type="string" calcext:value-type="string">
            <text:p>Millis/File:</text:p>
          </table:table-cell>
          <table:table-cell office:value-type="float" office:value="929" calcext:value-type="float">
            <text:p>929</text:p>
          </table:table-cell>
          <table:table-cell table:formula="of:=[.E173]+[.D174]" office:value-type="float" office:value="184050" calcext:value-type="float">
            <text:p>184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10810810810811</text:p>
          </table:table-cell>
          <table:table-cell office:value-type="string" calcext:value-type="string">
            <text:p>Millis/File:</text:p>
          </table:table-cell>
          <table:table-cell office:value-type="float" office:value="925" calcext:value-type="float">
            <text:p>925</text:p>
          </table:table-cell>
          <table:table-cell table:formula="of:=[.E174]+[.D175]" office:value-type="float" office:value="184975" calcext:value-type="float">
            <text:p>184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57763300760044</text:p>
          </table:table-cell>
          <table:table-cell office:value-type="string" calcext:value-type="string">
            <text:p>Millis/File:</text:p>
          </table:table-cell>
          <table:table-cell office:value-type="float" office:value="921" calcext:value-type="float">
            <text:p>921</text:p>
          </table:table-cell>
          <table:table-cell table:formula="of:=[.E175]+[.D176]" office:value-type="float" office:value="185896" calcext:value-type="float">
            <text:p>1858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22510822510822</text:p>
          </table:table-cell>
          <table:table-cell office:value-type="string" calcext:value-type="string">
            <text:p>Millis/File:</text:p>
          </table:table-cell>
          <table:table-cell office:value-type="float" office:value="924" calcext:value-type="float">
            <text:p>924</text:p>
          </table:table-cell>
          <table:table-cell table:formula="of:=[.E176]+[.D177]" office:value-type="float" office:value="186820" calcext:value-type="float">
            <text:p>1868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69565217391304</text:p>
          </table:table-cell>
          <table:table-cell office:value-type="string" calcext:value-type="string">
            <text:p>Millis/File:</text:p>
          </table:table-cell>
          <table:table-cell office:value-type="float" office:value="920" calcext:value-type="float">
            <text:p>920</text:p>
          </table:table-cell>
          <table:table-cell table:formula="of:=[.E177]+[.D178]" office:value-type="float" office:value="187740" calcext:value-type="float">
            <text:p>1877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22510822510822</text:p>
          </table:table-cell>
          <table:table-cell office:value-type="string" calcext:value-type="string">
            <text:p>Millis/File:</text:p>
          </table:table-cell>
          <table:table-cell office:value-type="float" office:value="924" calcext:value-type="float">
            <text:p>924</text:p>
          </table:table-cell>
          <table:table-cell table:formula="of:=[.E178]+[.D179]" office:value-type="float" office:value="188664" calcext:value-type="float">
            <text:p>188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8139281828074</text:p>
          </table:table-cell>
          <table:table-cell office:value-type="string" calcext:value-type="string">
            <text:p>Millis/File:</text:p>
          </table:table-cell>
          <table:table-cell office:value-type="float" office:value="919" calcext:value-type="float">
            <text:p>919</text:p>
          </table:table-cell>
          <table:table-cell table:formula="of:=[.E179]+[.D180]" office:value-type="float" office:value="189583" calcext:value-type="float">
            <text:p>189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93246187363834</text:p>
          </table:table-cell>
          <table:table-cell office:value-type="string" calcext:value-type="string">
            <text:p>Millis/File:</text:p>
          </table:table-cell>
          <table:table-cell office:value-type="float" office:value="918" calcext:value-type="float">
            <text:p>918</text:p>
          </table:table-cell>
          <table:table-cell table:formula="of:=[.E180]+[.D181]" office:value-type="float" office:value="190501" calcext:value-type="float">
            <text:p>190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91703056768559</text:p>
          </table:table-cell>
          <table:table-cell office:value-type="string" calcext:value-type="string">
            <text:p>Millis/File:</text:p>
          </table:table-cell>
          <table:table-cell office:value-type="float" office:value="916" calcext:value-type="float">
            <text:p>916</text:p>
          </table:table-cell>
          <table:table-cell table:formula="of:=[.E181]+[.D182]" office:value-type="float" office:value="191417" calcext:value-type="float">
            <text:p>1914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8139281828074</text:p>
          </table:table-cell>
          <table:table-cell office:value-type="string" calcext:value-type="string">
            <text:p>Millis/File:</text:p>
          </table:table-cell>
          <table:table-cell office:value-type="float" office:value="919" calcext:value-type="float">
            <text:p>919</text:p>
          </table:table-cell>
          <table:table-cell table:formula="of:=[.E182]+[.D183]" office:value-type="float" office:value="192336" calcext:value-type="float">
            <text:p>192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69565217391304</text:p>
          </table:table-cell>
          <table:table-cell office:value-type="string" calcext:value-type="string">
            <text:p>Millis/File:</text:p>
          </table:table-cell>
          <table:table-cell office:value-type="float" office:value="920" calcext:value-type="float">
            <text:p>920</text:p>
          </table:table-cell>
          <table:table-cell table:formula="of:=[.E183]+[.D184]" office:value-type="float" office:value="193256" calcext:value-type="float">
            <text:p>1932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69565217391304</text:p>
          </table:table-cell>
          <table:table-cell office:value-type="string" calcext:value-type="string">
            <text:p>Millis/File:</text:p>
          </table:table-cell>
          <table:table-cell office:value-type="float" office:value="920" calcext:value-type="float">
            <text:p>920</text:p>
          </table:table-cell>
          <table:table-cell table:formula="of:=[.E184]+[.D185]" office:value-type="float" office:value="194176" calcext:value-type="float">
            <text:p>194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93246187363834</text:p>
          </table:table-cell>
          <table:table-cell office:value-type="string" calcext:value-type="string">
            <text:p>Millis/File:</text:p>
          </table:table-cell>
          <table:table-cell office:value-type="float" office:value="918" calcext:value-type="float">
            <text:p>918</text:p>
          </table:table-cell>
          <table:table-cell table:formula="of:=[.E185]+[.D186]" office:value-type="float" office:value="195094" calcext:value-type="float">
            <text:p>1950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9913606911447</text:p>
          </table:table-cell>
          <table:table-cell office:value-type="string" calcext:value-type="string">
            <text:p>Millis/File:</text:p>
          </table:table-cell>
          <table:table-cell office:value-type="float" office:value="926" calcext:value-type="float">
            <text:p>926</text:p>
          </table:table-cell>
          <table:table-cell table:formula="of:=[.E186]+[.D187]" office:value-type="float" office:value="196020" calcext:value-type="float">
            <text:p>1960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34236186348862</text:p>
          </table:table-cell>
          <table:table-cell office:value-type="string" calcext:value-type="string">
            <text:p>Millis/File:</text:p>
          </table:table-cell>
          <table:table-cell office:value-type="float" office:value="923" calcext:value-type="float">
            <text:p>923</text:p>
          </table:table-cell>
          <table:table-cell table:formula="of:=[.E187]+[.D188]" office:value-type="float" office:value="196943" calcext:value-type="float">
            <text:p>196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93246187363834</text:p>
          </table:table-cell>
          <table:table-cell office:value-type="string" calcext:value-type="string">
            <text:p>Millis/File:</text:p>
          </table:table-cell>
          <table:table-cell office:value-type="float" office:value="918" calcext:value-type="float">
            <text:p>918</text:p>
          </table:table-cell>
          <table:table-cell table:formula="of:=[.E188]+[.D189]" office:value-type="float" office:value="197861" calcext:value-type="float">
            <text:p>1978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9913606911447</text:p>
          </table:table-cell>
          <table:table-cell office:value-type="string" calcext:value-type="string">
            <text:p>Millis/File:</text:p>
          </table:table-cell>
          <table:table-cell office:value-type="float" office:value="926" calcext:value-type="float">
            <text:p>926</text:p>
          </table:table-cell>
          <table:table-cell table:formula="of:=[.E189]+[.D190]" office:value-type="float" office:value="198787" calcext:value-type="float">
            <text:p>198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22510822510822</text:p>
          </table:table-cell>
          <table:table-cell office:value-type="string" calcext:value-type="string">
            <text:p>Millis/File:</text:p>
          </table:table-cell>
          <table:table-cell office:value-type="float" office:value="924" calcext:value-type="float">
            <text:p>924</text:p>
          </table:table-cell>
          <table:table-cell table:formula="of:=[.E190]+[.D191]" office:value-type="float" office:value="199711" calcext:value-type="float">
            <text:p>1997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69565217391304</text:p>
          </table:table-cell>
          <table:table-cell office:value-type="string" calcext:value-type="string">
            <text:p>Millis/File:</text:p>
          </table:table-cell>
          <table:table-cell office:value-type="float" office:value="920" calcext:value-type="float">
            <text:p>920</text:p>
          </table:table-cell>
          <table:table-cell table:formula="of:=[.E191]+[.D192]" office:value-type="float" office:value="200631" calcext:value-type="float">
            <text:p>2006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9913606911447</text:p>
          </table:table-cell>
          <table:table-cell office:value-type="string" calcext:value-type="string">
            <text:p>Millis/File:</text:p>
          </table:table-cell>
          <table:table-cell office:value-type="float" office:value="926" calcext:value-type="float">
            <text:p>926</text:p>
          </table:table-cell>
          <table:table-cell table:formula="of:=[.E192]+[.D193]" office:value-type="float" office:value="201557" calcext:value-type="float">
            <text:p>2015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75862068965518</text:p>
          </table:table-cell>
          <table:table-cell office:value-type="string" calcext:value-type="string">
            <text:p>Millis/File:</text:p>
          </table:table-cell>
          <table:table-cell office:value-type="float" office:value="928" calcext:value-type="float">
            <text:p>928</text:p>
          </table:table-cell>
          <table:table-cell table:formula="of:=[.E193]+[.D194]" office:value-type="float" office:value="202485" calcext:value-type="float">
            <text:p>2024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75862068965518</text:p>
          </table:table-cell>
          <table:table-cell office:value-type="string" calcext:value-type="string">
            <text:p>Millis/File:</text:p>
          </table:table-cell>
          <table:table-cell office:value-type="float" office:value="928" calcext:value-type="float">
            <text:p>928</text:p>
          </table:table-cell>
          <table:table-cell table:formula="of:=[.E194]+[.D195]" office:value-type="float" office:value="203413" calcext:value-type="float">
            <text:p>2034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29613733905579</text:p>
          </table:table-cell>
          <table:table-cell office:value-type="string" calcext:value-type="string">
            <text:p>Millis/File:</text:p>
          </table:table-cell>
          <table:table-cell office:value-type="float" office:value="932" calcext:value-type="float">
            <text:p>932</text:p>
          </table:table-cell>
          <table:table-cell table:formula="of:=[.E195]+[.D196]" office:value-type="float" office:value="204345" calcext:value-type="float">
            <text:p>2043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75862068965518</text:p>
          </table:table-cell>
          <table:table-cell office:value-type="string" calcext:value-type="string">
            <text:p>Millis/File:</text:p>
          </table:table-cell>
          <table:table-cell office:value-type="float" office:value="928" calcext:value-type="float">
            <text:p>928</text:p>
          </table:table-cell>
          <table:table-cell table:formula="of:=[.E196]+[.D197]" office:value-type="float" office:value="205273" calcext:value-type="float">
            <text:p>2052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9913606911447</text:p>
          </table:table-cell>
          <table:table-cell office:value-type="string" calcext:value-type="string">
            <text:p>Millis/File:</text:p>
          </table:table-cell>
          <table:table-cell office:value-type="float" office:value="926" calcext:value-type="float">
            <text:p>926</text:p>
          </table:table-cell>
          <table:table-cell table:formula="of:=[.E197]+[.D198]" office:value-type="float" office:value="206199" calcext:value-type="float">
            <text:p>206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9913606911447</text:p>
          </table:table-cell>
          <table:table-cell office:value-type="string" calcext:value-type="string">
            <text:p>Millis/File:</text:p>
          </table:table-cell>
          <table:table-cell office:value-type="float" office:value="926" calcext:value-type="float">
            <text:p>926</text:p>
          </table:table-cell>
          <table:table-cell table:formula="of:=[.E198]+[.D199]" office:value-type="float" office:value="207125" calcext:value-type="float">
            <text:p>207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5268817204301</text:p>
          </table:table-cell>
          <table:table-cell office:value-type="string" calcext:value-type="string">
            <text:p>Millis/File:</text:p>
          </table:table-cell>
          <table:table-cell office:value-type="float" office:value="930" calcext:value-type="float">
            <text:p>930</text:p>
          </table:table-cell>
          <table:table-cell table:formula="of:=[.E199]+[.D200]" office:value-type="float" office:value="208055" calcext:value-type="float">
            <text:p>2080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9913606911447</text:p>
          </table:table-cell>
          <table:table-cell office:value-type="string" calcext:value-type="string">
            <text:p>Millis/File:</text:p>
          </table:table-cell>
          <table:table-cell office:value-type="float" office:value="926" calcext:value-type="float">
            <text:p>926</text:p>
          </table:table-cell>
          <table:table-cell table:formula="of:=[.E200]+[.D201]" office:value-type="float" office:value="208981" calcext:value-type="float">
            <text:p>2089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34236186348862</text:p>
          </table:table-cell>
          <table:table-cell office:value-type="string" calcext:value-type="string">
            <text:p>Millis/File:</text:p>
          </table:table-cell>
          <table:table-cell office:value-type="float" office:value="923" calcext:value-type="float">
            <text:p>923</text:p>
          </table:table-cell>
          <table:table-cell table:formula="of:=[.E201]+[.D202]" office:value-type="float" office:value="209904" calcext:value-type="float">
            <text:p>2099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75862068965518</text:p>
          </table:table-cell>
          <table:table-cell office:value-type="string" calcext:value-type="string">
            <text:p>Millis/File:</text:p>
          </table:table-cell>
          <table:table-cell office:value-type="float" office:value="928" calcext:value-type="float">
            <text:p>928</text:p>
          </table:table-cell>
          <table:table-cell table:formula="of:=[.E202]+[.D203]" office:value-type="float" office:value="210832" calcext:value-type="float">
            <text:p>2108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75862068965518</text:p>
          </table:table-cell>
          <table:table-cell office:value-type="string" calcext:value-type="string">
            <text:p>Millis/File:</text:p>
          </table:table-cell>
          <table:table-cell office:value-type="float" office:value="928" calcext:value-type="float">
            <text:p>928</text:p>
          </table:table-cell>
          <table:table-cell table:formula="of:=[.E203]+[.D204]" office:value-type="float" office:value="211760" calcext:value-type="float">
            <text:p>2117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60980810234542</text:p>
          </table:table-cell>
          <table:table-cell office:value-type="string" calcext:value-type="string">
            <text:p>Millis/File:</text:p>
          </table:table-cell>
          <table:table-cell office:value-type="float" office:value="938" calcext:value-type="float">
            <text:p>938</text:p>
          </table:table-cell>
          <table:table-cell table:formula="of:=[.E204]+[.D205]" office:value-type="float" office:value="212698" calcext:value-type="float">
            <text:p>2126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15711252653928</text:p>
          </table:table-cell>
          <table:table-cell office:value-type="string" calcext:value-type="string">
            <text:p>Millis/File:</text:p>
          </table:table-cell>
          <table:table-cell office:value-type="float" office:value="942" calcext:value-type="float">
            <text:p>942</text:p>
          </table:table-cell>
          <table:table-cell table:formula="of:=[.E205]+[.D206]" office:value-type="float" office:value="213640" calcext:value-type="float">
            <text:p>2136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649627263045793</text:p>
          </table:table-cell>
          <table:table-cell office:value-type="string" calcext:value-type="string">
            <text:p>Millis/File:</text:p>
          </table:table-cell>
          <table:table-cell office:value-type="float" office:value="939" calcext:value-type="float">
            <text:p>939</text:p>
          </table:table-cell>
          <table:table-cell table:formula="of:=[.E206]+[.D207]" office:value-type="float" office:value="214579" calcext:value-type="float">
            <text:p>2145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59662090813093</text:p>
          </table:table-cell>
          <table:table-cell office:value-type="string" calcext:value-type="string">
            <text:p>Millis/File:</text:p>
          </table:table-cell>
          <table:table-cell office:value-type="float" office:value="947" calcext:value-type="float">
            <text:p>947</text:p>
          </table:table-cell>
          <table:table-cell table:formula="of:=[.E207]+[.D208]" office:value-type="float" office:value="215526" calcext:value-type="float">
            <text:p>215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93220338983051</text:p>
          </table:table-cell>
          <table:table-cell office:value-type="string" calcext:value-type="string">
            <text:p>Millis/File:</text:p>
          </table:table-cell>
          <table:table-cell office:value-type="float" office:value="944" calcext:value-type="float">
            <text:p>944</text:p>
          </table:table-cell>
          <table:table-cell table:formula="of:=[.E208]+[.D209]" office:value-type="float" office:value="216470" calcext:value-type="float">
            <text:p>2164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15247108307044</text:p>
          </table:table-cell>
          <table:table-cell office:value-type="string" calcext:value-type="string">
            <text:p>Millis/File:</text:p>
          </table:table-cell>
          <table:table-cell office:value-type="float" office:value="951" calcext:value-type="float">
            <text:p>951</text:p>
          </table:table-cell>
          <table:table-cell table:formula="of:=[.E209]+[.D210]" office:value-type="float" office:value="217421" calcext:value-type="float">
            <text:p>2174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48523206751055</text:p>
          </table:table-cell>
          <table:table-cell office:value-type="string" calcext:value-type="string">
            <text:p>Millis/File:</text:p>
          </table:table-cell>
          <table:table-cell office:value-type="float" office:value="948" calcext:value-type="float">
            <text:p>948</text:p>
          </table:table-cell>
          <table:table-cell table:formula="of:=[.E210]+[.D211]" office:value-type="float" office:value="218369" calcext:value-type="float">
            <text:p>2183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82010582010581</text:p>
          </table:table-cell>
          <table:table-cell office:value-type="string" calcext:value-type="string">
            <text:p>Millis/File:</text:p>
          </table:table-cell>
          <table:table-cell office:value-type="float" office:value="945" calcext:value-type="float">
            <text:p>945</text:p>
          </table:table-cell>
          <table:table-cell table:formula="of:=[.E211]+[.D212]" office:value-type="float" office:value="219314" calcext:value-type="float">
            <text:p>2193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48523206751055</text:p>
          </table:table-cell>
          <table:table-cell office:value-type="string" calcext:value-type="string">
            <text:p>Millis/File:</text:p>
          </table:table-cell>
          <table:table-cell office:value-type="float" office:value="948" calcext:value-type="float">
            <text:p>948</text:p>
          </table:table-cell>
          <table:table-cell table:formula="of:=[.E212]+[.D213]" office:value-type="float" office:value="220262" calcext:value-type="float">
            <text:p>220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48523206751055</text:p>
          </table:table-cell>
          <table:table-cell office:value-type="string" calcext:value-type="string">
            <text:p>Millis/File:</text:p>
          </table:table-cell>
          <table:table-cell office:value-type="float" office:value="948" calcext:value-type="float">
            <text:p>948</text:p>
          </table:table-cell>
          <table:table-cell table:formula="of:=[.E213]+[.D214]" office:value-type="float" office:value="221210" calcext:value-type="float">
            <text:p>221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515247108307044</text:p>
          </table:table-cell>
          <table:table-cell office:value-type="string" calcext:value-type="string">
            <text:p>Millis/File:</text:p>
          </table:table-cell>
          <table:table-cell office:value-type="float" office:value="951" calcext:value-type="float">
            <text:p>951</text:p>
          </table:table-cell>
          <table:table-cell table:formula="of:=[.E214]+[.D215]" office:value-type="float" office:value="222161" calcext:value-type="float">
            <text:p>222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4932079414838</text:p>
          </table:table-cell>
          <table:table-cell office:value-type="string" calcext:value-type="string">
            <text:p>Millis/File:</text:p>
          </table:table-cell>
          <table:table-cell office:value-type="float" office:value="957" calcext:value-type="float">
            <text:p>957</text:p>
          </table:table-cell>
          <table:table-cell table:formula="of:=[.E215]+[.D216]" office:value-type="float" office:value="223118" calcext:value-type="float">
            <text:p>223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62694300518134</text:p>
          </table:table-cell>
          <table:table-cell office:value-type="string" calcext:value-type="string">
            <text:p>Millis/File:</text:p>
          </table:table-cell>
          <table:table-cell office:value-type="float" office:value="965" calcext:value-type="float">
            <text:p>965</text:p>
          </table:table-cell>
          <table:table-cell table:formula="of:=[.E216]+[.D217]" office:value-type="float" office:value="224083" calcext:value-type="float">
            <text:p>2240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30578512396693</text:p>
          </table:table-cell>
          <table:table-cell office:value-type="string" calcext:value-type="string">
            <text:p>Millis/File:</text:p>
          </table:table-cell>
          <table:table-cell office:value-type="float" office:value="968" calcext:value-type="float">
            <text:p>968</text:p>
          </table:table-cell>
          <table:table-cell table:formula="of:=[.E217]+[.D218]" office:value-type="float" office:value="225051" calcext:value-type="float">
            <text:p>225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62694300518134</text:p>
          </table:table-cell>
          <table:table-cell office:value-type="string" calcext:value-type="string">
            <text:p>Millis/File:</text:p>
          </table:table-cell>
          <table:table-cell office:value-type="float" office:value="965" calcext:value-type="float">
            <text:p>965</text:p>
          </table:table-cell>
          <table:table-cell table:formula="of:=[.E218]+[.D219]" office:value-type="float" office:value="226016" calcext:value-type="float">
            <text:p>2260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7344398340249</text:p>
          </table:table-cell>
          <table:table-cell office:value-type="string" calcext:value-type="string">
            <text:p>Millis/File:</text:p>
          </table:table-cell>
          <table:table-cell office:value-type="float" office:value="964" calcext:value-type="float">
            <text:p>964</text:p>
          </table:table-cell>
          <table:table-cell table:formula="of:=[.E219]+[.D220]" office:value-type="float" office:value="226980" calcext:value-type="float">
            <text:p>2269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7344398340249</text:p>
          </table:table-cell>
          <table:table-cell office:value-type="string" calcext:value-type="string">
            <text:p>Millis/File:</text:p>
          </table:table-cell>
          <table:table-cell office:value-type="float" office:value="964" calcext:value-type="float">
            <text:p>964</text:p>
          </table:table-cell>
          <table:table-cell table:formula="of:=[.E220]+[.D221]" office:value-type="float" office:value="227944" calcext:value-type="float">
            <text:p>2279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E221]+[.D222]" office:value-type="float" office:value="228907" calcext:value-type="float">
            <text:p>2289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27528675703859</text:p>
          </table:table-cell>
          <table:table-cell office:value-type="string" calcext:value-type="string">
            <text:p>Millis/File:</text:p>
          </table:table-cell>
          <table:table-cell office:value-type="float" office:value="959" calcext:value-type="float">
            <text:p>959</text:p>
          </table:table-cell>
          <table:table-cell table:formula="of:=[.E222]+[.D223]" office:value-type="float" office:value="229866" calcext:value-type="float">
            <text:p>2298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41261633919339</text:p>
          </table:table-cell>
          <table:table-cell office:value-type="string" calcext:value-type="string">
            <text:p>Millis/File:</text:p>
          </table:table-cell>
          <table:table-cell office:value-type="float" office:value="967" calcext:value-type="float">
            <text:p>967</text:p>
          </table:table-cell>
          <table:table-cell table:formula="of:=[.E223]+[.D224]" office:value-type="float" office:value="230833" calcext:value-type="float">
            <text:p>230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30578512396693</text:p>
          </table:table-cell>
          <table:table-cell office:value-type="string" calcext:value-type="string">
            <text:p>Millis/File:</text:p>
          </table:table-cell>
          <table:table-cell office:value-type="float" office:value="968" calcext:value-type="float">
            <text:p>968</text:p>
          </table:table-cell>
          <table:table-cell table:formula="of:=[.E224]+[.D225]" office:value-type="float" office:value="231801" calcext:value-type="float">
            <text:p>231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62694300518134</text:p>
          </table:table-cell>
          <table:table-cell office:value-type="string" calcext:value-type="string">
            <text:p>Millis/File:</text:p>
          </table:table-cell>
          <table:table-cell office:value-type="float" office:value="965" calcext:value-type="float">
            <text:p>965</text:p>
          </table:table-cell>
          <table:table-cell table:formula="of:=[.E225]+[.D226]" office:value-type="float" office:value="232766" calcext:value-type="float">
            <text:p>2327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62694300518134</text:p>
          </table:table-cell>
          <table:table-cell office:value-type="string" calcext:value-type="string">
            <text:p>Millis/File:</text:p>
          </table:table-cell>
          <table:table-cell office:value-type="float" office:value="965" calcext:value-type="float">
            <text:p>965</text:p>
          </table:table-cell>
          <table:table-cell table:formula="of:=[.E226]+[.D227]" office:value-type="float" office:value="233731" calcext:value-type="float">
            <text:p>233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51966873706004</text:p>
          </table:table-cell>
          <table:table-cell office:value-type="string" calcext:value-type="string">
            <text:p>Millis/File:</text:p>
          </table:table-cell>
          <table:table-cell office:value-type="float" office:value="966" calcext:value-type="float">
            <text:p>966</text:p>
          </table:table-cell>
          <table:table-cell table:formula="of:=[.E227]+[.D228]" office:value-type="float" office:value="234697" calcext:value-type="float">
            <text:p>2346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E228]+[.D229]" office:value-type="float" office:value="235660" calcext:value-type="float">
            <text:p>2356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95010395010396</text:p>
          </table:table-cell>
          <table:table-cell office:value-type="string" calcext:value-type="string">
            <text:p>Millis/File:</text:p>
          </table:table-cell>
          <table:table-cell office:value-type="float" office:value="962" calcext:value-type="float">
            <text:p>962</text:p>
          </table:table-cell>
          <table:table-cell table:formula="of:=[.E229]+[.D230]" office:value-type="float" office:value="236622" calcext:value-type="float">
            <text:p>2366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41261633919339</text:p>
          </table:table-cell>
          <table:table-cell office:value-type="string" calcext:value-type="string">
            <text:p>Millis/File:</text:p>
          </table:table-cell>
          <table:table-cell office:value-type="float" office:value="967" calcext:value-type="float">
            <text:p>967</text:p>
          </table:table-cell>
          <table:table-cell table:formula="of:=[.E230]+[.D231]" office:value-type="float" office:value="237589" calcext:value-type="float">
            <text:p>2375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84215991692627</text:p>
          </table:table-cell>
          <table:table-cell office:value-type="string" calcext:value-type="string">
            <text:p>Millis/File:</text:p>
          </table:table-cell>
          <table:table-cell office:value-type="float" office:value="963" calcext:value-type="float">
            <text:p>963</text:p>
          </table:table-cell>
          <table:table-cell table:formula="of:=[.E231]+[.D232]" office:value-type="float" office:value="238552" calcext:value-type="float">
            <text:p>238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16666666666667</text:p>
          </table:table-cell>
          <table:table-cell office:value-type="string" calcext:value-type="string">
            <text:p>Millis/File:</text:p>
          </table:table-cell>
          <table:table-cell office:value-type="float" office:value="960" calcext:value-type="float">
            <text:p>960</text:p>
          </table:table-cell>
          <table:table-cell table:formula="of:=[.E232]+[.D233]" office:value-type="float" office:value="239512" calcext:value-type="float">
            <text:p>239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27528675703859</text:p>
          </table:table-cell>
          <table:table-cell office:value-type="string" calcext:value-type="string">
            <text:p>Millis/File:</text:p>
          </table:table-cell>
          <table:table-cell office:value-type="float" office:value="959" calcext:value-type="float">
            <text:p>959</text:p>
          </table:table-cell>
          <table:table-cell table:formula="of:=[.E233]+[.D234]" office:value-type="float" office:value="240471" calcext:value-type="float">
            <text:p>2404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95010395010396</text:p>
          </table:table-cell>
          <table:table-cell office:value-type="string" calcext:value-type="string">
            <text:p>Millis/File:</text:p>
          </table:table-cell>
          <table:table-cell office:value-type="float" office:value="962" calcext:value-type="float">
            <text:p>962</text:p>
          </table:table-cell>
          <table:table-cell table:formula="of:=[.E234]+[.D235]" office:value-type="float" office:value="241433" calcext:value-type="float">
            <text:p>2414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38413361169103</text:p>
          </table:table-cell>
          <table:table-cell office:value-type="string" calcext:value-type="string">
            <text:p>Millis/File:</text:p>
          </table:table-cell>
          <table:table-cell office:value-type="float" office:value="958" calcext:value-type="float">
            <text:p>958</text:p>
          </table:table-cell>
          <table:table-cell table:formula="of:=[.E235]+[.D236]" office:value-type="float" office:value="242391" calcext:value-type="float">
            <text:p>2423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416666666666667</text:p>
          </table:table-cell>
          <table:table-cell office:value-type="string" calcext:value-type="string">
            <text:p>Millis/File:</text:p>
          </table:table-cell>
          <table:table-cell office:value-type="float" office:value="960" calcext:value-type="float">
            <text:p>960</text:p>
          </table:table-cell>
          <table:table-cell table:formula="of:=[.E236]+[.D237]" office:value-type="float" office:value="243351" calcext:value-type="float">
            <text:p>243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62694300518134</text:p>
          </table:table-cell>
          <table:table-cell office:value-type="string" calcext:value-type="string">
            <text:p>Millis/File:</text:p>
          </table:table-cell>
          <table:table-cell office:value-type="float" office:value="965" calcext:value-type="float">
            <text:p>965</text:p>
          </table:table-cell>
          <table:table-cell table:formula="of:=[.E237]+[.D238]" office:value-type="float" office:value="244316" calcext:value-type="float">
            <text:p>2443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E238]+[.D239]" office:value-type="float" office:value="245295" calcext:value-type="float">
            <text:p>2452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35414534288638</text:p>
          </table:table-cell>
          <table:table-cell office:value-type="string" calcext:value-type="string">
            <text:p>Millis/File:</text:p>
          </table:table-cell>
          <table:table-cell office:value-type="float" office:value="977" calcext:value-type="float">
            <text:p>977</text:p>
          </table:table-cell>
          <table:table-cell table:formula="of:=[.E239]+[.D240]" office:value-type="float" office:value="246272" calcext:value-type="float">
            <text:p>246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7749229188078</text:p>
          </table:table-cell>
          <table:table-cell office:value-type="string" calcext:value-type="string">
            <text:p>Millis/File:</text:p>
          </table:table-cell>
          <table:table-cell office:value-type="float" office:value="973" calcext:value-type="float">
            <text:p>973</text:p>
          </table:table-cell>
          <table:table-cell table:formula="of:=[.E240]+[.D241]" office:value-type="float" office:value="247245" calcext:value-type="float">
            <text:p>2472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E241]+[.D242]" office:value-type="float" office:value="248221" calcext:value-type="float">
            <text:p>2482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E242]+[.D243]" office:value-type="float" office:value="249195" calcext:value-type="float">
            <text:p>2491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98661174047374</text:p>
          </table:table-cell>
          <table:table-cell office:value-type="string" calcext:value-type="string">
            <text:p>Millis/File:</text:p>
          </table:table-cell>
          <table:table-cell office:value-type="float" office:value="971" calcext:value-type="float">
            <text:p>971</text:p>
          </table:table-cell>
          <table:table-cell table:formula="of:=[.E243]+[.D244]" office:value-type="float" office:value="250166" calcext:value-type="float">
            <text:p>250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30578512396693</text:p>
          </table:table-cell>
          <table:table-cell office:value-type="string" calcext:value-type="string">
            <text:p>Millis/File:</text:p>
          </table:table-cell>
          <table:table-cell office:value-type="float" office:value="968" calcext:value-type="float">
            <text:p>968</text:p>
          </table:table-cell>
          <table:table-cell table:formula="of:=[.E244]+[.D245]" office:value-type="float" office:value="251134" calcext:value-type="float">
            <text:p>251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98661174047374</text:p>
          </table:table-cell>
          <table:table-cell office:value-type="string" calcext:value-type="string">
            <text:p>Millis/File:</text:p>
          </table:table-cell>
          <table:table-cell office:value-type="float" office:value="971" calcext:value-type="float">
            <text:p>971</text:p>
          </table:table-cell>
          <table:table-cell table:formula="of:=[.E245]+[.D246]" office:value-type="float" office:value="252105" calcext:value-type="float">
            <text:p>252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98661174047374</text:p>
          </table:table-cell>
          <table:table-cell office:value-type="string" calcext:value-type="string">
            <text:p>Millis/File:</text:p>
          </table:table-cell>
          <table:table-cell office:value-type="float" office:value="971" calcext:value-type="float">
            <text:p>971</text:p>
          </table:table-cell>
          <table:table-cell table:formula="of:=[.E246]+[.D247]" office:value-type="float" office:value="253076" calcext:value-type="float">
            <text:p>2530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880658436214</text:p>
          </table:table-cell>
          <table:table-cell office:value-type="string" calcext:value-type="string">
            <text:p>Millis/File:</text:p>
          </table:table-cell>
          <table:table-cell office:value-type="float" office:value="972" calcext:value-type="float">
            <text:p>972</text:p>
          </table:table-cell>
          <table:table-cell table:formula="of:=[.E247]+[.D248]" office:value-type="float" office:value="254048" calcext:value-type="float">
            <text:p>254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880658436214</text:p>
          </table:table-cell>
          <table:table-cell office:value-type="string" calcext:value-type="string">
            <text:p>Millis/File:</text:p>
          </table:table-cell>
          <table:table-cell office:value-type="float" office:value="972" calcext:value-type="float">
            <text:p>972</text:p>
          </table:table-cell>
          <table:table-cell table:formula="of:=[.E248]+[.D249]" office:value-type="float" office:value="255020" calcext:value-type="float">
            <text:p>2550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7749229188078</text:p>
          </table:table-cell>
          <table:table-cell office:value-type="string" calcext:value-type="string">
            <text:p>Millis/File:</text:p>
          </table:table-cell>
          <table:table-cell office:value-type="float" office:value="973" calcext:value-type="float">
            <text:p>973</text:p>
          </table:table-cell>
          <table:table-cell table:formula="of:=[.E249]+[.D250]" office:value-type="float" office:value="255993" calcext:value-type="float">
            <text:p>2559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E250]+[.D251]" office:value-type="float" office:value="256967" calcext:value-type="float">
            <text:p>2569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E251]+[.D252]" office:value-type="float" office:value="257942" calcext:value-type="float">
            <text:p>2579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880658436214</text:p>
          </table:table-cell>
          <table:table-cell office:value-type="string" calcext:value-type="string">
            <text:p>Millis/File:</text:p>
          </table:table-cell>
          <table:table-cell office:value-type="float" office:value="972" calcext:value-type="float">
            <text:p>972</text:p>
          </table:table-cell>
          <table:table-cell table:formula="of:=[.E252]+[.D253]" office:value-type="float" office:value="258914" calcext:value-type="float">
            <text:p>2589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E253]+[.D254]" office:value-type="float" office:value="259888" calcext:value-type="float">
            <text:p>2598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35414534288638</text:p>
          </table:table-cell>
          <table:table-cell office:value-type="string" calcext:value-type="string">
            <text:p>Millis/File:</text:p>
          </table:table-cell>
          <table:table-cell office:value-type="float" office:value="977" calcext:value-type="float">
            <text:p>977</text:p>
          </table:table-cell>
          <table:table-cell table:formula="of:=[.E254]+[.D255]" office:value-type="float" office:value="260865" calcext:value-type="float">
            <text:p>2608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E255]+[.D256]" office:value-type="float" office:value="261840" calcext:value-type="float">
            <text:p>2618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7749229188078</text:p>
          </table:table-cell>
          <table:table-cell office:value-type="string" calcext:value-type="string">
            <text:p>Millis/File:</text:p>
          </table:table-cell>
          <table:table-cell office:value-type="float" office:value="973" calcext:value-type="float">
            <text:p>973</text:p>
          </table:table-cell>
          <table:table-cell table:formula="of:=[.E256]+[.D257]" office:value-type="float" office:value="262813" calcext:value-type="float">
            <text:p>2628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E257]+[.D258]" office:value-type="float" office:value="263794" calcext:value-type="float">
            <text:p>2637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35414534288638</text:p>
          </table:table-cell>
          <table:table-cell office:value-type="string" calcext:value-type="string">
            <text:p>Millis/File:</text:p>
          </table:table-cell>
          <table:table-cell office:value-type="float" office:value="977" calcext:value-type="float">
            <text:p>977</text:p>
          </table:table-cell>
          <table:table-cell table:formula="of:=[.E258]+[.D259]" office:value-type="float" office:value="264771" calcext:value-type="float">
            <text:p>2647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7749229188078</text:p>
          </table:table-cell>
          <table:table-cell office:value-type="string" calcext:value-type="string">
            <text:p>Millis/File:</text:p>
          </table:table-cell>
          <table:table-cell office:value-type="float" office:value="973" calcext:value-type="float">
            <text:p>973</text:p>
          </table:table-cell>
          <table:table-cell table:formula="of:=[.E259]+[.D260]" office:value-type="float" office:value="265744" calcext:value-type="float">
            <text:p>265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7749229188078</text:p>
          </table:table-cell>
          <table:table-cell office:value-type="string" calcext:value-type="string">
            <text:p>Millis/File:</text:p>
          </table:table-cell>
          <table:table-cell office:value-type="float" office:value="973" calcext:value-type="float">
            <text:p>973</text:p>
          </table:table-cell>
          <table:table-cell table:formula="of:=[.E260]+[.D261]" office:value-type="float" office:value="266717" calcext:value-type="float">
            <text:p>2667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E261]+[.D262]" office:value-type="float" office:value="267692" calcext:value-type="float">
            <text:p>2676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66940451745379</text:p>
          </table:table-cell>
          <table:table-cell office:value-type="string" calcext:value-type="string">
            <text:p>Millis/File:</text:p>
          </table:table-cell>
          <table:table-cell office:value-type="float" office:value="974" calcext:value-type="float">
            <text:p>974</text:p>
          </table:table-cell>
          <table:table-cell table:formula="of:=[.E262]+[.D263]" office:value-type="float" office:value="268666" calcext:value-type="float">
            <text:p>268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98661174047374</text:p>
          </table:table-cell>
          <table:table-cell office:value-type="string" calcext:value-type="string">
            <text:p>Millis/File:</text:p>
          </table:table-cell>
          <table:table-cell office:value-type="float" office:value="971" calcext:value-type="float">
            <text:p>971</text:p>
          </table:table-cell>
          <table:table-cell table:formula="of:=[.E263]+[.D264]" office:value-type="float" office:value="269637" calcext:value-type="float">
            <text:p>269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309278350515463</text:p>
          </table:table-cell>
          <table:table-cell office:value-type="string" calcext:value-type="string">
            <text:p>Millis/File:</text:p>
          </table:table-cell>
          <table:table-cell office:value-type="float" office:value="970" calcext:value-type="float">
            <text:p>970</text:p>
          </table:table-cell>
          <table:table-cell table:formula="of:=[.E264]+[.D265]" office:value-type="float" office:value="270607" calcext:value-type="float">
            <text:p>270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E265]+[.D266]" office:value-type="float" office:value="271583" calcext:value-type="float">
            <text:p>271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E266]+[.D267]" office:value-type="float" office:value="272565" calcext:value-type="float">
            <text:p>272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E267]+[.D268]" office:value-type="float" office:value="273544" calcext:value-type="float">
            <text:p>273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14504596527068</text:p>
          </table:table-cell>
          <table:table-cell office:value-type="string" calcext:value-type="string">
            <text:p>Millis/File:</text:p>
          </table:table-cell>
          <table:table-cell office:value-type="float" office:value="979" calcext:value-type="float">
            <text:p>979</text:p>
          </table:table-cell>
          <table:table-cell table:formula="of:=[.E268]+[.D269]" office:value-type="float" office:value="274523" calcext:value-type="float">
            <text:p>2745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6260162601626</text:p>
          </table:table-cell>
          <table:table-cell office:value-type="string" calcext:value-type="string">
            <text:p>Millis/File:</text:p>
          </table:table-cell>
          <table:table-cell office:value-type="float" office:value="984" calcext:value-type="float">
            <text:p>984</text:p>
          </table:table-cell>
          <table:table-cell table:formula="of:=[.E269]+[.D270]" office:value-type="float" office:value="275507" calcext:value-type="float">
            <text:p>275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E270]+[.D271]" office:value-type="float" office:value="276490" calcext:value-type="float">
            <text:p>2764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E271]+[.D272]" office:value-type="float" office:value="277478" calcext:value-type="float">
            <text:p>2774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6260162601626</text:p>
          </table:table-cell>
          <table:table-cell office:value-type="string" calcext:value-type="string">
            <text:p>Millis/File:</text:p>
          </table:table-cell>
          <table:table-cell office:value-type="float" office:value="984" calcext:value-type="float">
            <text:p>984</text:p>
          </table:table-cell>
          <table:table-cell table:formula="of:=[.E272]+[.D273]" office:value-type="float" office:value="278462" calcext:value-type="float">
            <text:p>2784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E273]+[.D274]" office:value-type="float" office:value="279443" calcext:value-type="float">
            <text:p>2794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E274]+[.D275]" office:value-type="float" office:value="280423" calcext:value-type="float">
            <text:p>2804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24948875255624</text:p>
          </table:table-cell>
          <table:table-cell office:value-type="string" calcext:value-type="string">
            <text:p>Millis/File:</text:p>
          </table:table-cell>
          <table:table-cell office:value-type="float" office:value="978" calcext:value-type="float">
            <text:p>978</text:p>
          </table:table-cell>
          <table:table-cell table:formula="of:=[.E275]+[.D276]" office:value-type="float" office:value="281401" calcext:value-type="float">
            <text:p>2814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E276]+[.D277]" office:value-type="float" office:value="282387" calcext:value-type="float">
            <text:p>2823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E277]+[.D278]" office:value-type="float" office:value="283370" calcext:value-type="float">
            <text:p>2833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E278]+[.D279]" office:value-type="float" office:value="284361" calcext:value-type="float">
            <text:p>2843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E279]+[.D280]" office:value-type="float" office:value="285352" calcext:value-type="float">
            <text:p>2853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01010101010102</text:p>
          </table:table-cell>
          <table:table-cell office:value-type="string" calcext:value-type="string">
            <text:p>Millis/File:</text:p>
          </table:table-cell>
          <table:table-cell office:value-type="float" office:value="990" calcext:value-type="float">
            <text:p>990</text:p>
          </table:table-cell>
          <table:table-cell table:formula="of:=[.E280]+[.D281]" office:value-type="float" office:value="286342" calcext:value-type="float">
            <text:p>2863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80645161290323</text:p>
          </table:table-cell>
          <table:table-cell office:value-type="string" calcext:value-type="string">
            <text:p>Millis/File:</text:p>
          </table:table-cell>
          <table:table-cell office:value-type="float" office:value="992" calcext:value-type="float">
            <text:p>992</text:p>
          </table:table-cell>
          <table:table-cell table:formula="of:=[.E281]+[.D282]" office:value-type="float" office:value="287334" calcext:value-type="float">
            <text:p>2873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11223458038423</text:p>
          </table:table-cell>
          <table:table-cell office:value-type="string" calcext:value-type="string">
            <text:p>Millis/File:</text:p>
          </table:table-cell>
          <table:table-cell office:value-type="float" office:value="989" calcext:value-type="float">
            <text:p>989</text:p>
          </table:table-cell>
          <table:table-cell table:formula="of:=[.E282]+[.D283]" office:value-type="float" office:value="288323" calcext:value-type="float">
            <text:p>2883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11223458038423</text:p>
          </table:table-cell>
          <table:table-cell office:value-type="string" calcext:value-type="string">
            <text:p>Millis/File:</text:p>
          </table:table-cell>
          <table:table-cell office:value-type="float" office:value="989" calcext:value-type="float">
            <text:p>989</text:p>
          </table:table-cell>
          <table:table-cell table:formula="of:=[.E283]+[.D284]" office:value-type="float" office:value="289312" calcext:value-type="float">
            <text:p>289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80645161290323</text:p>
          </table:table-cell>
          <table:table-cell office:value-type="string" calcext:value-type="string">
            <text:p>Millis/File:</text:p>
          </table:table-cell>
          <table:table-cell office:value-type="float" office:value="992" calcext:value-type="float">
            <text:p>992</text:p>
          </table:table-cell>
          <table:table-cell table:formula="of:=[.E284]+[.D285]" office:value-type="float" office:value="290304" calcext:value-type="float">
            <text:p>290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01010101010102</text:p>
          </table:table-cell>
          <table:table-cell office:value-type="string" calcext:value-type="string">
            <text:p>Millis/File:</text:p>
          </table:table-cell>
          <table:table-cell office:value-type="float" office:value="990" calcext:value-type="float">
            <text:p>990</text:p>
          </table:table-cell>
          <table:table-cell table:formula="of:=[.E285]+[.D286]" office:value-type="float" office:value="291294" calcext:value-type="float">
            <text:p>2912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60362173038229</text:p>
          </table:table-cell>
          <table:table-cell office:value-type="string" calcext:value-type="string">
            <text:p>Millis/File:</text:p>
          </table:table-cell>
          <table:table-cell office:value-type="float" office:value="994" calcext:value-type="float">
            <text:p>994</text:p>
          </table:table-cell>
          <table:table-cell table:formula="of:=[.E286]+[.D287]" office:value-type="float" office:value="292288" calcext:value-type="float">
            <text:p>2922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E287]+[.D288]" office:value-type="float" office:value="293279" calcext:value-type="float">
            <text:p>2932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11223458038423</text:p>
          </table:table-cell>
          <table:table-cell office:value-type="string" calcext:value-type="string">
            <text:p>Millis/File:</text:p>
          </table:table-cell>
          <table:table-cell office:value-type="float" office:value="989" calcext:value-type="float">
            <text:p>989</text:p>
          </table:table-cell>
          <table:table-cell table:formula="of:=[.E288]+[.D289]" office:value-type="float" office:value="294268" calcext:value-type="float">
            <text:p>2942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E289]+[.D290]" office:value-type="float" office:value="295254" calcext:value-type="float">
            <text:p>295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E290]+[.D291]" office:value-type="float" office:value="296237" calcext:value-type="float">
            <text:p>2962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E291]+[.D292]" office:value-type="float" office:value="297222" calcext:value-type="float">
            <text:p>2972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E292]+[.D293]" office:value-type="float" office:value="298210" calcext:value-type="float">
            <text:p>298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E293]+[.D294]" office:value-type="float" office:value="299198" calcext:value-type="float">
            <text:p>2991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E294]+[.D295]" office:value-type="float" office:value="300183" calcext:value-type="float">
            <text:p>3001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E295]+[.D296]" office:value-type="float" office:value="301168" calcext:value-type="float">
            <text:p>3011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E296]+[.D297]" office:value-type="float" office:value="302153" calcext:value-type="float">
            <text:p>302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E297]+[.D298]" office:value-type="float" office:value="303136" calcext:value-type="float">
            <text:p>303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04081632653061</text:p>
          </table:table-cell>
          <table:table-cell office:value-type="string" calcext:value-type="string">
            <text:p>Millis/File:</text:p>
          </table:table-cell>
          <table:table-cell office:value-type="float" office:value="980" calcext:value-type="float">
            <text:p>980</text:p>
          </table:table-cell>
          <table:table-cell table:formula="of:=[.E298]+[.D299]" office:value-type="float" office:value="304116" calcext:value-type="float">
            <text:p>3041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19367991845056</text:p>
          </table:table-cell>
          <table:table-cell office:value-type="string" calcext:value-type="string">
            <text:p>Millis/File:</text:p>
          </table:table-cell>
          <table:table-cell office:value-type="float" office:value="981" calcext:value-type="float">
            <text:p>981</text:p>
          </table:table-cell>
          <table:table-cell table:formula="of:=[.E299]+[.D300]" office:value-type="float" office:value="305097" calcext:value-type="float">
            <text:p>305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24948875255624</text:p>
          </table:table-cell>
          <table:table-cell office:value-type="string" calcext:value-type="string">
            <text:p>Millis/File:</text:p>
          </table:table-cell>
          <table:table-cell office:value-type="float" office:value="978" calcext:value-type="float">
            <text:p>978</text:p>
          </table:table-cell>
          <table:table-cell table:formula="of:=[.E300]+[.D301]" office:value-type="float" office:value="306075" calcext:value-type="float">
            <text:p>3060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45901639344261</text:p>
          </table:table-cell>
          <table:table-cell office:value-type="string" calcext:value-type="string">
            <text:p>Millis/File:</text:p>
          </table:table-cell>
          <table:table-cell office:value-type="float" office:value="976" calcext:value-type="float">
            <text:p>976</text:p>
          </table:table-cell>
          <table:table-cell table:formula="of:=[.E301]+[.D302]" office:value-type="float" office:value="307051" calcext:value-type="float">
            <text:p>307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256410256410255</text:p>
          </table:table-cell>
          <table:table-cell office:value-type="string" calcext:value-type="string">
            <text:p>Millis/File:</text:p>
          </table:table-cell>
          <table:table-cell office:value-type="float" office:value="975" calcext:value-type="float">
            <text:p>975</text:p>
          </table:table-cell>
          <table:table-cell table:formula="of:=[.E302]+[.D303]" office:value-type="float" office:value="308026" calcext:value-type="float">
            <text:p>308026</text:p>
          </table:table-cell>
          <table:table-cell table:number-columns-repeated="4"/>
        </table:table-row>
      </table:table>
      <table:table table:name="5000ms" table:style-name="ta1">
        <table:shapes>
          <draw:frame draw:z-index="0" draw:style-name="gr1" draw:text-style-name="P1" svg:width="220.37mm" svg:height="93.24mm" svg:x="204.15mm" svg:y="5.84mm">
            <loext:p draw:notify-on-update-of-ranges="5000ms.E1:5000ms.E28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85.14mm" svg:height="88.18mm" svg:x="190.28mm" svg:y="120.33mm">
            <loext:p draw:notify-on-update-of-ranges="5000ms.D1:5000ms.D28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"/>
        <table:table-column table:style-name="co1" table:number-columns-repeated="8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0.19443904335990667</text:p>
          </table:table-cell>
          <table:table-cell office:value-type="string" calcext:value-type="string">
            <text:p>Millis/File:</text:p>
          </table:table-cell>
          <table:table-cell office:value-type="float" office:value="5143" calcext:value-type="float">
            <text:p>5143</text:p>
          </table:table-cell>
          <table:table-cell table:formula="of:=[.D1]" office:value-type="float" office:value="5143" calcext:value-type="float">
            <text:p>5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3883495145631068</text:p>
          </table:table-cell>
          <table:table-cell office:value-type="string" calcext:value-type="string">
            <text:p>Millis/File:</text:p>
          </table:table-cell>
          <table:table-cell office:value-type="float" office:value="2575" calcext:value-type="float">
            <text:p>2575</text:p>
          </table:table-cell>
          <table:table-cell table:formula="of:=[.E1]+[.D2]" office:value-type="float" office:value="7718" calcext:value-type="float">
            <text:p>77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4870920603994155</text:p>
          </table:table-cell>
          <table:table-cell office:value-type="string" calcext:value-type="string">
            <text:p>Millis/File:</text:p>
          </table:table-cell>
          <table:table-cell office:value-type="float" office:value="2053" calcext:value-type="float">
            <text:p>2053</text:p>
          </table:table-cell>
          <table:table-cell table:formula="of:=[.E2]+[.D3]" office:value-type="float" office:value="9771" calcext:value-type="float">
            <text:p>97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44033465433729635</text:p>
          </table:table-cell>
          <table:table-cell office:value-type="string" calcext:value-type="string">
            <text:p>Millis/File:</text:p>
          </table:table-cell>
          <table:table-cell office:value-type="float" office:value="2271" calcext:value-type="float">
            <text:p>2271</text:p>
          </table:table-cell>
          <table:table-cell table:formula="of:=[.E3]+[.D4]" office:value-type="float" office:value="12042" calcext:value-type="float">
            <text:p>120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4889975550122249</text:p>
          </table:table-cell>
          <table:table-cell office:value-type="string" calcext:value-type="string">
            <text:p>Millis/File:</text:p>
          </table:table-cell>
          <table:table-cell office:value-type="float" office:value="2045" calcext:value-type="float">
            <text:p>2045</text:p>
          </table:table-cell>
          <table:table-cell table:formula="of:=[.E4]+[.D5]" office:value-type="float" office:value="14087" calcext:value-type="float">
            <text:p>140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5865102639296188</text:p>
          </table:table-cell>
          <table:table-cell office:value-type="string" calcext:value-type="string">
            <text:p>Millis/File:</text:p>
          </table:table-cell>
          <table:table-cell office:value-type="float" office:value="1705" calcext:value-type="float">
            <text:p>1705</text:p>
          </table:table-cell>
          <table:table-cell table:formula="of:=[.E5]+[.D6]" office:value-type="float" office:value="15792" calcext:value-type="float">
            <text:p>157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683526999316473</text:p>
          </table:table-cell>
          <table:table-cell office:value-type="string" calcext:value-type="string">
            <text:p>Millis/File:</text:p>
          </table:table-cell>
          <table:table-cell office:value-type="float" office:value="1463" calcext:value-type="float">
            <text:p>1463</text:p>
          </table:table-cell>
          <table:table-cell table:formula="of:=[.E6]+[.D7]" office:value-type="float" office:value="17255" calcext:value-type="float">
            <text:p>172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6397952655150352</text:p>
          </table:table-cell>
          <table:table-cell office:value-type="string" calcext:value-type="string">
            <text:p>Millis/File:</text:p>
          </table:table-cell>
          <table:table-cell office:value-type="float" office:value="1563" calcext:value-type="float">
            <text:p>1563</text:p>
          </table:table-cell>
          <table:table-cell table:formula="of:=[.E7]+[.D8]" office:value-type="float" office:value="18818" calcext:value-type="float">
            <text:p>188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6788866259334692</text:p>
          </table:table-cell>
          <table:table-cell office:value-type="string" calcext:value-type="string">
            <text:p>Millis/File:</text:p>
          </table:table-cell>
          <table:table-cell office:value-type="float" office:value="1473" calcext:value-type="float">
            <text:p>1473</text:p>
          </table:table-cell>
          <table:table-cell table:formula="of:=[.E8]+[.D9]" office:value-type="float" office:value="20291" calcext:value-type="float">
            <text:p>202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6345177664974619</text:p>
          </table:table-cell>
          <table:table-cell office:value-type="string" calcext:value-type="string">
            <text:p>Millis/File:</text:p>
          </table:table-cell>
          <table:table-cell office:value-type="float" office:value="1576" calcext:value-type="float">
            <text:p>1576</text:p>
          </table:table-cell>
          <table:table-cell table:formula="of:=[.E9]+[.D10]" office:value-type="float" office:value="21867" calcext:value-type="float">
            <text:p>218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6333122229259025</text:p>
          </table:table-cell>
          <table:table-cell office:value-type="string" calcext:value-type="string">
            <text:p>Millis/File:</text:p>
          </table:table-cell>
          <table:table-cell office:value-type="float" office:value="1579" calcext:value-type="float">
            <text:p>1579</text:p>
          </table:table-cell>
          <table:table-cell table:formula="of:=[.E10]+[.D11]" office:value-type="float" office:value="23446" calcext:value-type="float">
            <text:p>234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6472491909385113</text:p>
          </table:table-cell>
          <table:table-cell office:value-type="string" calcext:value-type="string">
            <text:p>Millis/File:</text:p>
          </table:table-cell>
          <table:table-cell office:value-type="float" office:value="1545" calcext:value-type="float">
            <text:p>1545</text:p>
          </table:table-cell>
          <table:table-cell table:formula="of:=[.E11]+[.D12]" office:value-type="float" office:value="24991" calcext:value-type="float">
            <text:p>249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6944444444444444</text:p>
          </table:table-cell>
          <table:table-cell office:value-type="string" calcext:value-type="string">
            <text:p>Millis/File:</text:p>
          </table:table-cell>
          <table:table-cell office:value-type="float" office:value="1440" calcext:value-type="float">
            <text:p>1440</text:p>
          </table:table-cell>
          <table:table-cell table:formula="of:=[.E12]+[.D13]" office:value-type="float" office:value="26431" calcext:value-type="float">
            <text:p>264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342143906020558</text:p>
          </table:table-cell>
          <table:table-cell office:value-type="string" calcext:value-type="string">
            <text:p>Millis/File:</text:p>
          </table:table-cell>
          <table:table-cell office:value-type="float" office:value="1362" calcext:value-type="float">
            <text:p>1362</text:p>
          </table:table-cell>
          <table:table-cell table:formula="of:=[.E13]+[.D14]" office:value-type="float" office:value="27793" calcext:value-type="float">
            <text:p>277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288629737609329</text:p>
          </table:table-cell>
          <table:table-cell office:value-type="string" calcext:value-type="string">
            <text:p>Millis/File:</text:p>
          </table:table-cell>
          <table:table-cell office:value-type="float" office:value="1372" calcext:value-type="float">
            <text:p>1372</text:p>
          </table:table-cell>
          <table:table-cell table:formula="of:=[.E14]+[.D15]" office:value-type="float" office:value="29165" calcext:value-type="float">
            <text:p>291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374631268436578</text:p>
          </table:table-cell>
          <table:table-cell office:value-type="string" calcext:value-type="string">
            <text:p>Millis/File:</text:p>
          </table:table-cell>
          <table:table-cell office:value-type="float" office:value="1356" calcext:value-type="float">
            <text:p>1356</text:p>
          </table:table-cell>
          <table:table-cell table:formula="of:=[.E15]+[.D16]" office:value-type="float" office:value="30521" calcext:value-type="float">
            <text:p>305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598784194528876</text:p>
          </table:table-cell>
          <table:table-cell office:value-type="string" calcext:value-type="string">
            <text:p>Millis/File:</text:p>
          </table:table-cell>
          <table:table-cell office:value-type="float" office:value="1316" calcext:value-type="float">
            <text:p>1316</text:p>
          </table:table-cell>
          <table:table-cell table:formula="of:=[.E16]+[.D17]" office:value-type="float" office:value="31837" calcext:value-type="float">
            <text:p>318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993605115907274</text:p>
          </table:table-cell>
          <table:table-cell office:value-type="string" calcext:value-type="string">
            <text:p>Millis/File:</text:p>
          </table:table-cell>
          <table:table-cell office:value-type="float" office:value="1251" calcext:value-type="float">
            <text:p>1251</text:p>
          </table:table-cell>
          <table:table-cell table:formula="of:=[.E17]+[.D18]" office:value-type="float" office:value="33088" calcext:value-type="float">
            <text:p>330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071025020177562</text:p>
          </table:table-cell>
          <table:table-cell office:value-type="string" calcext:value-type="string">
            <text:p>Millis/File:</text:p>
          </table:table-cell>
          <table:table-cell office:value-type="float" office:value="1239" calcext:value-type="float">
            <text:p>1239</text:p>
          </table:table-cell>
          <table:table-cell table:formula="of:=[.E18]+[.D19]" office:value-type="float" office:value="34327" calcext:value-type="float">
            <text:p>343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535795026375283</text:p>
          </table:table-cell>
          <table:table-cell office:value-type="string" calcext:value-type="string">
            <text:p>Millis/File:</text:p>
          </table:table-cell>
          <table:table-cell office:value-type="float" office:value="1327" calcext:value-type="float">
            <text:p>1327</text:p>
          </table:table-cell>
          <table:table-cell table:formula="of:=[.E19]+[.D20]" office:value-type="float" office:value="35654" calcext:value-type="float">
            <text:p>356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892659826361483</text:p>
          </table:table-cell>
          <table:table-cell office:value-type="string" calcext:value-type="string">
            <text:p>Millis/File:</text:p>
          </table:table-cell>
          <table:table-cell office:value-type="float" office:value="1267" calcext:value-type="float">
            <text:p>1267</text:p>
          </table:table-cell>
          <table:table-cell table:formula="of:=[.E20]+[.D21]" office:value-type="float" office:value="36921" calcext:value-type="float">
            <text:p>369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79423226812159</text:p>
          </table:table-cell>
          <table:table-cell office:value-type="string" calcext:value-type="string">
            <text:p>Millis/File:</text:p>
          </table:table-cell>
          <table:table-cell office:value-type="float" office:value="1283" calcext:value-type="float">
            <text:p>1283</text:p>
          </table:table-cell>
          <table:table-cell table:formula="of:=[.E21]+[.D22]" office:value-type="float" office:value="38204" calcext:value-type="float">
            <text:p>382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800312012480499</text:p>
          </table:table-cell>
          <table:table-cell office:value-type="string" calcext:value-type="string">
            <text:p>Millis/File:</text:p>
          </table:table-cell>
          <table:table-cell office:value-type="float" office:value="1282" calcext:value-type="float">
            <text:p>1282</text:p>
          </table:table-cell>
          <table:table-cell table:formula="of:=[.E22]+[.D23]" office:value-type="float" office:value="39486" calcext:value-type="float">
            <text:p>394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651109410864575</text:p>
          </table:table-cell>
          <table:table-cell office:value-type="string" calcext:value-type="string">
            <text:p>Millis/File:</text:p>
          </table:table-cell>
          <table:table-cell office:value-type="float" office:value="1307" calcext:value-type="float">
            <text:p>1307</text:p>
          </table:table-cell>
          <table:table-cell table:formula="of:=[.E23]+[.D24]" office:value-type="float" office:value="40793" calcext:value-type="float">
            <text:p>407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843137254901961</text:p>
          </table:table-cell>
          <table:table-cell office:value-type="string" calcext:value-type="string">
            <text:p>Millis/File:</text:p>
          </table:table-cell>
          <table:table-cell office:value-type="float" office:value="1275" calcext:value-type="float">
            <text:p>1275</text:p>
          </table:table-cell>
          <table:table-cell table:formula="of:=[.E24]+[.D25]" office:value-type="float" office:value="42068" calcext:value-type="float">
            <text:p>42068</text:p>
          </table:table-cell>
          <table:table-cell table:number-columns-repeated="4"/>
          <table:table-cell table:style-name="ce2" office:value-type="string" calcext:value-type="string">
            <text:p>media</text:p>
          </table:table-cell>
          <table:table-cell table:formula="of:=AVERAGE([.D1:.D284])" office:value-type="float" office:value="1111.60211267606" calcext:value-type="float">
            <text:p>1111,6021126761</text:p>
          </table:table-cell>
        </table:table-row>
        <table:table-row table:style-name="ro1">
          <table:table-cell/>
          <table:table-cell office:value-type="string" calcext:value-type="string">
            <text:p>0.7722007722007722</text:p>
          </table:table-cell>
          <table:table-cell office:value-type="string" calcext:value-type="string">
            <text:p>Millis/File:</text:p>
          </table:table-cell>
          <table:table-cell office:value-type="float" office:value="1295" calcext:value-type="float">
            <text:p>1295</text:p>
          </table:table-cell>
          <table:table-cell table:formula="of:=[.E25]+[.D26]" office:value-type="float" office:value="43363" calcext:value-type="float">
            <text:p>433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7855459544383346</text:p>
          </table:table-cell>
          <table:table-cell office:value-type="string" calcext:value-type="string">
            <text:p>Millis/File:</text:p>
          </table:table-cell>
          <table:table-cell office:value-type="float" office:value="1273" calcext:value-type="float">
            <text:p>1273</text:p>
          </table:table-cell>
          <table:table-cell table:formula="of:=[.E26]+[.D27]" office:value-type="float" office:value="44636" calcext:value-type="float">
            <text:p>446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143322475570033</text:p>
          </table:table-cell>
          <table:table-cell office:value-type="string" calcext:value-type="string">
            <text:p>Millis/File:</text:p>
          </table:table-cell>
          <table:table-cell office:value-type="float" office:value="1228" calcext:value-type="float">
            <text:p>1228</text:p>
          </table:table-cell>
          <table:table-cell table:formula="of:=[.E27]+[.D28]" office:value-type="float" office:value="45864" calcext:value-type="float">
            <text:p>458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077544426494345</text:p>
          </table:table-cell>
          <table:table-cell office:value-type="string" calcext:value-type="string">
            <text:p>Millis/File:</text:p>
          </table:table-cell>
          <table:table-cell office:value-type="float" office:value="1238" calcext:value-type="float">
            <text:p>1238</text:p>
          </table:table-cell>
          <table:table-cell table:formula="of:=[.E28]+[.D29]" office:value-type="float" office:value="47102" calcext:value-type="float">
            <text:p>471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244023083264633</text:p>
          </table:table-cell>
          <table:table-cell office:value-type="string" calcext:value-type="string">
            <text:p>Millis/File:</text:p>
          </table:table-cell>
          <table:table-cell office:value-type="float" office:value="1213" calcext:value-type="float">
            <text:p>1213</text:p>
          </table:table-cell>
          <table:table-cell table:formula="of:=[.E29]+[.D30]" office:value-type="float" office:value="48315" calcext:value-type="float">
            <text:p>483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2639467110741</text:p>
          </table:table-cell>
          <table:table-cell office:value-type="string" calcext:value-type="string">
            <text:p>Millis/File:</text:p>
          </table:table-cell>
          <table:table-cell office:value-type="float" office:value="1201" calcext:value-type="float">
            <text:p>1201</text:p>
          </table:table-cell>
          <table:table-cell table:formula="of:=[.E30]+[.D31]" office:value-type="float" office:value="49516" calcext:value-type="float">
            <text:p>495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96305625524769</text:p>
          </table:table-cell>
          <table:table-cell office:value-type="string" calcext:value-type="string">
            <text:p>Millis/File:</text:p>
          </table:table-cell>
          <table:table-cell office:value-type="float" office:value="1191" calcext:value-type="float">
            <text:p>1191</text:p>
          </table:table-cell>
          <table:table-cell table:formula="of:=[.E31]+[.D32]" office:value-type="float" office:value="50707" calcext:value-type="float">
            <text:p>507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257638315441783</text:p>
          </table:table-cell>
          <table:table-cell office:value-type="string" calcext:value-type="string">
            <text:p>Millis/File:</text:p>
          </table:table-cell>
          <table:table-cell office:value-type="float" office:value="1211" calcext:value-type="float">
            <text:p>1211</text:p>
          </table:table-cell>
          <table:table-cell table:formula="of:=[.E32]+[.D33]" office:value-type="float" office:value="51918" calcext:value-type="float">
            <text:p>519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19000819000819</text:p>
          </table:table-cell>
          <table:table-cell office:value-type="string" calcext:value-type="string">
            <text:p>Millis/File:</text:p>
          </table:table-cell>
          <table:table-cell office:value-type="float" office:value="1221" calcext:value-type="float">
            <text:p>1221</text:p>
          </table:table-cell>
          <table:table-cell table:formula="of:=[.E33]+[.D34]" office:value-type="float" office:value="53139" calcext:value-type="float">
            <text:p>53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071025020177562</text:p>
          </table:table-cell>
          <table:table-cell office:value-type="string" calcext:value-type="string">
            <text:p>Millis/File:</text:p>
          </table:table-cell>
          <table:table-cell office:value-type="float" office:value="1239" calcext:value-type="float">
            <text:p>1239</text:p>
          </table:table-cell>
          <table:table-cell table:formula="of:=[.E34]+[.D35]" office:value-type="float" office:value="54378" calcext:value-type="float">
            <text:p>543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291873963515755</text:p>
          </table:table-cell>
          <table:table-cell office:value-type="string" calcext:value-type="string">
            <text:p>Millis/File:</text:p>
          </table:table-cell>
          <table:table-cell office:value-type="float" office:value="1206" calcext:value-type="float">
            <text:p>1206</text:p>
          </table:table-cell>
          <table:table-cell table:formula="of:=[.E35]+[.D36]" office:value-type="float" office:value="55584" calcext:value-type="float">
            <text:p>555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488964346349746</text:p>
          </table:table-cell>
          <table:table-cell office:value-type="string" calcext:value-type="string">
            <text:p>Millis/File:</text:p>
          </table:table-cell>
          <table:table-cell office:value-type="float" office:value="1178" calcext:value-type="float">
            <text:p>1178</text:p>
          </table:table-cell>
          <table:table-cell table:formula="of:=[.E36]+[.D37]" office:value-type="float" office:value="56762" calcext:value-type="float">
            <text:p>567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61204013377926</text:p>
          </table:table-cell>
          <table:table-cell office:value-type="string" calcext:value-type="string">
            <text:p>Millis/File:</text:p>
          </table:table-cell>
          <table:table-cell office:value-type="float" office:value="1196" calcext:value-type="float">
            <text:p>1196</text:p>
          </table:table-cell>
          <table:table-cell table:formula="of:=[.E37]+[.D38]" office:value-type="float" office:value="57958" calcext:value-type="float">
            <text:p>579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33333333333334</text:p>
          </table:table-cell>
          <table:table-cell office:value-type="string" calcext:value-type="string">
            <text:p>Millis/File:</text:p>
          </table:table-cell>
          <table:table-cell office:value-type="float" office:value="1200" calcext:value-type="float">
            <text:p>1200</text:p>
          </table:table-cell>
          <table:table-cell table:formula="of:=[.E38]+[.D39]" office:value-type="float" office:value="59158" calcext:value-type="float">
            <text:p>591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453085376162299</text:p>
          </table:table-cell>
          <table:table-cell office:value-type="string" calcext:value-type="string">
            <text:p>Millis/File:</text:p>
          </table:table-cell>
          <table:table-cell office:value-type="float" office:value="1183" calcext:value-type="float">
            <text:p>1183</text:p>
          </table:table-cell>
          <table:table-cell table:formula="of:=[.E39]+[.D40]" office:value-type="float" office:value="60341" calcext:value-type="float">
            <text:p>603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554319931565441</text:p>
          </table:table-cell>
          <table:table-cell office:value-type="string" calcext:value-type="string">
            <text:p>Millis/File:</text:p>
          </table:table-cell>
          <table:table-cell office:value-type="float" office:value="1169" calcext:value-type="float">
            <text:p>1169</text:p>
          </table:table-cell>
          <table:table-cell table:formula="of:=[.E40]+[.D41]" office:value-type="float" office:value="61510" calcext:value-type="float">
            <text:p>615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40283569641368</text:p>
          </table:table-cell>
          <table:table-cell office:value-type="string" calcext:value-type="string">
            <text:p>Millis/File:</text:p>
          </table:table-cell>
          <table:table-cell office:value-type="float" office:value="1199" calcext:value-type="float">
            <text:p>1199</text:p>
          </table:table-cell>
          <table:table-cell table:formula="of:=[.E41]+[.D42]" office:value-type="float" office:value="62709" calcext:value-type="float">
            <text:p>627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82229673093042</text:p>
          </table:table-cell>
          <table:table-cell office:value-type="string" calcext:value-type="string">
            <text:p>Millis/File:</text:p>
          </table:table-cell>
          <table:table-cell office:value-type="float" office:value="1193" calcext:value-type="float">
            <text:p>1193</text:p>
          </table:table-cell>
          <table:table-cell table:formula="of:=[.E42]+[.D43]" office:value-type="float" office:value="63902" calcext:value-type="float">
            <text:p>639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576329331046312</text:p>
          </table:table-cell>
          <table:table-cell office:value-type="string" calcext:value-type="string">
            <text:p>Millis/File:</text:p>
          </table:table-cell>
          <table:table-cell office:value-type="float" office:value="1166" calcext:value-type="float">
            <text:p>1166</text:p>
          </table:table-cell>
          <table:table-cell table:formula="of:=[.E43]+[.D44]" office:value-type="float" office:value="65068" calcext:value-type="float">
            <text:p>650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726003490401396</text:p>
          </table:table-cell>
          <table:table-cell office:value-type="string" calcext:value-type="string">
            <text:p>Millis/File:</text:p>
          </table:table-cell>
          <table:table-cell office:value-type="float" office:value="1146" calcext:value-type="float">
            <text:p>1146</text:p>
          </table:table-cell>
          <table:table-cell table:formula="of:=[.E44]+[.D45]" office:value-type="float" office:value="66214" calcext:value-type="float">
            <text:p>662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865248226950354</text:p>
          </table:table-cell>
          <table:table-cell office:value-type="string" calcext:value-type="string">
            <text:p>Millis/File:</text:p>
          </table:table-cell>
          <table:table-cell office:value-type="float" office:value="1128" calcext:value-type="float">
            <text:p>1128</text:p>
          </table:table-cell>
          <table:table-cell table:formula="of:=[.E45]+[.D46]" office:value-type="float" office:value="67342" calcext:value-type="float">
            <text:p>673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748906386701663</text:p>
          </table:table-cell>
          <table:table-cell office:value-type="string" calcext:value-type="string">
            <text:p>Millis/File:</text:p>
          </table:table-cell>
          <table:table-cell office:value-type="float" office:value="1143" calcext:value-type="float">
            <text:p>1143</text:p>
          </table:table-cell>
          <table:table-cell table:formula="of:=[.E46]+[.D47]" office:value-type="float" office:value="68485" calcext:value-type="float">
            <text:p>684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920606601248885</text:p>
          </table:table-cell>
          <table:table-cell office:value-type="string" calcext:value-type="string">
            <text:p>Millis/File:</text:p>
          </table:table-cell>
          <table:table-cell office:value-type="float" office:value="1121" calcext:value-type="float">
            <text:p>1121</text:p>
          </table:table-cell>
          <table:table-cell table:formula="of:=[.E47]+[.D48]" office:value-type="float" office:value="69606" calcext:value-type="float">
            <text:p>696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250825082508251</text:p>
          </table:table-cell>
          <table:table-cell office:value-type="string" calcext:value-type="string">
            <text:p>Millis/File:</text:p>
          </table:table-cell>
          <table:table-cell office:value-type="float" office:value="1212" calcext:value-type="float">
            <text:p>1212</text:p>
          </table:table-cell>
          <table:table-cell table:formula="of:=[.E48]+[.D49]" office:value-type="float" office:value="70818" calcext:value-type="float">
            <text:p>708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47245409015025</text:p>
          </table:table-cell>
          <table:table-cell office:value-type="string" calcext:value-type="string">
            <text:p>Millis/File:</text:p>
          </table:table-cell>
          <table:table-cell office:value-type="float" office:value="1198" calcext:value-type="float">
            <text:p>1198</text:p>
          </table:table-cell>
          <table:table-cell table:formula="of:=[.E49]+[.D50]" office:value-type="float" office:value="72016" calcext:value-type="float">
            <text:p>7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89261744966443</text:p>
          </table:table-cell>
          <table:table-cell office:value-type="string" calcext:value-type="string">
            <text:p>Millis/File:</text:p>
          </table:table-cell>
          <table:table-cell office:value-type="float" office:value="1192" calcext:value-type="float">
            <text:p>1192</text:p>
          </table:table-cell>
          <table:table-cell table:formula="of:=[.E50]+[.D51]" office:value-type="float" office:value="73208" calcext:value-type="float">
            <text:p>732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496176720475785</text:p>
          </table:table-cell>
          <table:table-cell office:value-type="string" calcext:value-type="string">
            <text:p>Millis/File:</text:p>
          </table:table-cell>
          <table:table-cell office:value-type="float" office:value="1177" calcext:value-type="float">
            <text:p>1177</text:p>
          </table:table-cell>
          <table:table-cell table:formula="of:=[.E51]+[.D52]" office:value-type="float" office:value="74385" calcext:value-type="float">
            <text:p>743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635578583765112</text:p>
          </table:table-cell>
          <table:table-cell office:value-type="string" calcext:value-type="string">
            <text:p>Millis/File:</text:p>
          </table:table-cell>
          <table:table-cell office:value-type="float" office:value="1158" calcext:value-type="float">
            <text:p>1158</text:p>
          </table:table-cell>
          <table:table-cell table:formula="of:=[.E52]+[.D53]" office:value-type="float" office:value="75543" calcext:value-type="float">
            <text:p>755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591065292096219</text:p>
          </table:table-cell>
          <table:table-cell office:value-type="string" calcext:value-type="string">
            <text:p>Millis/File:</text:p>
          </table:table-cell>
          <table:table-cell office:value-type="float" office:value="1164" calcext:value-type="float">
            <text:p>1164</text:p>
          </table:table-cell>
          <table:table-cell table:formula="of:=[.E53]+[.D54]" office:value-type="float" office:value="76707" calcext:value-type="float">
            <text:p>767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688097306689835</text:p>
          </table:table-cell>
          <table:table-cell office:value-type="string" calcext:value-type="string">
            <text:p>Millis/File:</text:p>
          </table:table-cell>
          <table:table-cell office:value-type="float" office:value="1151" calcext:value-type="float">
            <text:p>1151</text:p>
          </table:table-cell>
          <table:table-cell table:formula="of:=[.E54]+[.D55]" office:value-type="float" office:value="77858" calcext:value-type="float">
            <text:p>778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710801393728222</text:p>
          </table:table-cell>
          <table:table-cell office:value-type="string" calcext:value-type="string">
            <text:p>Millis/File:</text:p>
          </table:table-cell>
          <table:table-cell office:value-type="float" office:value="1148" calcext:value-type="float">
            <text:p>1148</text:p>
          </table:table-cell>
          <table:table-cell table:formula="of:=[.E55]+[.D56]" office:value-type="float" office:value="79006" calcext:value-type="float">
            <text:p>790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591065292096219</text:p>
          </table:table-cell>
          <table:table-cell office:value-type="string" calcext:value-type="string">
            <text:p>Millis/File:</text:p>
          </table:table-cell>
          <table:table-cell office:value-type="float" office:value="1164" calcext:value-type="float">
            <text:p>1164</text:p>
          </table:table-cell>
          <table:table-cell table:formula="of:=[.E56]+[.D57]" office:value-type="float" office:value="80170" calcext:value-type="float">
            <text:p>801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467400508044031</text:p>
          </table:table-cell>
          <table:table-cell office:value-type="string" calcext:value-type="string">
            <text:p>Millis/File:</text:p>
          </table:table-cell>
          <table:table-cell office:value-type="float" office:value="1181" calcext:value-type="float">
            <text:p>1181</text:p>
          </table:table-cell>
          <table:table-cell table:formula="of:=[.E57]+[.D58]" office:value-type="float" office:value="81351" calcext:value-type="float">
            <text:p>813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285004142502072</text:p>
          </table:table-cell>
          <table:table-cell office:value-type="string" calcext:value-type="string">
            <text:p>Millis/File:</text:p>
          </table:table-cell>
          <table:table-cell office:value-type="float" office:value="1207" calcext:value-type="float">
            <text:p>1207</text:p>
          </table:table-cell>
          <table:table-cell table:formula="of:=[.E58]+[.D59]" office:value-type="float" office:value="82558" calcext:value-type="float">
            <text:p>825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89261744966443</text:p>
          </table:table-cell>
          <table:table-cell office:value-type="string" calcext:value-type="string">
            <text:p>Millis/File:</text:p>
          </table:table-cell>
          <table:table-cell office:value-type="float" office:value="1192" calcext:value-type="float">
            <text:p>1192</text:p>
          </table:table-cell>
          <table:table-cell table:formula="of:=[.E59]+[.D60]" office:value-type="float" office:value="83750" calcext:value-type="float">
            <text:p>837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1946755407654</text:p>
          </table:table-cell>
          <table:table-cell office:value-type="string" calcext:value-type="string">
            <text:p>Millis/File:</text:p>
          </table:table-cell>
          <table:table-cell office:value-type="float" office:value="1202" calcext:value-type="float">
            <text:p>1202</text:p>
          </table:table-cell>
          <table:table-cell table:formula="of:=[.E60]+[.D61]" office:value-type="float" office:value="84952" calcext:value-type="float">
            <text:p>849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340283569641368</text:p>
          </table:table-cell>
          <table:table-cell office:value-type="string" calcext:value-type="string">
            <text:p>Millis/File:</text:p>
          </table:table-cell>
          <table:table-cell office:value-type="float" office:value="1199" calcext:value-type="float">
            <text:p>1199</text:p>
          </table:table-cell>
          <table:table-cell table:formula="of:=[.E61]+[.D62]" office:value-type="float" office:value="86151" calcext:value-type="float">
            <text:p>861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467400508044031</text:p>
          </table:table-cell>
          <table:table-cell office:value-type="string" calcext:value-type="string">
            <text:p>Millis/File:</text:p>
          </table:table-cell>
          <table:table-cell office:value-type="float" office:value="1181" calcext:value-type="float">
            <text:p>1181</text:p>
          </table:table-cell>
          <table:table-cell table:formula="of:=[.E62]+[.D63]" office:value-type="float" office:value="87332" calcext:value-type="float">
            <text:p>873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503401360544217</text:p>
          </table:table-cell>
          <table:table-cell office:value-type="string" calcext:value-type="string">
            <text:p>Millis/File:</text:p>
          </table:table-cell>
          <table:table-cell office:value-type="float" office:value="1176" calcext:value-type="float">
            <text:p>1176</text:p>
          </table:table-cell>
          <table:table-cell table:formula="of:=[.E63]+[.D64]" office:value-type="float" office:value="88508" calcext:value-type="float">
            <text:p>885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56898029134533</text:p>
          </table:table-cell>
          <table:table-cell office:value-type="string" calcext:value-type="string">
            <text:p>Millis/File:</text:p>
          </table:table-cell>
          <table:table-cell office:value-type="float" office:value="1167" calcext:value-type="float">
            <text:p>1167</text:p>
          </table:table-cell>
          <table:table-cell table:formula="of:=[.E64]+[.D65]" office:value-type="float" office:value="89675" calcext:value-type="float">
            <text:p>896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503401360544217</text:p>
          </table:table-cell>
          <table:table-cell office:value-type="string" calcext:value-type="string">
            <text:p>Millis/File:</text:p>
          </table:table-cell>
          <table:table-cell office:value-type="float" office:value="1176" calcext:value-type="float">
            <text:p>1176</text:p>
          </table:table-cell>
          <table:table-cell table:formula="of:=[.E65]+[.D66]" office:value-type="float" office:value="90851" calcext:value-type="float">
            <text:p>908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583690987124464</text:p>
          </table:table-cell>
          <table:table-cell office:value-type="string" calcext:value-type="string">
            <text:p>Millis/File:</text:p>
          </table:table-cell>
          <table:table-cell office:value-type="float" office:value="1165" calcext:value-type="float">
            <text:p>1165</text:p>
          </table:table-cell>
          <table:table-cell table:formula="of:=[.E66]+[.D67]" office:value-type="float" office:value="92016" calcext:value-type="float">
            <text:p>9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665511265164645</text:p>
          </table:table-cell>
          <table:table-cell office:value-type="string" calcext:value-type="string">
            <text:p>Millis/File:</text:p>
          </table:table-cell>
          <table:table-cell office:value-type="float" office:value="1154" calcext:value-type="float">
            <text:p>1154</text:p>
          </table:table-cell>
          <table:table-cell table:formula="of:=[.E67]+[.D68]" office:value-type="float" office:value="93170" calcext:value-type="float">
            <text:p>931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787346221441125</text:p>
          </table:table-cell>
          <table:table-cell office:value-type="string" calcext:value-type="string">
            <text:p>Millis/File:</text:p>
          </table:table-cell>
          <table:table-cell office:value-type="float" office:value="1138" calcext:value-type="float">
            <text:p>1138</text:p>
          </table:table-cell>
          <table:table-cell table:formula="of:=[.E68]+[.D69]" office:value-type="float" office:value="94308" calcext:value-type="float">
            <text:p>943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748906386701663</text:p>
          </table:table-cell>
          <table:table-cell office:value-type="string" calcext:value-type="string">
            <text:p>Millis/File:</text:p>
          </table:table-cell>
          <table:table-cell office:value-type="float" office:value="1143" calcext:value-type="float">
            <text:p>1143</text:p>
          </table:table-cell>
          <table:table-cell table:formula="of:=[.E69]+[.D70]" office:value-type="float" office:value="95451" calcext:value-type="float">
            <text:p>954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849557522123894</text:p>
          </table:table-cell>
          <table:table-cell office:value-type="string" calcext:value-type="string">
            <text:p>Millis/File:</text:p>
          </table:table-cell>
          <table:table-cell office:value-type="float" office:value="1130" calcext:value-type="float">
            <text:p>1130</text:p>
          </table:table-cell>
          <table:table-cell table:formula="of:=[.E70]+[.D71]" office:value-type="float" office:value="96581" calcext:value-type="float">
            <text:p>965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912655971479501</text:p>
          </table:table-cell>
          <table:table-cell office:value-type="string" calcext:value-type="string">
            <text:p>Millis/File:</text:p>
          </table:table-cell>
          <table:table-cell office:value-type="float" office:value="1122" calcext:value-type="float">
            <text:p>1122</text:p>
          </table:table-cell>
          <table:table-cell table:formula="of:=[.E71]+[.D72]" office:value-type="float" office:value="97703" calcext:value-type="float">
            <text:p>977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896797153024911</text:p>
          </table:table-cell>
          <table:table-cell office:value-type="string" calcext:value-type="string">
            <text:p>Millis/File:</text:p>
          </table:table-cell>
          <table:table-cell office:value-type="float" office:value="1124" calcext:value-type="float">
            <text:p>1124</text:p>
          </table:table-cell>
          <table:table-cell table:formula="of:=[.E72]+[.D73]" office:value-type="float" office:value="98827" calcext:value-type="float">
            <text:p>988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896797153024911</text:p>
          </table:table-cell>
          <table:table-cell office:value-type="string" calcext:value-type="string">
            <text:p>Millis/File:</text:p>
          </table:table-cell>
          <table:table-cell office:value-type="float" office:value="1124" calcext:value-type="float">
            <text:p>1124</text:p>
          </table:table-cell>
          <table:table-cell table:formula="of:=[.E73]+[.D74]" office:value-type="float" office:value="99951" calcext:value-type="float">
            <text:p>999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896797153024911</text:p>
          </table:table-cell>
          <table:table-cell office:value-type="string" calcext:value-type="string">
            <text:p>Millis/File:</text:p>
          </table:table-cell>
          <table:table-cell office:value-type="float" office:value="1124" calcext:value-type="float">
            <text:p>1124</text:p>
          </table:table-cell>
          <table:table-cell table:formula="of:=[.E74]+[.D75]" office:value-type="float" office:value="101075" calcext:value-type="float">
            <text:p>1010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904719501335708</text:p>
          </table:table-cell>
          <table:table-cell office:value-type="string" calcext:value-type="string">
            <text:p>Millis/File:</text:p>
          </table:table-cell>
          <table:table-cell office:value-type="float" office:value="1123" calcext:value-type="float">
            <text:p>1123</text:p>
          </table:table-cell>
          <table:table-cell table:formula="of:=[.E75]+[.D76]" office:value-type="float" office:value="102198" calcext:value-type="float">
            <text:p>1021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920606601248885</text:p>
          </table:table-cell>
          <table:table-cell office:value-type="string" calcext:value-type="string">
            <text:p>Millis/File:</text:p>
          </table:table-cell>
          <table:table-cell office:value-type="float" office:value="1121" calcext:value-type="float">
            <text:p>1121</text:p>
          </table:table-cell>
          <table:table-cell table:formula="of:=[.E76]+[.D77]" office:value-type="float" office:value="103319" calcext:value-type="float">
            <text:p>1033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944543828264758</text:p>
          </table:table-cell>
          <table:table-cell office:value-type="string" calcext:value-type="string">
            <text:p>Millis/File:</text:p>
          </table:table-cell>
          <table:table-cell office:value-type="float" office:value="1118" calcext:value-type="float">
            <text:p>1118</text:p>
          </table:table-cell>
          <table:table-cell table:formula="of:=[.E77]+[.D78]" office:value-type="float" office:value="104437" calcext:value-type="float">
            <text:p>1044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8952551477170994</text:p>
          </table:table-cell>
          <table:table-cell office:value-type="string" calcext:value-type="string">
            <text:p>Millis/File:</text:p>
          </table:table-cell>
          <table:table-cell office:value-type="float" office:value="1117" calcext:value-type="float">
            <text:p>1117</text:p>
          </table:table-cell>
          <table:table-cell table:formula="of:=[.E78]+[.D79]" office:value-type="float" office:value="105554" calcext:value-type="float">
            <text:p>1055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041591320072333</text:p>
          </table:table-cell>
          <table:table-cell office:value-type="string" calcext:value-type="string">
            <text:p>Millis/File:</text:p>
          </table:table-cell>
          <table:table-cell office:value-type="float" office:value="1106" calcext:value-type="float">
            <text:p>1106</text:p>
          </table:table-cell>
          <table:table-cell table:formula="of:=[.E79]+[.D80]" office:value-type="float" office:value="106660" calcext:value-type="float">
            <text:p>1066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1324200913242</text:p>
          </table:table-cell>
          <table:table-cell office:value-type="string" calcext:value-type="string">
            <text:p>Millis/File:</text:p>
          </table:table-cell>
          <table:table-cell office:value-type="float" office:value="1095" calcext:value-type="float">
            <text:p>1095</text:p>
          </table:table-cell>
          <table:table-cell table:formula="of:=[.E80]+[.D81]" office:value-type="float" office:value="107755" calcext:value-type="float">
            <text:p>1077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057971014492754</text:p>
          </table:table-cell>
          <table:table-cell office:value-type="string" calcext:value-type="string">
            <text:p>Millis/File:</text:p>
          </table:table-cell>
          <table:table-cell office:value-type="float" office:value="1104" calcext:value-type="float">
            <text:p>1104</text:p>
          </table:table-cell>
          <table:table-cell table:formula="of:=[.E81]+[.D82]" office:value-type="float" office:value="108859" calcext:value-type="float">
            <text:p>1088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115770282588879</text:p>
          </table:table-cell>
          <table:table-cell office:value-type="string" calcext:value-type="string">
            <text:p>Millis/File:</text:p>
          </table:table-cell>
          <table:table-cell office:value-type="float" office:value="1097" calcext:value-type="float">
            <text:p>1097</text:p>
          </table:table-cell>
          <table:table-cell table:formula="of:=[.E82]+[.D83]" office:value-type="float" office:value="109956" calcext:value-type="float">
            <text:p>1099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174311926605505</text:p>
          </table:table-cell>
          <table:table-cell office:value-type="string" calcext:value-type="string">
            <text:p>Millis/File:</text:p>
          </table:table-cell>
          <table:table-cell office:value-type="float" office:value="1090" calcext:value-type="float">
            <text:p>1090</text:p>
          </table:table-cell>
          <table:table-cell table:formula="of:=[.E83]+[.D84]" office:value-type="float" office:value="111046" calcext:value-type="float">
            <text:p>1110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149130832570905</text:p>
          </table:table-cell>
          <table:table-cell office:value-type="string" calcext:value-type="string">
            <text:p>Millis/File:</text:p>
          </table:table-cell>
          <table:table-cell office:value-type="float" office:value="1093" calcext:value-type="float">
            <text:p>1093</text:p>
          </table:table-cell>
          <table:table-cell table:formula="of:=[.E84]+[.D85]" office:value-type="float" office:value="112139" calcext:value-type="float">
            <text:p>112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16590284142988</text:p>
          </table:table-cell>
          <table:table-cell office:value-type="string" calcext:value-type="string">
            <text:p>Millis/File:</text:p>
          </table:table-cell>
          <table:table-cell office:value-type="float" office:value="1091" calcext:value-type="float">
            <text:p>1091</text:p>
          </table:table-cell>
          <table:table-cell table:formula="of:=[.E85]+[.D86]" office:value-type="float" office:value="113230" calcext:value-type="float">
            <text:p>1132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276437847866419</text:p>
          </table:table-cell>
          <table:table-cell office:value-type="string" calcext:value-type="string">
            <text:p>Millis/File:</text:p>
          </table:table-cell>
          <table:table-cell office:value-type="float" office:value="1078" calcext:value-type="float">
            <text:p>1078</text:p>
          </table:table-cell>
          <table:table-cell table:formula="of:=[.E86]+[.D87]" office:value-type="float" office:value="114308" calcext:value-type="float">
            <text:p>1143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31098696461825</text:p>
          </table:table-cell>
          <table:table-cell office:value-type="string" calcext:value-type="string">
            <text:p>Millis/File:</text:p>
          </table:table-cell>
          <table:table-cell office:value-type="float" office:value="1074" calcext:value-type="float">
            <text:p>1074</text:p>
          </table:table-cell>
          <table:table-cell table:formula="of:=[.E87]+[.D88]" office:value-type="float" office:value="115382" calcext:value-type="float">
            <text:p>1153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242144177449169</text:p>
          </table:table-cell>
          <table:table-cell office:value-type="string" calcext:value-type="string">
            <text:p>Millis/File:</text:p>
          </table:table-cell>
          <table:table-cell office:value-type="float" office:value="1082" calcext:value-type="float">
            <text:p>1082</text:p>
          </table:table-cell>
          <table:table-cell table:formula="of:=[.E88]+[.D89]" office:value-type="float" office:value="116464" calcext:value-type="float">
            <text:p>1164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276437847866419</text:p>
          </table:table-cell>
          <table:table-cell office:value-type="string" calcext:value-type="string">
            <text:p>Millis/File:</text:p>
          </table:table-cell>
          <table:table-cell office:value-type="float" office:value="1078" calcext:value-type="float">
            <text:p>1078</text:p>
          </table:table-cell>
          <table:table-cell table:formula="of:=[.E89]+[.D90]" office:value-type="float" office:value="117542" calcext:value-type="float">
            <text:p>1175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328358208955224</text:p>
          </table:table-cell>
          <table:table-cell office:value-type="string" calcext:value-type="string">
            <text:p>Millis/File:</text:p>
          </table:table-cell>
          <table:table-cell office:value-type="float" office:value="1072" calcext:value-type="float">
            <text:p>1072</text:p>
          </table:table-cell>
          <table:table-cell table:formula="of:=[.E90]+[.D91]" office:value-type="float" office:value="118614" calcext:value-type="float">
            <text:p>1186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208103130755064</text:p>
          </table:table-cell>
          <table:table-cell office:value-type="string" calcext:value-type="string">
            <text:p>Millis/File:</text:p>
          </table:table-cell>
          <table:table-cell office:value-type="float" office:value="1086" calcext:value-type="float">
            <text:p>1086</text:p>
          </table:table-cell>
          <table:table-cell table:formula="of:=[.E91]+[.D92]" office:value-type="float" office:value="119700" calcext:value-type="float">
            <text:p>1197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285051067780873</text:p>
          </table:table-cell>
          <table:table-cell office:value-type="string" calcext:value-type="string">
            <text:p>Millis/File:</text:p>
          </table:table-cell>
          <table:table-cell office:value-type="float" office:value="1077" calcext:value-type="float">
            <text:p>1077</text:p>
          </table:table-cell>
          <table:table-cell table:formula="of:=[.E92]+[.D93]" office:value-type="float" office:value="120777" calcext:value-type="float">
            <text:p>1207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302325581395349</text:p>
          </table:table-cell>
          <table:table-cell office:value-type="string" calcext:value-type="string">
            <text:p>Millis/File:</text:p>
          </table:table-cell>
          <table:table-cell office:value-type="float" office:value="1075" calcext:value-type="float">
            <text:p>1075</text:p>
          </table:table-cell>
          <table:table-cell table:formula="of:=[.E93]+[.D94]" office:value-type="float" office:value="121852" calcext:value-type="float">
            <text:p>1218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363295880149812</text:p>
          </table:table-cell>
          <table:table-cell office:value-type="string" calcext:value-type="string">
            <text:p>Millis/File:</text:p>
          </table:table-cell>
          <table:table-cell office:value-type="float" office:value="1068" calcext:value-type="float">
            <text:p>1068</text:p>
          </table:table-cell>
          <table:table-cell table:formula="of:=[.E94]+[.D95]" office:value-type="float" office:value="122920" calcext:value-type="float">
            <text:p>122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380863039399625</text:p>
          </table:table-cell>
          <table:table-cell office:value-type="string" calcext:value-type="string">
            <text:p>Millis/File:</text:p>
          </table:table-cell>
          <table:table-cell office:value-type="float" office:value="1066" calcext:value-type="float">
            <text:p>1066</text:p>
          </table:table-cell>
          <table:table-cell table:formula="of:=[.E95]+[.D96]" office:value-type="float" office:value="123986" calcext:value-type="float">
            <text:p>123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478672985781991</text:p>
          </table:table-cell>
          <table:table-cell office:value-type="string" calcext:value-type="string">
            <text:p>Millis/File:</text:p>
          </table:table-cell>
          <table:table-cell office:value-type="float" office:value="1055" calcext:value-type="float">
            <text:p>1055</text:p>
          </table:table-cell>
          <table:table-cell table:formula="of:=[.E96]+[.D97]" office:value-type="float" office:value="125041" calcext:value-type="float">
            <text:p>1250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523809523809523</text:p>
          </table:table-cell>
          <table:table-cell office:value-type="string" calcext:value-type="string">
            <text:p>Millis/File:</text:p>
          </table:table-cell>
          <table:table-cell office:value-type="float" office:value="1050" calcext:value-type="float">
            <text:p>1050</text:p>
          </table:table-cell>
          <table:table-cell table:formula="of:=[.E97]+[.D98]" office:value-type="float" office:value="126091" calcext:value-type="float">
            <text:p>1260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389671361502347</text:p>
          </table:table-cell>
          <table:table-cell office:value-type="string" calcext:value-type="string">
            <text:p>Millis/File:</text:p>
          </table:table-cell>
          <table:table-cell office:value-type="float" office:value="1065" calcext:value-type="float">
            <text:p>1065</text:p>
          </table:table-cell>
          <table:table-cell table:formula="of:=[.E98]+[.D99]" office:value-type="float" office:value="127156" calcext:value-type="float">
            <text:p>127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478672985781991</text:p>
          </table:table-cell>
          <table:table-cell office:value-type="string" calcext:value-type="string">
            <text:p>Millis/File:</text:p>
          </table:table-cell>
          <table:table-cell office:value-type="float" office:value="1055" calcext:value-type="float">
            <text:p>1055</text:p>
          </table:table-cell>
          <table:table-cell table:formula="of:=[.E99]+[.D100]" office:value-type="float" office:value="128211" calcext:value-type="float">
            <text:p>1282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523809523809523</text:p>
          </table:table-cell>
          <table:table-cell office:value-type="string" calcext:value-type="string">
            <text:p>Millis/File:</text:p>
          </table:table-cell>
          <table:table-cell office:value-type="float" office:value="1050" calcext:value-type="float">
            <text:p>1050</text:p>
          </table:table-cell>
          <table:table-cell table:formula="of:=[.E100]+[.D101]" office:value-type="float" office:value="129261" calcext:value-type="float">
            <text:p>1292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578544061302682</text:p>
          </table:table-cell>
          <table:table-cell office:value-type="string" calcext:value-type="string">
            <text:p>Millis/File:</text:p>
          </table:table-cell>
          <table:table-cell office:value-type="float" office:value="1044" calcext:value-type="float">
            <text:p>1044</text:p>
          </table:table-cell>
          <table:table-cell table:formula="of:=[.E101]+[.D102]" office:value-type="float" office:value="130305" calcext:value-type="float">
            <text:p>1303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24639076034649</text:p>
          </table:table-cell>
          <table:table-cell office:value-type="string" calcext:value-type="string">
            <text:p>Millis/File:</text:p>
          </table:table-cell>
          <table:table-cell office:value-type="float" office:value="1039" calcext:value-type="float">
            <text:p>1039</text:p>
          </table:table-cell>
          <table:table-cell table:formula="of:=[.E102]+[.D103]" office:value-type="float" office:value="131344" calcext:value-type="float">
            <text:p>1313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569377990430622</text:p>
          </table:table-cell>
          <table:table-cell office:value-type="string" calcext:value-type="string">
            <text:p>Millis/File:</text:p>
          </table:table-cell>
          <table:table-cell office:value-type="float" office:value="1045" calcext:value-type="float">
            <text:p>1045</text:p>
          </table:table-cell>
          <table:table-cell table:formula="of:=[.E103]+[.D104]" office:value-type="float" office:value="132389" calcext:value-type="float">
            <text:p>1323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24639076034649</text:p>
          </table:table-cell>
          <table:table-cell office:value-type="string" calcext:value-type="string">
            <text:p>Millis/File:</text:p>
          </table:table-cell>
          <table:table-cell office:value-type="float" office:value="1039" calcext:value-type="float">
            <text:p>1039</text:p>
          </table:table-cell>
          <table:table-cell table:formula="of:=[.E104]+[.D105]" office:value-type="float" office:value="133428" calcext:value-type="float">
            <text:p>1334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105]+[.D106]" office:value-type="float" office:value="134458" calcext:value-type="float">
            <text:p>1344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560229445506692</text:p>
          </table:table-cell>
          <table:table-cell office:value-type="string" calcext:value-type="string">
            <text:p>Millis/File:</text:p>
          </table:table-cell>
          <table:table-cell office:value-type="float" office:value="1046" calcext:value-type="float">
            <text:p>1046</text:p>
          </table:table-cell>
          <table:table-cell table:formula="of:=[.E106]+[.D107]" office:value-type="float" office:value="135504" calcext:value-type="float">
            <text:p>1355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587727708533078</text:p>
          </table:table-cell>
          <table:table-cell office:value-type="string" calcext:value-type="string">
            <text:p>Millis/File:</text:p>
          </table:table-cell>
          <table:table-cell office:value-type="float" office:value="1043" calcext:value-type="float">
            <text:p>1043</text:p>
          </table:table-cell>
          <table:table-cell table:formula="of:=[.E107]+[.D108]" office:value-type="float" office:value="136547" calcext:value-type="float">
            <text:p>1365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43201542912246</text:p>
          </table:table-cell>
          <table:table-cell office:value-type="string" calcext:value-type="string">
            <text:p>Millis/File:</text:p>
          </table:table-cell>
          <table:table-cell office:value-type="float" office:value="1037" calcext:value-type="float">
            <text:p>1037</text:p>
          </table:table-cell>
          <table:table-cell table:formula="of:=[.E108]+[.D109]" office:value-type="float" office:value="137584" calcext:value-type="float">
            <text:p>1375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569377990430622</text:p>
          </table:table-cell>
          <table:table-cell office:value-type="string" calcext:value-type="string">
            <text:p>Millis/File:</text:p>
          </table:table-cell>
          <table:table-cell office:value-type="float" office:value="1045" calcext:value-type="float">
            <text:p>1045</text:p>
          </table:table-cell>
          <table:table-cell table:formula="of:=[.E109]+[.D110]" office:value-type="float" office:value="138629" calcext:value-type="float">
            <text:p>1386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578544061302682</text:p>
          </table:table-cell>
          <table:table-cell office:value-type="string" calcext:value-type="string">
            <text:p>Millis/File:</text:p>
          </table:table-cell>
          <table:table-cell office:value-type="float" office:value="1044" calcext:value-type="float">
            <text:p>1044</text:p>
          </table:table-cell>
          <table:table-cell table:formula="of:=[.E110]+[.D111]" office:value-type="float" office:value="139673" calcext:value-type="float">
            <text:p>1396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596928982725528</text:p>
          </table:table-cell>
          <table:table-cell office:value-type="string" calcext:value-type="string">
            <text:p>Millis/File:</text:p>
          </table:table-cell>
          <table:table-cell office:value-type="float" office:value="1042" calcext:value-type="float">
            <text:p>1042</text:p>
          </table:table-cell>
          <table:table-cell table:formula="of:=[.E111]+[.D112]" office:value-type="float" office:value="140715" calcext:value-type="float">
            <text:p>1407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8054211035818</text:p>
          </table:table-cell>
          <table:table-cell office:value-type="string" calcext:value-type="string">
            <text:p>Millis/File:</text:p>
          </table:table-cell>
          <table:table-cell office:value-type="float" office:value="1033" calcext:value-type="float">
            <text:p>1033</text:p>
          </table:table-cell>
          <table:table-cell table:formula="of:=[.E112]+[.D113]" office:value-type="float" office:value="141748" calcext:value-type="float">
            <text:p>1417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113]+[.D114]" office:value-type="float" office:value="142778" calcext:value-type="float">
            <text:p>1427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84735812133072</text:p>
          </table:table-cell>
          <table:table-cell office:value-type="string" calcext:value-type="string">
            <text:p>Millis/File:</text:p>
          </table:table-cell>
          <table:table-cell office:value-type="float" office:value="1022" calcext:value-type="float">
            <text:p>1022</text:p>
          </table:table-cell>
          <table:table-cell table:formula="of:=[.E114]+[.D115]" office:value-type="float" office:value="143800" calcext:value-type="float">
            <text:p>1438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3284169124877</text:p>
          </table:table-cell>
          <table:table-cell office:value-type="string" calcext:value-type="string">
            <text:p>Millis/File:</text:p>
          </table:table-cell>
          <table:table-cell office:value-type="float" office:value="1017" calcext:value-type="float">
            <text:p>1017</text:p>
          </table:table-cell>
          <table:table-cell table:formula="of:=[.E115]+[.D116]" office:value-type="float" office:value="144817" calcext:value-type="float">
            <text:p>1448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3284169124877</text:p>
          </table:table-cell>
          <table:table-cell office:value-type="string" calcext:value-type="string">
            <text:p>Millis/File:</text:p>
          </table:table-cell>
          <table:table-cell office:value-type="float" office:value="1017" calcext:value-type="float">
            <text:p>1017</text:p>
          </table:table-cell>
          <table:table-cell table:formula="of:=[.E116]+[.D117]" office:value-type="float" office:value="145834" calcext:value-type="float">
            <text:p>1458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91196834817013</text:p>
          </table:table-cell>
          <table:table-cell office:value-type="string" calcext:value-type="string">
            <text:p>Millis/File:</text:p>
          </table:table-cell>
          <table:table-cell office:value-type="float" office:value="1011" calcext:value-type="float">
            <text:p>1011</text:p>
          </table:table-cell>
          <table:table-cell table:formula="of:=[.E117]+[.D118]" office:value-type="float" office:value="146845" calcext:value-type="float">
            <text:p>1468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40357852882704</text:p>
          </table:table-cell>
          <table:table-cell office:value-type="string" calcext:value-type="string">
            <text:p>Millis/File:</text:p>
          </table:table-cell>
          <table:table-cell office:value-type="float" office:value="1006" calcext:value-type="float">
            <text:p>1006</text:p>
          </table:table-cell>
          <table:table-cell table:formula="of:=[.E118]+[.D119]" office:value-type="float" office:value="147851" calcext:value-type="float">
            <text:p>1478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50248756218906</text:p>
          </table:table-cell>
          <table:table-cell office:value-type="string" calcext:value-type="string">
            <text:p>Millis/File:</text:p>
          </table:table-cell>
          <table:table-cell office:value-type="float" office:value="1005" calcext:value-type="float">
            <text:p>1005</text:p>
          </table:table-cell>
          <table:table-cell table:formula="of:=[.E119]+[.D120]" office:value-type="float" office:value="148856" calcext:value-type="float">
            <text:p>148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70089730807578</text:p>
          </table:table-cell>
          <table:table-cell office:value-type="string" calcext:value-type="string">
            <text:p>Millis/File:</text:p>
          </table:table-cell>
          <table:table-cell office:value-type="float" office:value="1003" calcext:value-type="float">
            <text:p>1003</text:p>
          </table:table-cell>
          <table:table-cell table:formula="of:=[.E120]+[.D121]" office:value-type="float" office:value="149859" calcext:value-type="float">
            <text:p>1498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70089730807578</text:p>
          </table:table-cell>
          <table:table-cell office:value-type="string" calcext:value-type="string">
            <text:p>Millis/File:</text:p>
          </table:table-cell>
          <table:table-cell office:value-type="float" office:value="1003" calcext:value-type="float">
            <text:p>1003</text:p>
          </table:table-cell>
          <table:table-cell table:formula="of:=[.E121]+[.D122]" office:value-type="float" office:value="150862" calcext:value-type="float">
            <text:p>1508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50248756218906</text:p>
          </table:table-cell>
          <table:table-cell office:value-type="string" calcext:value-type="string">
            <text:p>Millis/File:</text:p>
          </table:table-cell>
          <table:table-cell office:value-type="float" office:value="1005" calcext:value-type="float">
            <text:p>1005</text:p>
          </table:table-cell>
          <table:table-cell table:formula="of:=[.E122]+[.D123]" office:value-type="float" office:value="151867" calcext:value-type="float">
            <text:p>1518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60159362549801</text:p>
          </table:table-cell>
          <table:table-cell office:value-type="string" calcext:value-type="string">
            <text:p>Millis/File:</text:p>
          </table:table-cell>
          <table:table-cell office:value-type="float" office:value="1004" calcext:value-type="float">
            <text:p>1004</text:p>
          </table:table-cell>
          <table:table-cell table:formula="of:=[.E123]+[.D124]" office:value-type="float" office:value="152871" calcext:value-type="float">
            <text:p>1528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40357852882704</text:p>
          </table:table-cell>
          <table:table-cell office:value-type="string" calcext:value-type="string">
            <text:p>Millis/File:</text:p>
          </table:table-cell>
          <table:table-cell office:value-type="float" office:value="1006" calcext:value-type="float">
            <text:p>1006</text:p>
          </table:table-cell>
          <table:table-cell table:formula="of:=[.E124]+[.D125]" office:value-type="float" office:value="153877" calcext:value-type="float">
            <text:p>1538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4251968503937</text:p>
          </table:table-cell>
          <table:table-cell office:value-type="string" calcext:value-type="string">
            <text:p>Millis/File:</text:p>
          </table:table-cell>
          <table:table-cell office:value-type="float" office:value="1016" calcext:value-type="float">
            <text:p>1016</text:p>
          </table:table-cell>
          <table:table-cell table:formula="of:=[.E125]+[.D126]" office:value-type="float" office:value="154893" calcext:value-type="float">
            <text:p>1548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71668311944719</text:p>
          </table:table-cell>
          <table:table-cell office:value-type="string" calcext:value-type="string">
            <text:p>Millis/File:</text:p>
          </table:table-cell>
          <table:table-cell office:value-type="float" office:value="1013" calcext:value-type="float">
            <text:p>1013</text:p>
          </table:table-cell>
          <table:table-cell table:formula="of:=[.E126]+[.D127]" office:value-type="float" office:value="155906" calcext:value-type="float">
            <text:p>1559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E127]+[.D128]" office:value-type="float" office:value="156914" calcext:value-type="float">
            <text:p>1569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E128]+[.D129]" office:value-type="float" office:value="157922" calcext:value-type="float">
            <text:p>1579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E129]+[.D130]" office:value-type="float" office:value="158934" calcext:value-type="float">
            <text:p>1589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40357852882704</text:p>
          </table:table-cell>
          <table:table-cell office:value-type="string" calcext:value-type="string">
            <text:p>Millis/File:</text:p>
          </table:table-cell>
          <table:table-cell office:value-type="float" office:value="1006" calcext:value-type="float">
            <text:p>1006</text:p>
          </table:table-cell>
          <table:table-cell table:formula="of:=[.E130]+[.D131]" office:value-type="float" office:value="159940" calcext:value-type="float">
            <text:p>1599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9000999000999</text:p>
          </table:table-cell>
          <table:table-cell office:value-type="string" calcext:value-type="string">
            <text:p>Millis/File:</text:p>
          </table:table-cell>
          <table:table-cell office:value-type="float" office:value="1001" calcext:value-type="float">
            <text:p>1001</text:p>
          </table:table-cell>
          <table:table-cell table:formula="of:=[.E131]+[.D132]" office:value-type="float" office:value="160941" calcext:value-type="float">
            <text:p>1609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40357852882704</text:p>
          </table:table-cell>
          <table:table-cell office:value-type="string" calcext:value-type="string">
            <text:p>Millis/File:</text:p>
          </table:table-cell>
          <table:table-cell office:value-type="float" office:value="1006" calcext:value-type="float">
            <text:p>1006</text:p>
          </table:table-cell>
          <table:table-cell table:formula="of:=[.E132]+[.D133]" office:value-type="float" office:value="161947" calcext:value-type="float">
            <text:p>1619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9000999000999</text:p>
          </table:table-cell>
          <table:table-cell office:value-type="string" calcext:value-type="string">
            <text:p>Millis/File:</text:p>
          </table:table-cell>
          <table:table-cell office:value-type="float" office:value="1001" calcext:value-type="float">
            <text:p>1001</text:p>
          </table:table-cell>
          <table:table-cell table:formula="of:=[.E133]+[.D134]" office:value-type="float" office:value="162948" calcext:value-type="float">
            <text:p>1629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60362173038229</text:p>
          </table:table-cell>
          <table:table-cell office:value-type="string" calcext:value-type="string">
            <text:p>Millis/File:</text:p>
          </table:table-cell>
          <table:table-cell office:value-type="float" office:value="994" calcext:value-type="float">
            <text:p>994</text:p>
          </table:table-cell>
          <table:table-cell table:formula="of:=[.E134]+[.D135]" office:value-type="float" office:value="163942" calcext:value-type="float">
            <text:p>1639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131712259371835</text:p>
          </table:table-cell>
          <table:table-cell office:value-type="string" calcext:value-type="string">
            <text:p>Millis/File:</text:p>
          </table:table-cell>
          <table:table-cell office:value-type="float" office:value="987" calcext:value-type="float">
            <text:p>987</text:p>
          </table:table-cell>
          <table:table-cell table:formula="of:=[.E135]+[.D136]" office:value-type="float" office:value="164929" calcext:value-type="float">
            <text:p>1649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121457489878543</text:p>
          </table:table-cell>
          <table:table-cell office:value-type="string" calcext:value-type="string">
            <text:p>Millis/File:</text:p>
          </table:table-cell>
          <table:table-cell office:value-type="float" office:value="988" calcext:value-type="float">
            <text:p>988</text:p>
          </table:table-cell>
          <table:table-cell table:formula="of:=[.E136]+[.D137]" office:value-type="float" office:value="165917" calcext:value-type="float">
            <text:p>1659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E137]+[.D138]" office:value-type="float" office:value="166908" calcext:value-type="float">
            <text:p>1669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111223458038423</text:p>
          </table:table-cell>
          <table:table-cell office:value-type="string" calcext:value-type="string">
            <text:p>Millis/File:</text:p>
          </table:table-cell>
          <table:table-cell office:value-type="float" office:value="989" calcext:value-type="float">
            <text:p>989</text:p>
          </table:table-cell>
          <table:table-cell table:formula="of:=[.E138]+[.D139]" office:value-type="float" office:value="167897" calcext:value-type="float">
            <text:p>1678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80645161290323</text:p>
          </table:table-cell>
          <table:table-cell office:value-type="string" calcext:value-type="string">
            <text:p>Millis/File:</text:p>
          </table:table-cell>
          <table:table-cell office:value-type="float" office:value="992" calcext:value-type="float">
            <text:p>992</text:p>
          </table:table-cell>
          <table:table-cell table:formula="of:=[.E139]+[.D140]" office:value-type="float" office:value="168889" calcext:value-type="float">
            <text:p>1688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1001001001001</text:p>
          </table:table-cell>
          <table:table-cell office:value-type="string" calcext:value-type="string">
            <text:p>Millis/File:</text:p>
          </table:table-cell>
          <table:table-cell office:value-type="float" office:value="999" calcext:value-type="float">
            <text:p>999</text:p>
          </table:table-cell>
          <table:table-cell table:formula="of:=[.E140]+[.D141]" office:value-type="float" office:value="169888" calcext:value-type="float">
            <text:p>1698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8003992015968</text:p>
          </table:table-cell>
          <table:table-cell office:value-type="string" calcext:value-type="string">
            <text:p>Millis/File:</text:p>
          </table:table-cell>
          <table:table-cell office:value-type="float" office:value="1002" calcext:value-type="float">
            <text:p>1002</text:p>
          </table:table-cell>
          <table:table-cell table:formula="of:=[.E141]+[.D142]" office:value-type="float" office:value="170890" calcext:value-type="float">
            <text:p>1708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8003992015968</text:p>
          </table:table-cell>
          <table:table-cell office:value-type="string" calcext:value-type="string">
            <text:p>Millis/File:</text:p>
          </table:table-cell>
          <table:table-cell office:value-type="float" office:value="1002" calcext:value-type="float">
            <text:p>1002</text:p>
          </table:table-cell>
          <table:table-cell table:formula="of:=[.E142]+[.D143]" office:value-type="float" office:value="171892" calcext:value-type="float">
            <text:p>1718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50251256281406</text:p>
          </table:table-cell>
          <table:table-cell office:value-type="string" calcext:value-type="string">
            <text:p>Millis/File:</text:p>
          </table:table-cell>
          <table:table-cell office:value-type="float" office:value="995" calcext:value-type="float">
            <text:p>995</text:p>
          </table:table-cell>
          <table:table-cell table:formula="of:=[.E143]+[.D144]" office:value-type="float" office:value="172887" calcext:value-type="float">
            <text:p>1728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40160642570282</text:p>
          </table:table-cell>
          <table:table-cell office:value-type="string" calcext:value-type="string">
            <text:p>Millis/File:</text:p>
          </table:table-cell>
          <table:table-cell office:value-type="float" office:value="996" calcext:value-type="float">
            <text:p>996</text:p>
          </table:table-cell>
          <table:table-cell table:formula="of:=[.E144]+[.D145]" office:value-type="float" office:value="173883" calcext:value-type="float">
            <text:p>1738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E145]+[.D146]" office:value-type="float" office:value="174874" calcext:value-type="float">
            <text:p>1748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E146]+[.D147]" office:value-type="float" office:value="175865" calcext:value-type="float">
            <text:p>1758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80645161290323</text:p>
          </table:table-cell>
          <table:table-cell office:value-type="string" calcext:value-type="string">
            <text:p>Millis/File:</text:p>
          </table:table-cell>
          <table:table-cell office:value-type="float" office:value="992" calcext:value-type="float">
            <text:p>992</text:p>
          </table:table-cell>
          <table:table-cell table:formula="of:=[.E147]+[.D148]" office:value-type="float" office:value="176857" calcext:value-type="float">
            <text:p>1768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15228426395939</text:p>
          </table:table-cell>
          <table:table-cell office:value-type="string" calcext:value-type="string">
            <text:p>Millis/File:</text:p>
          </table:table-cell>
          <table:table-cell office:value-type="float" office:value="985" calcext:value-type="float">
            <text:p>985</text:p>
          </table:table-cell>
          <table:table-cell table:formula="of:=[.E148]+[.D149]" office:value-type="float" office:value="177842" calcext:value-type="float">
            <text:p>1778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183299389002036</text:p>
          </table:table-cell>
          <table:table-cell office:value-type="string" calcext:value-type="string">
            <text:p>Millis/File:</text:p>
          </table:table-cell>
          <table:table-cell office:value-type="float" office:value="982" calcext:value-type="float">
            <text:p>982</text:p>
          </table:table-cell>
          <table:table-cell table:formula="of:=[.E149]+[.D150]" office:value-type="float" office:value="178824" calcext:value-type="float">
            <text:p>1788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17293997965412</text:p>
          </table:table-cell>
          <table:table-cell office:value-type="string" calcext:value-type="string">
            <text:p>Millis/File:</text:p>
          </table:table-cell>
          <table:table-cell office:value-type="float" office:value="983" calcext:value-type="float">
            <text:p>983</text:p>
          </table:table-cell>
          <table:table-cell table:formula="of:=[.E150]+[.D151]" office:value-type="float" office:value="179807" calcext:value-type="float">
            <text:p>1798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141987829614605</text:p>
          </table:table-cell>
          <table:table-cell office:value-type="string" calcext:value-type="string">
            <text:p>Millis/File:</text:p>
          </table:table-cell>
          <table:table-cell office:value-type="float" office:value="986" calcext:value-type="float">
            <text:p>986</text:p>
          </table:table-cell>
          <table:table-cell table:formula="of:=[.E151]+[.D152]" office:value-type="float" office:value="180793" calcext:value-type="float">
            <text:p>1807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70089730807578</text:p>
          </table:table-cell>
          <table:table-cell office:value-type="string" calcext:value-type="string">
            <text:p>Millis/File:</text:p>
          </table:table-cell>
          <table:table-cell office:value-type="float" office:value="1003" calcext:value-type="float">
            <text:p>1003</text:p>
          </table:table-cell>
          <table:table-cell table:formula="of:=[.E152]+[.D153]" office:value-type="float" office:value="181796" calcext:value-type="float">
            <text:p>1817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50248756218906</text:p>
          </table:table-cell>
          <table:table-cell office:value-type="string" calcext:value-type="string">
            <text:p>Millis/File:</text:p>
          </table:table-cell>
          <table:table-cell office:value-type="float" office:value="1005" calcext:value-type="float">
            <text:p>1005</text:p>
          </table:table-cell>
          <table:table-cell table:formula="of:=[.E153]+[.D154]" office:value-type="float" office:value="182801" calcext:value-type="float">
            <text:p>1828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9000999000999</text:p>
          </table:table-cell>
          <table:table-cell office:value-type="string" calcext:value-type="string">
            <text:p>Millis/File:</text:p>
          </table:table-cell>
          <table:table-cell office:value-type="float" office:value="1001" calcext:value-type="float">
            <text:p>1001</text:p>
          </table:table-cell>
          <table:table-cell table:formula="of:=[.E154]+[.D155]" office:value-type="float" office:value="183802" calcext:value-type="float">
            <text:p>1838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40160642570282</text:p>
          </table:table-cell>
          <table:table-cell office:value-type="string" calcext:value-type="string">
            <text:p>Millis/File:</text:p>
          </table:table-cell>
          <table:table-cell office:value-type="float" office:value="996" calcext:value-type="float">
            <text:p>996</text:p>
          </table:table-cell>
          <table:table-cell table:formula="of:=[.E155]+[.D156]" office:value-type="float" office:value="184798" calcext:value-type="float">
            <text:p>1847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70493454179255</text:p>
          </table:table-cell>
          <table:table-cell office:value-type="string" calcext:value-type="string">
            <text:p>Millis/File:</text:p>
          </table:table-cell>
          <table:table-cell office:value-type="float" office:value="993" calcext:value-type="float">
            <text:p>993</text:p>
          </table:table-cell>
          <table:table-cell table:formula="of:=[.E156]+[.D157]" office:value-type="float" office:value="185791" calcext:value-type="float">
            <text:p>1857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90817356205852</text:p>
          </table:table-cell>
          <table:table-cell office:value-type="string" calcext:value-type="string">
            <text:p>Millis/File:</text:p>
          </table:table-cell>
          <table:table-cell office:value-type="float" office:value="991" calcext:value-type="float">
            <text:p>991</text:p>
          </table:table-cell>
          <table:table-cell table:formula="of:=[.E157]+[.D158]" office:value-type="float" office:value="186782" calcext:value-type="float">
            <text:p>1867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50251256281406</text:p>
          </table:table-cell>
          <table:table-cell office:value-type="string" calcext:value-type="string">
            <text:p>Millis/File:</text:p>
          </table:table-cell>
          <table:table-cell office:value-type="float" office:value="995" calcext:value-type="float">
            <text:p>995</text:p>
          </table:table-cell>
          <table:table-cell table:formula="of:=[.E158]+[.D159]" office:value-type="float" office:value="187777" calcext:value-type="float">
            <text:p>1877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60362173038229</text:p>
          </table:table-cell>
          <table:table-cell office:value-type="string" calcext:value-type="string">
            <text:p>Millis/File:</text:p>
          </table:table-cell>
          <table:table-cell office:value-type="float" office:value="994" calcext:value-type="float">
            <text:p>994</text:p>
          </table:table-cell>
          <table:table-cell table:formula="of:=[.E159]+[.D160]" office:value-type="float" office:value="188771" calcext:value-type="float">
            <text:p>1887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30090270812437</text:p>
          </table:table-cell>
          <table:table-cell office:value-type="string" calcext:value-type="string">
            <text:p>Millis/File:</text:p>
          </table:table-cell>
          <table:table-cell office:value-type="float" office:value="997" calcext:value-type="float">
            <text:p>997</text:p>
          </table:table-cell>
          <table:table-cell table:formula="of:=[.E160]+[.D161]" office:value-type="float" office:value="189768" calcext:value-type="float">
            <text:p>1897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.0030090270812437</text:p>
          </table:table-cell>
          <table:table-cell office:value-type="string" calcext:value-type="string">
            <text:p>Millis/File:</text:p>
          </table:table-cell>
          <table:table-cell office:value-type="float" office:value="997" calcext:value-type="float">
            <text:p>997</text:p>
          </table:table-cell>
          <table:table-cell table:formula="of:=[.E161]+[.D162]" office:value-type="float" office:value="190765" calcext:value-type="float">
            <text:p>1907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91196834817013</text:p>
          </table:table-cell>
          <table:table-cell office:value-type="string" calcext:value-type="string">
            <text:p>Millis/File:</text:p>
          </table:table-cell>
          <table:table-cell office:value-type="float" office:value="1011" calcext:value-type="float">
            <text:p>1011</text:p>
          </table:table-cell>
          <table:table-cell table:formula="of:=[.E162]+[.D163]" office:value-type="float" office:value="191776" calcext:value-type="float">
            <text:p>1917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50248756218906</text:p>
          </table:table-cell>
          <table:table-cell office:value-type="string" calcext:value-type="string">
            <text:p>Millis/File:</text:p>
          </table:table-cell>
          <table:table-cell office:value-type="float" office:value="1005" calcext:value-type="float">
            <text:p>1005</text:p>
          </table:table-cell>
          <table:table-cell table:formula="of:=[.E163]+[.D164]" office:value-type="float" office:value="192781" calcext:value-type="float">
            <text:p>1927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10802775024777</text:p>
          </table:table-cell>
          <table:table-cell office:value-type="string" calcext:value-type="string">
            <text:p>Millis/File:</text:p>
          </table:table-cell>
          <table:table-cell office:value-type="float" office:value="1009" calcext:value-type="float">
            <text:p>1009</text:p>
          </table:table-cell>
          <table:table-cell table:formula="of:=[.E164]+[.D165]" office:value-type="float" office:value="193790" calcext:value-type="float">
            <text:p>1937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50248756218906</text:p>
          </table:table-cell>
          <table:table-cell office:value-type="string" calcext:value-type="string">
            <text:p>Millis/File:</text:p>
          </table:table-cell>
          <table:table-cell office:value-type="float" office:value="1005" calcext:value-type="float">
            <text:p>1005</text:p>
          </table:table-cell>
          <table:table-cell table:formula="of:=[.E165]+[.D166]" office:value-type="float" office:value="194795" calcext:value-type="float">
            <text:p>1947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40357852882704</text:p>
          </table:table-cell>
          <table:table-cell office:value-type="string" calcext:value-type="string">
            <text:p>Millis/File:</text:p>
          </table:table-cell>
          <table:table-cell office:value-type="float" office:value="1006" calcext:value-type="float">
            <text:p>1006</text:p>
          </table:table-cell>
          <table:table-cell table:formula="of:=[.E166]+[.D167]" office:value-type="float" office:value="195801" calcext:value-type="float">
            <text:p>1958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60159362549801</text:p>
          </table:table-cell>
          <table:table-cell office:value-type="string" calcext:value-type="string">
            <text:p>Millis/File:</text:p>
          </table:table-cell>
          <table:table-cell office:value-type="float" office:value="1004" calcext:value-type="float">
            <text:p>1004</text:p>
          </table:table-cell>
          <table:table-cell table:formula="of:=[.E167]+[.D168]" office:value-type="float" office:value="196805" calcext:value-type="float">
            <text:p>1968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71668311944719</text:p>
          </table:table-cell>
          <table:table-cell office:value-type="string" calcext:value-type="string">
            <text:p>Millis/File:</text:p>
          </table:table-cell>
          <table:table-cell office:value-type="float" office:value="1013" calcext:value-type="float">
            <text:p>1013</text:p>
          </table:table-cell>
          <table:table-cell table:formula="of:=[.E168]+[.D169]" office:value-type="float" office:value="197818" calcext:value-type="float">
            <text:p>1978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E169]+[.D170]" office:value-type="float" office:value="198826" calcext:value-type="float">
            <text:p>1988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E170]+[.D171]" office:value-type="float" office:value="199834" calcext:value-type="float">
            <text:p>1998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E171]+[.D172]" office:value-type="float" office:value="200848" calcext:value-type="float">
            <text:p>2008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E172]+[.D173]" office:value-type="float" office:value="201860" calcext:value-type="float">
            <text:p>2018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E173]+[.D174]" office:value-type="float" office:value="202874" calcext:value-type="float">
            <text:p>2028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E174]+[.D175]" office:value-type="float" office:value="203886" calcext:value-type="float">
            <text:p>2038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00990099009901</text:p>
          </table:table-cell>
          <table:table-cell office:value-type="string" calcext:value-type="string">
            <text:p>Millis/File:</text:p>
          </table:table-cell>
          <table:table-cell office:value-type="float" office:value="1010" calcext:value-type="float">
            <text:p>1010</text:p>
          </table:table-cell>
          <table:table-cell table:formula="of:=[.E175]+[.D176]" office:value-type="float" office:value="204896" calcext:value-type="float">
            <text:p>2048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71668311944719</text:p>
          </table:table-cell>
          <table:table-cell office:value-type="string" calcext:value-type="string">
            <text:p>Millis/File:</text:p>
          </table:table-cell>
          <table:table-cell office:value-type="float" office:value="1013" calcext:value-type="float">
            <text:p>1013</text:p>
          </table:table-cell>
          <table:table-cell table:formula="of:=[.E176]+[.D177]" office:value-type="float" office:value="205909" calcext:value-type="float">
            <text:p>205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91196834817013</text:p>
          </table:table-cell>
          <table:table-cell office:value-type="string" calcext:value-type="string">
            <text:p>Millis/File:</text:p>
          </table:table-cell>
          <table:table-cell office:value-type="float" office:value="1011" calcext:value-type="float">
            <text:p>1011</text:p>
          </table:table-cell>
          <table:table-cell table:formula="of:=[.E177]+[.D178]" office:value-type="float" office:value="206920" calcext:value-type="float">
            <text:p>206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E178]+[.D179]" office:value-type="float" office:value="207934" calcext:value-type="float">
            <text:p>2079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E179]+[.D180]" office:value-type="float" office:value="208948" calcext:value-type="float">
            <text:p>2089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91196834817013</text:p>
          </table:table-cell>
          <table:table-cell office:value-type="string" calcext:value-type="string">
            <text:p>Millis/File:</text:p>
          </table:table-cell>
          <table:table-cell office:value-type="float" office:value="1011" calcext:value-type="float">
            <text:p>1011</text:p>
          </table:table-cell>
          <table:table-cell table:formula="of:=[.E180]+[.D181]" office:value-type="float" office:value="209959" calcext:value-type="float">
            <text:p>2099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E181]+[.D182]" office:value-type="float" office:value="210977" calcext:value-type="float">
            <text:p>210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E182]+[.D183]" office:value-type="float" office:value="211991" calcext:value-type="float">
            <text:p>2119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91196834817013</text:p>
          </table:table-cell>
          <table:table-cell office:value-type="string" calcext:value-type="string">
            <text:p>Millis/File:</text:p>
          </table:table-cell>
          <table:table-cell office:value-type="float" office:value="1011" calcext:value-type="float">
            <text:p>1011</text:p>
          </table:table-cell>
          <table:table-cell table:formula="of:=[.E183]+[.D184]" office:value-type="float" office:value="213002" calcext:value-type="float">
            <text:p>213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4251968503937</text:p>
          </table:table-cell>
          <table:table-cell office:value-type="string" calcext:value-type="string">
            <text:p>Millis/File:</text:p>
          </table:table-cell>
          <table:table-cell office:value-type="float" office:value="1016" calcext:value-type="float">
            <text:p>1016</text:p>
          </table:table-cell>
          <table:table-cell table:formula="of:=[.E184]+[.D185]" office:value-type="float" office:value="214018" calcext:value-type="float">
            <text:p>214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52216748768473</text:p>
          </table:table-cell>
          <table:table-cell office:value-type="string" calcext:value-type="string">
            <text:p>Millis/File:</text:p>
          </table:table-cell>
          <table:table-cell office:value-type="float" office:value="1015" calcext:value-type="float">
            <text:p>1015</text:p>
          </table:table-cell>
          <table:table-cell table:formula="of:=[.E185]+[.D186]" office:value-type="float" office:value="215033" calcext:value-type="float">
            <text:p>2150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71668311944719</text:p>
          </table:table-cell>
          <table:table-cell office:value-type="string" calcext:value-type="string">
            <text:p>Millis/File:</text:p>
          </table:table-cell>
          <table:table-cell office:value-type="float" office:value="1013" calcext:value-type="float">
            <text:p>1013</text:p>
          </table:table-cell>
          <table:table-cell table:formula="of:=[.E186]+[.D187]" office:value-type="float" office:value="216046" calcext:value-type="float">
            <text:p>2160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E187]+[.D188]" office:value-type="float" office:value="217064" calcext:value-type="float">
            <text:p>2170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52216748768473</text:p>
          </table:table-cell>
          <table:table-cell office:value-type="string" calcext:value-type="string">
            <text:p>Millis/File:</text:p>
          </table:table-cell>
          <table:table-cell office:value-type="float" office:value="1015" calcext:value-type="float">
            <text:p>1015</text:p>
          </table:table-cell>
          <table:table-cell table:formula="of:=[.E188]+[.D189]" office:value-type="float" office:value="218079" calcext:value-type="float">
            <text:p>2180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E189]+[.D190]" office:value-type="float" office:value="219097" calcext:value-type="float">
            <text:p>2190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52216748768473</text:p>
          </table:table-cell>
          <table:table-cell office:value-type="string" calcext:value-type="string">
            <text:p>Millis/File:</text:p>
          </table:table-cell>
          <table:table-cell office:value-type="float" office:value="1015" calcext:value-type="float">
            <text:p>1015</text:p>
          </table:table-cell>
          <table:table-cell table:formula="of:=[.E190]+[.D191]" office:value-type="float" office:value="220112" calcext:value-type="float">
            <text:p>2201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E191]+[.D192]" office:value-type="float" office:value="221126" calcext:value-type="float">
            <text:p>2211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81422924901185</text:p>
          </table:table-cell>
          <table:table-cell office:value-type="string" calcext:value-type="string">
            <text:p>Millis/File:</text:p>
          </table:table-cell>
          <table:table-cell office:value-type="float" office:value="1012" calcext:value-type="float">
            <text:p>1012</text:p>
          </table:table-cell>
          <table:table-cell table:formula="of:=[.E192]+[.D193]" office:value-type="float" office:value="222138" calcext:value-type="float">
            <text:p>2221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E193]+[.D194]" office:value-type="float" office:value="223146" calcext:value-type="float">
            <text:p>2231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20634920634921</text:p>
          </table:table-cell>
          <table:table-cell office:value-type="string" calcext:value-type="string">
            <text:p>Millis/File:</text:p>
          </table:table-cell>
          <table:table-cell office:value-type="float" office:value="1008" calcext:value-type="float">
            <text:p>1008</text:p>
          </table:table-cell>
          <table:table-cell table:formula="of:=[.E194]+[.D195]" office:value-type="float" office:value="224154" calcext:value-type="float">
            <text:p>224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10802775024777</text:p>
          </table:table-cell>
          <table:table-cell office:value-type="string" calcext:value-type="string">
            <text:p>Millis/File:</text:p>
          </table:table-cell>
          <table:table-cell office:value-type="float" office:value="1009" calcext:value-type="float">
            <text:p>1009</text:p>
          </table:table-cell>
          <table:table-cell table:formula="of:=[.E195]+[.D196]" office:value-type="float" office:value="225163" calcext:value-type="float">
            <text:p>225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03921568627451</text:p>
          </table:table-cell>
          <table:table-cell office:value-type="string" calcext:value-type="string">
            <text:p>Millis/File:</text:p>
          </table:table-cell>
          <table:table-cell office:value-type="float" office:value="1020" calcext:value-type="float">
            <text:p>1020</text:p>
          </table:table-cell>
          <table:table-cell table:formula="of:=[.E196]+[.D197]" office:value-type="float" office:value="226183" calcext:value-type="float">
            <text:p>2261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94319294809011</text:p>
          </table:table-cell>
          <table:table-cell office:value-type="string" calcext:value-type="string">
            <text:p>Millis/File:</text:p>
          </table:table-cell>
          <table:table-cell office:value-type="float" office:value="1021" calcext:value-type="float">
            <text:p>1021</text:p>
          </table:table-cell>
          <table:table-cell table:formula="of:=[.E197]+[.D198]" office:value-type="float" office:value="227204" calcext:value-type="float">
            <text:p>2272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E198]+[.D199]" office:value-type="float" office:value="228222" calcext:value-type="float">
            <text:p>2282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E199]+[.D200]" office:value-type="float" office:value="229240" calcext:value-type="float">
            <text:p>2292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E200]+[.D201]" office:value-type="float" office:value="230254" calcext:value-type="float">
            <text:p>2302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23182711198428</text:p>
          </table:table-cell>
          <table:table-cell office:value-type="string" calcext:value-type="string">
            <text:p>Millis/File:</text:p>
          </table:table-cell>
          <table:table-cell office:value-type="float" office:value="1018" calcext:value-type="float">
            <text:p>1018</text:p>
          </table:table-cell>
          <table:table-cell table:formula="of:=[.E201]+[.D202]" office:value-type="float" office:value="231272" calcext:value-type="float">
            <text:p>2312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61932938856016</text:p>
          </table:table-cell>
          <table:table-cell office:value-type="string" calcext:value-type="string">
            <text:p>Millis/File:</text:p>
          </table:table-cell>
          <table:table-cell office:value-type="float" office:value="1014" calcext:value-type="float">
            <text:p>1014</text:p>
          </table:table-cell>
          <table:table-cell table:formula="of:=[.E202]+[.D203]" office:value-type="float" office:value="232286" calcext:value-type="float">
            <text:p>2322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900990099009901</text:p>
          </table:table-cell>
          <table:table-cell office:value-type="string" calcext:value-type="string">
            <text:p>Millis/File:</text:p>
          </table:table-cell>
          <table:table-cell office:value-type="float" office:value="1010" calcext:value-type="float">
            <text:p>1010</text:p>
          </table:table-cell>
          <table:table-cell table:formula="of:=[.E203]+[.D204]" office:value-type="float" office:value="233296" calcext:value-type="float">
            <text:p>2332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71668311944719</text:p>
          </table:table-cell>
          <table:table-cell office:value-type="string" calcext:value-type="string">
            <text:p>Millis/File:</text:p>
          </table:table-cell>
          <table:table-cell office:value-type="float" office:value="1013" calcext:value-type="float">
            <text:p>1013</text:p>
          </table:table-cell>
          <table:table-cell table:formula="of:=[.E204]+[.D205]" office:value-type="float" office:value="234309" calcext:value-type="float">
            <text:p>2343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37098344693281</text:p>
          </table:table-cell>
          <table:table-cell office:value-type="string" calcext:value-type="string">
            <text:p>Millis/File:</text:p>
          </table:table-cell>
          <table:table-cell office:value-type="float" office:value="1027" calcext:value-type="float">
            <text:p>1027</text:p>
          </table:table-cell>
          <table:table-cell table:formula="of:=[.E205]+[.D206]" office:value-type="float" office:value="235336" calcext:value-type="float">
            <text:p>2353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27626459143969</text:p>
          </table:table-cell>
          <table:table-cell office:value-type="string" calcext:value-type="string">
            <text:p>Millis/File:</text:p>
          </table:table-cell>
          <table:table-cell office:value-type="float" office:value="1028" calcext:value-type="float">
            <text:p>1028</text:p>
          </table:table-cell>
          <table:table-cell table:formula="of:=[.E206]+[.D207]" office:value-type="float" office:value="236364" calcext:value-type="float">
            <text:p>2363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27626459143969</text:p>
          </table:table-cell>
          <table:table-cell office:value-type="string" calcext:value-type="string">
            <text:p>Millis/File:</text:p>
          </table:table-cell>
          <table:table-cell office:value-type="float" office:value="1028" calcext:value-type="float">
            <text:p>1028</text:p>
          </table:table-cell>
          <table:table-cell table:formula="of:=[.E207]+[.D208]" office:value-type="float" office:value="237392" calcext:value-type="float">
            <text:p>2373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99321047526673</text:p>
          </table:table-cell>
          <table:table-cell office:value-type="string" calcext:value-type="string">
            <text:p>Millis/File:</text:p>
          </table:table-cell>
          <table:table-cell office:value-type="float" office:value="1031" calcext:value-type="float">
            <text:p>1031</text:p>
          </table:table-cell>
          <table:table-cell table:formula="of:=[.E208]+[.D209]" office:value-type="float" office:value="238423" calcext:value-type="float">
            <text:p>2384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99321047526673</text:p>
          </table:table-cell>
          <table:table-cell office:value-type="string" calcext:value-type="string">
            <text:p>Millis/File:</text:p>
          </table:table-cell>
          <table:table-cell office:value-type="float" office:value="1031" calcext:value-type="float">
            <text:p>1031</text:p>
          </table:table-cell>
          <table:table-cell table:formula="of:=[.E209]+[.D210]" office:value-type="float" office:value="239454" calcext:value-type="float">
            <text:p>2394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89922480620154</text:p>
          </table:table-cell>
          <table:table-cell office:value-type="string" calcext:value-type="string">
            <text:p>Millis/File:</text:p>
          </table:table-cell>
          <table:table-cell office:value-type="float" office:value="1032" calcext:value-type="float">
            <text:p>1032</text:p>
          </table:table-cell>
          <table:table-cell table:formula="of:=[.E210]+[.D211]" office:value-type="float" office:value="240486" calcext:value-type="float">
            <text:p>2404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33911368015414</text:p>
          </table:table-cell>
          <table:table-cell office:value-type="string" calcext:value-type="string">
            <text:p>Millis/File:</text:p>
          </table:table-cell>
          <table:table-cell office:value-type="float" office:value="1038" calcext:value-type="float">
            <text:p>1038</text:p>
          </table:table-cell>
          <table:table-cell table:formula="of:=[.E211]+[.D212]" office:value-type="float" office:value="241524" calcext:value-type="float">
            <text:p>2415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8054211035818</text:p>
          </table:table-cell>
          <table:table-cell office:value-type="string" calcext:value-type="string">
            <text:p>Millis/File:</text:p>
          </table:table-cell>
          <table:table-cell office:value-type="float" office:value="1033" calcext:value-type="float">
            <text:p>1033</text:p>
          </table:table-cell>
          <table:table-cell table:formula="of:=[.E212]+[.D213]" office:value-type="float" office:value="242557" calcext:value-type="float">
            <text:p>2425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24639076034649</text:p>
          </table:table-cell>
          <table:table-cell office:value-type="string" calcext:value-type="string">
            <text:p>Millis/File:</text:p>
          </table:table-cell>
          <table:table-cell office:value-type="float" office:value="1039" calcext:value-type="float">
            <text:p>1039</text:p>
          </table:table-cell>
          <table:table-cell table:formula="of:=[.E213]+[.D214]" office:value-type="float" office:value="243596" calcext:value-type="float">
            <text:p>2435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43201542912246</text:p>
          </table:table-cell>
          <table:table-cell office:value-type="string" calcext:value-type="string">
            <text:p>Millis/File:</text:p>
          </table:table-cell>
          <table:table-cell office:value-type="float" office:value="1037" calcext:value-type="float">
            <text:p>1037</text:p>
          </table:table-cell>
          <table:table-cell table:formula="of:=[.E214]+[.D215]" office:value-type="float" office:value="244633" calcext:value-type="float">
            <text:p>2446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89922480620154</text:p>
          </table:table-cell>
          <table:table-cell office:value-type="string" calcext:value-type="string">
            <text:p>Millis/File:</text:p>
          </table:table-cell>
          <table:table-cell office:value-type="float" office:value="1032" calcext:value-type="float">
            <text:p>1032</text:p>
          </table:table-cell>
          <table:table-cell table:formula="of:=[.E215]+[.D216]" office:value-type="float" office:value="245665" calcext:value-type="float">
            <text:p>2456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06147934678194</text:p>
          </table:table-cell>
          <table:table-cell office:value-type="string" calcext:value-type="string">
            <text:p>Millis/File:</text:p>
          </table:table-cell>
          <table:table-cell office:value-type="float" office:value="1041" calcext:value-type="float">
            <text:p>1041</text:p>
          </table:table-cell>
          <table:table-cell table:formula="of:=[.E216]+[.D217]" office:value-type="float" office:value="246706" calcext:value-type="float">
            <text:p>2467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24639076034649</text:p>
          </table:table-cell>
          <table:table-cell office:value-type="string" calcext:value-type="string">
            <text:p>Millis/File:</text:p>
          </table:table-cell>
          <table:table-cell office:value-type="float" office:value="1039" calcext:value-type="float">
            <text:p>1039</text:p>
          </table:table-cell>
          <table:table-cell table:formula="of:=[.E217]+[.D218]" office:value-type="float" office:value="247745" calcext:value-type="float">
            <text:p>2477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06147934678194</text:p>
          </table:table-cell>
          <table:table-cell office:value-type="string" calcext:value-type="string">
            <text:p>Millis/File:</text:p>
          </table:table-cell>
          <table:table-cell office:value-type="float" office:value="1041" calcext:value-type="float">
            <text:p>1041</text:p>
          </table:table-cell>
          <table:table-cell table:formula="of:=[.E218]+[.D219]" office:value-type="float" office:value="248786" calcext:value-type="float">
            <text:p>2487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06147934678194</text:p>
          </table:table-cell>
          <table:table-cell office:value-type="string" calcext:value-type="string">
            <text:p>Millis/File:</text:p>
          </table:table-cell>
          <table:table-cell office:value-type="float" office:value="1041" calcext:value-type="float">
            <text:p>1041</text:p>
          </table:table-cell>
          <table:table-cell table:formula="of:=[.E219]+[.D220]" office:value-type="float" office:value="249827" calcext:value-type="float">
            <text:p>2498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06147934678194</text:p>
          </table:table-cell>
          <table:table-cell office:value-type="string" calcext:value-type="string">
            <text:p>Millis/File:</text:p>
          </table:table-cell>
          <table:table-cell office:value-type="float" office:value="1041" calcext:value-type="float">
            <text:p>1041</text:p>
          </table:table-cell>
          <table:table-cell table:formula="of:=[.E220]+[.D221]" office:value-type="float" office:value="250868" calcext:value-type="float">
            <text:p>2508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06147934678194</text:p>
          </table:table-cell>
          <table:table-cell office:value-type="string" calcext:value-type="string">
            <text:p>Millis/File:</text:p>
          </table:table-cell>
          <table:table-cell office:value-type="float" office:value="1041" calcext:value-type="float">
            <text:p>1041</text:p>
          </table:table-cell>
          <table:table-cell table:formula="of:=[.E221]+[.D222]" office:value-type="float" office:value="251909" calcext:value-type="float">
            <text:p>251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06147934678194</text:p>
          </table:table-cell>
          <table:table-cell office:value-type="string" calcext:value-type="string">
            <text:p>Millis/File:</text:p>
          </table:table-cell>
          <table:table-cell office:value-type="float" office:value="1041" calcext:value-type="float">
            <text:p>1041</text:p>
          </table:table-cell>
          <table:table-cell table:formula="of:=[.E222]+[.D223]" office:value-type="float" office:value="252950" calcext:value-type="float">
            <text:p>2529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06147934678194</text:p>
          </table:table-cell>
          <table:table-cell office:value-type="string" calcext:value-type="string">
            <text:p>Millis/File:</text:p>
          </table:table-cell>
          <table:table-cell office:value-type="float" office:value="1041" calcext:value-type="float">
            <text:p>1041</text:p>
          </table:table-cell>
          <table:table-cell table:formula="of:=[.E223]+[.D224]" office:value-type="float" office:value="253991" calcext:value-type="float">
            <text:p>2539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24639076034649</text:p>
          </table:table-cell>
          <table:table-cell office:value-type="string" calcext:value-type="string">
            <text:p>Millis/File:</text:p>
          </table:table-cell>
          <table:table-cell office:value-type="float" office:value="1039" calcext:value-type="float">
            <text:p>1039</text:p>
          </table:table-cell>
          <table:table-cell table:formula="of:=[.E224]+[.D225]" office:value-type="float" office:value="255030" calcext:value-type="float">
            <text:p>2550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52509652509652</text:p>
          </table:table-cell>
          <table:table-cell office:value-type="string" calcext:value-type="string">
            <text:p>Millis/File:</text:p>
          </table:table-cell>
          <table:table-cell office:value-type="float" office:value="1036" calcext:value-type="float">
            <text:p>1036</text:p>
          </table:table-cell>
          <table:table-cell table:formula="of:=[.E225]+[.D226]" office:value-type="float" office:value="256066" calcext:value-type="float">
            <text:p>2560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71179883945842</text:p>
          </table:table-cell>
          <table:table-cell office:value-type="string" calcext:value-type="string">
            <text:p>Millis/File:</text:p>
          </table:table-cell>
          <table:table-cell office:value-type="float" office:value="1034" calcext:value-type="float">
            <text:p>1034</text:p>
          </table:table-cell>
          <table:table-cell table:formula="of:=[.E226]+[.D227]" office:value-type="float" office:value="257100" calcext:value-type="float">
            <text:p>257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89922480620154</text:p>
          </table:table-cell>
          <table:table-cell office:value-type="string" calcext:value-type="string">
            <text:p>Millis/File:</text:p>
          </table:table-cell>
          <table:table-cell office:value-type="float" office:value="1032" calcext:value-type="float">
            <text:p>1032</text:p>
          </table:table-cell>
          <table:table-cell table:formula="of:=[.E227]+[.D228]" office:value-type="float" office:value="258132" calcext:value-type="float">
            <text:p>2581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228]+[.D229]" office:value-type="float" office:value="259162" calcext:value-type="float">
            <text:p>259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99321047526673</text:p>
          </table:table-cell>
          <table:table-cell office:value-type="string" calcext:value-type="string">
            <text:p>Millis/File:</text:p>
          </table:table-cell>
          <table:table-cell office:value-type="float" office:value="1031" calcext:value-type="float">
            <text:p>1031</text:p>
          </table:table-cell>
          <table:table-cell table:formula="of:=[.E229]+[.D230]" office:value-type="float" office:value="260193" calcext:value-type="float">
            <text:p>2601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27626459143969</text:p>
          </table:table-cell>
          <table:table-cell office:value-type="string" calcext:value-type="string">
            <text:p>Millis/File:</text:p>
          </table:table-cell>
          <table:table-cell office:value-type="float" office:value="1028" calcext:value-type="float">
            <text:p>1028</text:p>
          </table:table-cell>
          <table:table-cell table:formula="of:=[.E230]+[.D231]" office:value-type="float" office:value="261221" calcext:value-type="float">
            <text:p>2612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5609756097561</text:p>
          </table:table-cell>
          <table:table-cell office:value-type="string" calcext:value-type="string">
            <text:p>Millis/File:</text:p>
          </table:table-cell>
          <table:table-cell office:value-type="float" office:value="1025" calcext:value-type="float">
            <text:p>1025</text:p>
          </table:table-cell>
          <table:table-cell table:formula="of:=[.E231]+[.D232]" office:value-type="float" office:value="262246" calcext:value-type="float">
            <text:p>2622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75171065493646</text:p>
          </table:table-cell>
          <table:table-cell office:value-type="string" calcext:value-type="string">
            <text:p>Millis/File:</text:p>
          </table:table-cell>
          <table:table-cell office:value-type="float" office:value="1023" calcext:value-type="float">
            <text:p>1023</text:p>
          </table:table-cell>
          <table:table-cell table:formula="of:=[.E232]+[.D233]" office:value-type="float" office:value="263269" calcext:value-type="float">
            <text:p>263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5609756097561</text:p>
          </table:table-cell>
          <table:table-cell office:value-type="string" calcext:value-type="string">
            <text:p>Millis/File:</text:p>
          </table:table-cell>
          <table:table-cell office:value-type="float" office:value="1025" calcext:value-type="float">
            <text:p>1025</text:p>
          </table:table-cell>
          <table:table-cell table:formula="of:=[.E233]+[.D234]" office:value-type="float" office:value="264294" calcext:value-type="float">
            <text:p>2642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5609756097561</text:p>
          </table:table-cell>
          <table:table-cell office:value-type="string" calcext:value-type="string">
            <text:p>Millis/File:</text:p>
          </table:table-cell>
          <table:table-cell office:value-type="float" office:value="1025" calcext:value-type="float">
            <text:p>1025</text:p>
          </table:table-cell>
          <table:table-cell table:formula="of:=[.E234]+[.D235]" office:value-type="float" office:value="265319" calcext:value-type="float">
            <text:p>2653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27626459143969</text:p>
          </table:table-cell>
          <table:table-cell office:value-type="string" calcext:value-type="string">
            <text:p>Millis/File:</text:p>
          </table:table-cell>
          <table:table-cell office:value-type="float" office:value="1028" calcext:value-type="float">
            <text:p>1028</text:p>
          </table:table-cell>
          <table:table-cell table:formula="of:=[.E235]+[.D236]" office:value-type="float" office:value="266347" calcext:value-type="float">
            <text:p>2663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75171065493646</text:p>
          </table:table-cell>
          <table:table-cell office:value-type="string" calcext:value-type="string">
            <text:p>Millis/File:</text:p>
          </table:table-cell>
          <table:table-cell office:value-type="float" office:value="1023" calcext:value-type="float">
            <text:p>1023</text:p>
          </table:table-cell>
          <table:table-cell table:formula="of:=[.E236]+[.D237]" office:value-type="float" office:value="267370" calcext:value-type="float">
            <text:p>2673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99321047526673</text:p>
          </table:table-cell>
          <table:table-cell office:value-type="string" calcext:value-type="string">
            <text:p>Millis/File:</text:p>
          </table:table-cell>
          <table:table-cell office:value-type="float" office:value="1031" calcext:value-type="float">
            <text:p>1031</text:p>
          </table:table-cell>
          <table:table-cell table:formula="of:=[.E237]+[.D238]" office:value-type="float" office:value="268401" calcext:value-type="float">
            <text:p>2684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18172983479106</text:p>
          </table:table-cell>
          <table:table-cell office:value-type="string" calcext:value-type="string">
            <text:p>Millis/File:</text:p>
          </table:table-cell>
          <table:table-cell office:value-type="float" office:value="1029" calcext:value-type="float">
            <text:p>1029</text:p>
          </table:table-cell>
          <table:table-cell table:formula="of:=[.E238]+[.D239]" office:value-type="float" office:value="269430" calcext:value-type="float">
            <text:p>2694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37098344693281</text:p>
          </table:table-cell>
          <table:table-cell office:value-type="string" calcext:value-type="string">
            <text:p>Millis/File:</text:p>
          </table:table-cell>
          <table:table-cell office:value-type="float" office:value="1027" calcext:value-type="float">
            <text:p>1027</text:p>
          </table:table-cell>
          <table:table-cell table:formula="of:=[.E239]+[.D240]" office:value-type="float" office:value="270457" calcext:value-type="float">
            <text:p>2704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5609756097561</text:p>
          </table:table-cell>
          <table:table-cell office:value-type="string" calcext:value-type="string">
            <text:p>Millis/File:</text:p>
          </table:table-cell>
          <table:table-cell office:value-type="float" office:value="1025" calcext:value-type="float">
            <text:p>1025</text:p>
          </table:table-cell>
          <table:table-cell table:formula="of:=[.E240]+[.D241]" office:value-type="float" office:value="271482" calcext:value-type="float">
            <text:p>2714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6183574879227</text:p>
          </table:table-cell>
          <table:table-cell office:value-type="string" calcext:value-type="string">
            <text:p>Millis/File:</text:p>
          </table:table-cell>
          <table:table-cell office:value-type="float" office:value="1035" calcext:value-type="float">
            <text:p>1035</text:p>
          </table:table-cell>
          <table:table-cell table:formula="of:=[.E241]+[.D242]" office:value-type="float" office:value="272517" calcext:value-type="float">
            <text:p>2725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99321047526673</text:p>
          </table:table-cell>
          <table:table-cell office:value-type="string" calcext:value-type="string">
            <text:p>Millis/File:</text:p>
          </table:table-cell>
          <table:table-cell office:value-type="float" office:value="1031" calcext:value-type="float">
            <text:p>1031</text:p>
          </table:table-cell>
          <table:table-cell table:formula="of:=[.E242]+[.D243]" office:value-type="float" office:value="273548" calcext:value-type="float">
            <text:p>2735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99321047526673</text:p>
          </table:table-cell>
          <table:table-cell office:value-type="string" calcext:value-type="string">
            <text:p>Millis/File:</text:p>
          </table:table-cell>
          <table:table-cell office:value-type="float" office:value="1031" calcext:value-type="float">
            <text:p>1031</text:p>
          </table:table-cell>
          <table:table-cell table:formula="of:=[.E243]+[.D244]" office:value-type="float" office:value="274579" calcext:value-type="float">
            <text:p>2745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43201542912246</text:p>
          </table:table-cell>
          <table:table-cell office:value-type="string" calcext:value-type="string">
            <text:p>Millis/File:</text:p>
          </table:table-cell>
          <table:table-cell office:value-type="float" office:value="1037" calcext:value-type="float">
            <text:p>1037</text:p>
          </table:table-cell>
          <table:table-cell table:formula="of:=[.E244]+[.D245]" office:value-type="float" office:value="275616" calcext:value-type="float">
            <text:p>2756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89922480620154</text:p>
          </table:table-cell>
          <table:table-cell office:value-type="string" calcext:value-type="string">
            <text:p>Millis/File:</text:p>
          </table:table-cell>
          <table:table-cell office:value-type="float" office:value="1032" calcext:value-type="float">
            <text:p>1032</text:p>
          </table:table-cell>
          <table:table-cell table:formula="of:=[.E245]+[.D246]" office:value-type="float" office:value="276648" calcext:value-type="float">
            <text:p>2766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99321047526673</text:p>
          </table:table-cell>
          <table:table-cell office:value-type="string" calcext:value-type="string">
            <text:p>Millis/File:</text:p>
          </table:table-cell>
          <table:table-cell office:value-type="float" office:value="1031" calcext:value-type="float">
            <text:p>1031</text:p>
          </table:table-cell>
          <table:table-cell table:formula="of:=[.E246]+[.D247]" office:value-type="float" office:value="277679" calcext:value-type="float">
            <text:p>2776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37098344693281</text:p>
          </table:table-cell>
          <table:table-cell office:value-type="string" calcext:value-type="string">
            <text:p>Millis/File:</text:p>
          </table:table-cell>
          <table:table-cell office:value-type="float" office:value="1027" calcext:value-type="float">
            <text:p>1027</text:p>
          </table:table-cell>
          <table:table-cell table:formula="of:=[.E247]+[.D248]" office:value-type="float" office:value="278706" calcext:value-type="float">
            <text:p>2787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99321047526673</text:p>
          </table:table-cell>
          <table:table-cell office:value-type="string" calcext:value-type="string">
            <text:p>Millis/File:</text:p>
          </table:table-cell>
          <table:table-cell office:value-type="float" office:value="1031" calcext:value-type="float">
            <text:p>1031</text:p>
          </table:table-cell>
          <table:table-cell table:formula="of:=[.E248]+[.D249]" office:value-type="float" office:value="279737" calcext:value-type="float">
            <text:p>2797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71179883945842</text:p>
          </table:table-cell>
          <table:table-cell office:value-type="string" calcext:value-type="string">
            <text:p>Millis/File:</text:p>
          </table:table-cell>
          <table:table-cell office:value-type="float" office:value="1034" calcext:value-type="float">
            <text:p>1034</text:p>
          </table:table-cell>
          <table:table-cell table:formula="of:=[.E249]+[.D250]" office:value-type="float" office:value="280771" calcext:value-type="float">
            <text:p>2807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250]+[.D251]" office:value-type="float" office:value="281801" calcext:value-type="float">
            <text:p>2818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251]+[.D252]" office:value-type="float" office:value="282831" calcext:value-type="float">
            <text:p>2828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71179883945842</text:p>
          </table:table-cell>
          <table:table-cell office:value-type="string" calcext:value-type="string">
            <text:p>Millis/File:</text:p>
          </table:table-cell>
          <table:table-cell office:value-type="float" office:value="1034" calcext:value-type="float">
            <text:p>1034</text:p>
          </table:table-cell>
          <table:table-cell table:formula="of:=[.E252]+[.D253]" office:value-type="float" office:value="283865" calcext:value-type="float">
            <text:p>2838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253]+[.D254]" office:value-type="float" office:value="284895" calcext:value-type="float">
            <text:p>2848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37098344693281</text:p>
          </table:table-cell>
          <table:table-cell office:value-type="string" calcext:value-type="string">
            <text:p>Millis/File:</text:p>
          </table:table-cell>
          <table:table-cell office:value-type="float" office:value="1027" calcext:value-type="float">
            <text:p>1027</text:p>
          </table:table-cell>
          <table:table-cell table:formula="of:=[.E254]+[.D255]" office:value-type="float" office:value="285922" calcext:value-type="float">
            <text:p>2859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75171065493646</text:p>
          </table:table-cell>
          <table:table-cell office:value-type="string" calcext:value-type="string">
            <text:p>Millis/File:</text:p>
          </table:table-cell>
          <table:table-cell office:value-type="float" office:value="1023" calcext:value-type="float">
            <text:p>1023</text:p>
          </table:table-cell>
          <table:table-cell table:formula="of:=[.E255]+[.D256]" office:value-type="float" office:value="286945" calcext:value-type="float">
            <text:p>2869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256]+[.D257]" office:value-type="float" office:value="287975" calcext:value-type="float">
            <text:p>2879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46588693957114</text:p>
          </table:table-cell>
          <table:table-cell office:value-type="string" calcext:value-type="string">
            <text:p>Millis/File:</text:p>
          </table:table-cell>
          <table:table-cell office:value-type="float" office:value="1026" calcext:value-type="float">
            <text:p>1026</text:p>
          </table:table-cell>
          <table:table-cell table:formula="of:=[.E257]+[.D258]" office:value-type="float" office:value="289001" calcext:value-type="float">
            <text:p>2890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65625</text:p>
          </table:table-cell>
          <table:table-cell office:value-type="string" calcext:value-type="string">
            <text:p>Millis/File:</text:p>
          </table:table-cell>
          <table:table-cell office:value-type="float" office:value="1024" calcext:value-type="float">
            <text:p>1024</text:p>
          </table:table-cell>
          <table:table-cell table:formula="of:=[.E258]+[.D259]" office:value-type="float" office:value="290025" calcext:value-type="float">
            <text:p>2900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94319294809011</text:p>
          </table:table-cell>
          <table:table-cell office:value-type="string" calcext:value-type="string">
            <text:p>Millis/File:</text:p>
          </table:table-cell>
          <table:table-cell office:value-type="float" office:value="1021" calcext:value-type="float">
            <text:p>1021</text:p>
          </table:table-cell>
          <table:table-cell table:formula="of:=[.E259]+[.D260]" office:value-type="float" office:value="291046" calcext:value-type="float">
            <text:p>2910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5609756097561</text:p>
          </table:table-cell>
          <table:table-cell office:value-type="string" calcext:value-type="string">
            <text:p>Millis/File:</text:p>
          </table:table-cell>
          <table:table-cell office:value-type="float" office:value="1025" calcext:value-type="float">
            <text:p>1025</text:p>
          </table:table-cell>
          <table:table-cell table:formula="of:=[.E260]+[.D261]" office:value-type="float" office:value="292071" calcext:value-type="float">
            <text:p>2920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75171065493646</text:p>
          </table:table-cell>
          <table:table-cell office:value-type="string" calcext:value-type="string">
            <text:p>Millis/File:</text:p>
          </table:table-cell>
          <table:table-cell office:value-type="float" office:value="1023" calcext:value-type="float">
            <text:p>1023</text:p>
          </table:table-cell>
          <table:table-cell table:formula="of:=[.E261]+[.D262]" office:value-type="float" office:value="293094" calcext:value-type="float">
            <text:p>2930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8054211035818</text:p>
          </table:table-cell>
          <table:table-cell office:value-type="string" calcext:value-type="string">
            <text:p>Millis/File:</text:p>
          </table:table-cell>
          <table:table-cell office:value-type="float" office:value="1033" calcext:value-type="float">
            <text:p>1033</text:p>
          </table:table-cell>
          <table:table-cell table:formula="of:=[.E262]+[.D263]" office:value-type="float" office:value="294127" calcext:value-type="float">
            <text:p>2941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99321047526673</text:p>
          </table:table-cell>
          <table:table-cell office:value-type="string" calcext:value-type="string">
            <text:p>Millis/File:</text:p>
          </table:table-cell>
          <table:table-cell office:value-type="float" office:value="1031" calcext:value-type="float">
            <text:p>1031</text:p>
          </table:table-cell>
          <table:table-cell table:formula="of:=[.E263]+[.D264]" office:value-type="float" office:value="295158" calcext:value-type="float">
            <text:p>2951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37098344693281</text:p>
          </table:table-cell>
          <table:table-cell office:value-type="string" calcext:value-type="string">
            <text:p>Millis/File:</text:p>
          </table:table-cell>
          <table:table-cell office:value-type="float" office:value="1027" calcext:value-type="float">
            <text:p>1027</text:p>
          </table:table-cell>
          <table:table-cell table:formula="of:=[.E264]+[.D265]" office:value-type="float" office:value="296185" calcext:value-type="float">
            <text:p>296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8054211035818</text:p>
          </table:table-cell>
          <table:table-cell office:value-type="string" calcext:value-type="string">
            <text:p>Millis/File:</text:p>
          </table:table-cell>
          <table:table-cell office:value-type="float" office:value="1033" calcext:value-type="float">
            <text:p>1033</text:p>
          </table:table-cell>
          <table:table-cell table:formula="of:=[.E265]+[.D266]" office:value-type="float" office:value="297218" calcext:value-type="float">
            <text:p>2972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266]+[.D267]" office:value-type="float" office:value="298248" calcext:value-type="float">
            <text:p>2982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46588693957114</text:p>
          </table:table-cell>
          <table:table-cell office:value-type="string" calcext:value-type="string">
            <text:p>Millis/File:</text:p>
          </table:table-cell>
          <table:table-cell office:value-type="float" office:value="1026" calcext:value-type="float">
            <text:p>1026</text:p>
          </table:table-cell>
          <table:table-cell table:formula="of:=[.E267]+[.D268]" office:value-type="float" office:value="299274" calcext:value-type="float">
            <text:p>2992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5609756097561</text:p>
          </table:table-cell>
          <table:table-cell office:value-type="string" calcext:value-type="string">
            <text:p>Millis/File:</text:p>
          </table:table-cell>
          <table:table-cell office:value-type="float" office:value="1025" calcext:value-type="float">
            <text:p>1025</text:p>
          </table:table-cell>
          <table:table-cell table:formula="of:=[.E268]+[.D269]" office:value-type="float" office:value="300299" calcext:value-type="float">
            <text:p>3002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75171065493646</text:p>
          </table:table-cell>
          <table:table-cell office:value-type="string" calcext:value-type="string">
            <text:p>Millis/File:</text:p>
          </table:table-cell>
          <table:table-cell office:value-type="float" office:value="1023" calcext:value-type="float">
            <text:p>1023</text:p>
          </table:table-cell>
          <table:table-cell table:formula="of:=[.E269]+[.D270]" office:value-type="float" office:value="301322" calcext:value-type="float">
            <text:p>3013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5609756097561</text:p>
          </table:table-cell>
          <table:table-cell office:value-type="string" calcext:value-type="string">
            <text:p>Millis/File:</text:p>
          </table:table-cell>
          <table:table-cell office:value-type="float" office:value="1025" calcext:value-type="float">
            <text:p>1025</text:p>
          </table:table-cell>
          <table:table-cell table:formula="of:=[.E270]+[.D271]" office:value-type="float" office:value="302347" calcext:value-type="float">
            <text:p>3023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94319294809011</text:p>
          </table:table-cell>
          <table:table-cell office:value-type="string" calcext:value-type="string">
            <text:p>Millis/File:</text:p>
          </table:table-cell>
          <table:table-cell office:value-type="float" office:value="1021" calcext:value-type="float">
            <text:p>1021</text:p>
          </table:table-cell>
          <table:table-cell table:formula="of:=[.E271]+[.D272]" office:value-type="float" office:value="303368" calcext:value-type="float">
            <text:p>3033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813542688910697</text:p>
          </table:table-cell>
          <table:table-cell office:value-type="string" calcext:value-type="string">
            <text:p>Millis/File:</text:p>
          </table:table-cell>
          <table:table-cell office:value-type="float" office:value="1019" calcext:value-type="float">
            <text:p>1019</text:p>
          </table:table-cell>
          <table:table-cell table:formula="of:=[.E272]+[.D273]" office:value-type="float" office:value="304387" calcext:value-type="float">
            <text:p>3043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46588693957114</text:p>
          </table:table-cell>
          <table:table-cell office:value-type="string" calcext:value-type="string">
            <text:p>Millis/File:</text:p>
          </table:table-cell>
          <table:table-cell office:value-type="float" office:value="1026" calcext:value-type="float">
            <text:p>1026</text:p>
          </table:table-cell>
          <table:table-cell table:formula="of:=[.E273]+[.D274]" office:value-type="float" office:value="305413" calcext:value-type="float">
            <text:p>3054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46588693957114</text:p>
          </table:table-cell>
          <table:table-cell office:value-type="string" calcext:value-type="string">
            <text:p>Millis/File:</text:p>
          </table:table-cell>
          <table:table-cell office:value-type="float" office:value="1026" calcext:value-type="float">
            <text:p>1026</text:p>
          </table:table-cell>
          <table:table-cell table:formula="of:=[.E274]+[.D275]" office:value-type="float" office:value="306439" calcext:value-type="float">
            <text:p>3064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75171065493646</text:p>
          </table:table-cell>
          <table:table-cell office:value-type="string" calcext:value-type="string">
            <text:p>Millis/File:</text:p>
          </table:table-cell>
          <table:table-cell office:value-type="float" office:value="1023" calcext:value-type="float">
            <text:p>1023</text:p>
          </table:table-cell>
          <table:table-cell table:formula="of:=[.E275]+[.D276]" office:value-type="float" office:value="307462" calcext:value-type="float">
            <text:p>3074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37098344693281</text:p>
          </table:table-cell>
          <table:table-cell office:value-type="string" calcext:value-type="string">
            <text:p>Millis/File:</text:p>
          </table:table-cell>
          <table:table-cell office:value-type="float" office:value="1027" calcext:value-type="float">
            <text:p>1027</text:p>
          </table:table-cell>
          <table:table-cell table:formula="of:=[.E276]+[.D277]" office:value-type="float" office:value="308489" calcext:value-type="float">
            <text:p>3084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37098344693281</text:p>
          </table:table-cell>
          <table:table-cell office:value-type="string" calcext:value-type="string">
            <text:p>Millis/File:</text:p>
          </table:table-cell>
          <table:table-cell office:value-type="float" office:value="1027" calcext:value-type="float">
            <text:p>1027</text:p>
          </table:table-cell>
          <table:table-cell table:formula="of:=[.E277]+[.D278]" office:value-type="float" office:value="309516" calcext:value-type="float">
            <text:p>3095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68054211035818</text:p>
          </table:table-cell>
          <table:table-cell office:value-type="string" calcext:value-type="string">
            <text:p>Millis/File:</text:p>
          </table:table-cell>
          <table:table-cell office:value-type="float" office:value="1033" calcext:value-type="float">
            <text:p>1033</text:p>
          </table:table-cell>
          <table:table-cell table:formula="of:=[.E278]+[.D279]" office:value-type="float" office:value="310549" calcext:value-type="float">
            <text:p>3105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18172983479106</text:p>
          </table:table-cell>
          <table:table-cell office:value-type="string" calcext:value-type="string">
            <text:p>Millis/File:</text:p>
          </table:table-cell>
          <table:table-cell office:value-type="float" office:value="1029" calcext:value-type="float">
            <text:p>1029</text:p>
          </table:table-cell>
          <table:table-cell table:formula="of:=[.E279]+[.D280]" office:value-type="float" office:value="311578" calcext:value-type="float">
            <text:p>3115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18172983479106</text:p>
          </table:table-cell>
          <table:table-cell office:value-type="string" calcext:value-type="string">
            <text:p>Millis/File:</text:p>
          </table:table-cell>
          <table:table-cell office:value-type="float" office:value="1029" calcext:value-type="float">
            <text:p>1029</text:p>
          </table:table-cell>
          <table:table-cell table:formula="of:=[.E280]+[.D281]" office:value-type="float" office:value="312607" calcext:value-type="float">
            <text:p>3126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27626459143969</text:p>
          </table:table-cell>
          <table:table-cell office:value-type="string" calcext:value-type="string">
            <text:p>Millis/File:</text:p>
          </table:table-cell>
          <table:table-cell office:value-type="float" office:value="1028" calcext:value-type="float">
            <text:p>1028</text:p>
          </table:table-cell>
          <table:table-cell table:formula="of:=[.E281]+[.D282]" office:value-type="float" office:value="313635" calcext:value-type="float">
            <text:p>3136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282]+[.D283]" office:value-type="float" office:value="314665" calcext:value-type="float">
            <text:p>3146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970873786407767</text:p>
          </table:table-cell>
          <table:table-cell office:value-type="string" calcext:value-type="string">
            <text:p>Millis/File:</text:p>
          </table:table-cell>
          <table:table-cell office:value-type="float" office:value="1030" calcext:value-type="float">
            <text:p>1030</text:p>
          </table:table-cell>
          <table:table-cell table:formula="of:=[.E283]+[.D284]" office:value-type="float" office:value="315695" calcext:value-type="float">
            <text:p>31569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6:11:54.998460257</meta:creation-date>
    <dc:date>2017-08-25T17:42:42.901069146</dc:date>
    <meta:editing-duration>PT5M41S</meta:editing-duration>
    <meta:editing-cycles>1</meta:editing-cycles>
    <meta:document-statistic meta:table-count="4" meta:cell-count="3658" meta:object-count="8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85cm" svg:height="10.971cm" xlink:href=".." xlink:type="simple" chart:class="chart:bar" chart:style-name="ch1">
        <chart:legend chart:legend-position="end" svg:x="28.722cm" svg:y="5.186cm" style:legend-expansion="high" chart:style-name="ch2"/>
        <chart:plot-area chart:style-name="ch3" table:cell-range-address="Sheet1.D1:Sheet1.D23" svg:x="1.189cm" svg:y="0.456cm" svg:width="27.483cm" svg:height="10.532cm">
          <chartooo:coordinate-region svg:x="1.996cm" svg:y="0.655cm" svg:width="26.676cm" svg:height="9.6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23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0">
                <text:p>960</text:p>
                <draw:g>
                  <svg:desc>Sheet1.D1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6">
                <text:p>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E1:Sheet1.E23" svg:x="-0.148cm" svg:y="0.099cm" svg:width="13.096cm" svg:height="8.639cm">
          <chartooo:coordinate-region svg:x="1.029cm" svg:y="0.298cm" svg:width="11.91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23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0">
                <text:p>960</text:p>
                <draw:g>
                  <svg:desc>Sheet1.E1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69">
                <text:p>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12">
                <text:p>11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77">
                <text:p>12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41">
                <text:p>13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7">
                <text:p>14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70">
                <text:p>153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90">
                <text:p>172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49">
                <text:p>18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12">
                <text:p>19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72">
                <text:p>2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30">
                <text:p>211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86">
                <text:p>22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94cm" svg:height="13.707cm" xlink:href=".." xlink:type="simple" chart:class="chart:bar" chart:style-name="ch1">
        <chart:legend chart:legend-position="end" svg:x="22.831cm" svg:y="6.554cm" style:legend-expansion="high" chart:style-name="ch2"/>
        <chart:plot-area chart:style-name="ch3" table:cell-range-address="50ms.E1:50ms.E303" svg:x="0.501cm" svg:y="0.274cm" svg:width="21.829cm" svg:height="13.159cm">
          <chartooo:coordinate-region svg:x="1.863cm" svg:y="0.395cm" svg:width="20.467cm" svg:height="12.0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0ms.E1:50ms.E303" chart:class="chart:bar">
            <chart:data-point chart:repeated="3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3">
                <text:p>3153</text:p>
                <draw:g>
                  <svg:desc>50ms.E1:50ms.E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73">
                <text:p>7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6">
                <text:p>10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07">
                <text:p>13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30">
                <text:p>148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482">
                <text:p>17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66">
                <text:p>18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17">
                <text:p>20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35">
                <text:p>22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83">
                <text:p>23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122">
                <text:p>24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161">
                <text:p>25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37">
                <text:p>26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90">
                <text:p>272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23">
                <text:p>283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51">
                <text:p>29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432">
                <text:p>30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77">
                <text:p>314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37">
                <text:p>325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594">
                <text:p>33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647">
                <text:p>34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713">
                <text:p>35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62">
                <text:p>36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998">
                <text:p>37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99">
                <text:p>39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234">
                <text:p>40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454">
                <text:p>41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652">
                <text:p>42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849">
                <text:p>43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29">
                <text:p>45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84">
                <text:p>46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317">
                <text:p>473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430">
                <text:p>484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565">
                <text:p>49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676">
                <text:p>50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797">
                <text:p>51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902">
                <text:p>52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982">
                <text:p>53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041">
                <text:p>55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079">
                <text:p>56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150">
                <text:p>571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202">
                <text:p>58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247">
                <text:p>59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309">
                <text:p>6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366">
                <text:p>61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438">
                <text:p>624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499">
                <text:p>634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60">
                <text:p>645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614">
                <text:p>656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660">
                <text:p>66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709">
                <text:p>67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750">
                <text:p>687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784">
                <text:p>697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817">
                <text:p>70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840">
                <text:p>718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857">
                <text:p>72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875">
                <text:p>73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893">
                <text:p>74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904">
                <text:p>75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915">
                <text:p>76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924">
                <text:p>77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944">
                <text:p>789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957">
                <text:p>79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971">
                <text:p>809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983">
                <text:p>819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989">
                <text:p>82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982">
                <text:p>83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970">
                <text:p>849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962">
                <text:p>85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921">
                <text:p>87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906">
                <text:p>88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881">
                <text:p>898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847">
                <text:p>90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810">
                <text:p>918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796">
                <text:p>92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771">
                <text:p>93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769">
                <text:p>947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58">
                <text:p>957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741">
                <text:p>967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726">
                <text:p>97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729">
                <text:p>987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725">
                <text:p>99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713">
                <text:p>1007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695">
                <text:p>101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702">
                <text:p>1027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698">
                <text:p>1036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685">
                <text:p>1046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666">
                <text:p>105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681">
                <text:p>106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691">
                <text:p>107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710">
                <text:p>1087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718">
                <text:p>109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726">
                <text:p>110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742">
                <text:p>111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753">
                <text:p>112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763">
                <text:p>1137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773">
                <text:p>1147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777">
                <text:p>115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760">
                <text:p>1177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752">
                <text:p>11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740">
                <text:p>1197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722">
                <text:p>1207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1699">
                <text:p>1216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2670">
                <text:p>1226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642">
                <text:p>1236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620">
                <text:p>1246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618">
                <text:p>1256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6608">
                <text:p>126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7591">
                <text:p>1275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590">
                <text:p>1285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9600">
                <text:p>1296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609">
                <text:p>1306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1616">
                <text:p>1316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621">
                <text:p>1326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634">
                <text:p>1336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648">
                <text:p>1346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60">
                <text:p>1356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672">
                <text:p>1366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7680">
                <text:p>137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688">
                <text:p>1386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693">
                <text:p>1396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713">
                <text:p>1407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729">
                <text:p>1417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743">
                <text:p>1427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756">
                <text:p>1437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779">
                <text:p>144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806">
                <text:p>145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826">
                <text:p>1468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854">
                <text:p>1478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879">
                <text:p>1488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897">
                <text:p>149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908">
                <text:p>1509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916">
                <text:p>151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926">
                <text:p>152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3936">
                <text:p>1539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945">
                <text:p>154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957">
                <text:p>1559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966">
                <text:p>1569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975">
                <text:p>1579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8978">
                <text:p>1589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975">
                <text:p>1599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0978">
                <text:p>1609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1986">
                <text:p>1619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2994">
                <text:p>1629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3998">
                <text:p>1639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999">
                <text:p>164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995">
                <text:p>1659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993">
                <text:p>1669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990">
                <text:p>16799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8988">
                <text:p>168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987">
                <text:p>1699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982">
                <text:p>1709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1976">
                <text:p>1719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979">
                <text:p>1729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978">
                <text:p>1739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4971">
                <text:p>1749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970">
                <text:p>1759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964">
                <text:p>1769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954">
                <text:p>1779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945">
                <text:p>1789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934">
                <text:p>1799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0918">
                <text:p>1809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898">
                <text:p>1818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2881">
                <text:p>1828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861">
                <text:p>1838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4844">
                <text:p>184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5825">
                <text:p>185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6804">
                <text:p>1868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787">
                <text:p>1877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8766">
                <text:p>188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9747">
                <text:p>1897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723">
                <text:p>1907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1697">
                <text:p>1916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2675">
                <text:p>1926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654">
                <text:p>1936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4627">
                <text:p>1946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610">
                <text:p>1956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587">
                <text:p>1965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569">
                <text:p>1975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560">
                <text:p>19856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551">
                <text:p>1995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537">
                <text:p>2005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1530">
                <text:p>2015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518">
                <text:p>202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3502">
                <text:p>2035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4487">
                <text:p>2044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5467">
                <text:p>2054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6455">
                <text:p>206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7440">
                <text:p>2074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8430">
                <text:p>2084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9420">
                <text:p>2094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0405">
                <text:p>2104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1393">
                <text:p>2113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2377">
                <text:p>2123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3361">
                <text:p>2133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4340">
                <text:p>2143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5327">
                <text:p>2153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6313">
                <text:p>2163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7298">
                <text:p>2172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8278">
                <text:p>218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9262">
                <text:p>2192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0248">
                <text:p>2202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1244">
                <text:p>2212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2236">
                <text:p>222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3226">
                <text:p>2232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4211">
                <text:p>2242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5202">
                <text:p>2252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6190">
                <text:p>2261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7176">
                <text:p>2271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8159">
                <text:p>2281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9149">
                <text:p>2291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0137">
                <text:p>2301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1123">
                <text:p>2311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2110">
                <text:p>2321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3097">
                <text:p>2330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4080">
                <text:p>2340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5059">
                <text:p>2350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6038">
                <text:p>2360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7014">
                <text:p>2370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7993">
                <text:p>2379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8972">
                <text:p>2389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9947">
                <text:p>2399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0928">
                <text:p>2409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1907">
                <text:p>2419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2887">
                <text:p>2428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3863">
                <text:p>2438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4841">
                <text:p>2448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5818">
                <text:p>2458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6794">
                <text:p>2467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7770">
                <text:p>2477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8745">
                <text:p>2487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9716">
                <text:p>2497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0696">
                <text:p>250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1675">
                <text:p>2516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2651">
                <text:p>2526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3633">
                <text:p>2536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4614">
                <text:p>2546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5594">
                <text:p>2555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6577">
                <text:p>2565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7557">
                <text:p>2575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8535">
                <text:p>2585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9518">
                <text:p>2595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0505">
                <text:p>2605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1491">
                <text:p>2614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2478">
                <text:p>2624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3469">
                <text:p>2634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4460">
                <text:p>2644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5449">
                <text:p>2654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6442">
                <text:p>2664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7435">
                <text:p>2674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8424">
                <text:p>2684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9415">
                <text:p>2694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0406">
                <text:p>2704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1395">
                <text:p>2713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2382">
                <text:p>2723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3367">
                <text:p>2733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4349">
                <text:p>2743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5334">
                <text:p>275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6316">
                <text:p>2763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7296">
                <text:p>2772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8274">
                <text:p>2782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9258">
                <text:p>2792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0239">
                <text:p>2802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1220">
                <text:p>2812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2204">
                <text:p>2822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3186">
                <text:p>2831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4167">
                <text:p>2841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5147">
                <text:p>2851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6132">
                <text:p>2861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7114">
                <text:p>2871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8096">
                <text:p>288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9079">
                <text:p>2890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0062">
                <text:p>2900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1043">
                <text:p>2910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2021">
                <text:p>2920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3000">
                <text:p>293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3981">
                <text:p>2939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4963">
                <text:p>294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5944">
                <text:p>2959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6923">
                <text:p>2969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7899">
                <text:p>297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8876">
                <text:p>2988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9850">
                <text:p>2998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0824">
                <text:p>3008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1799">
                <text:p>3017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2771">
                <text:p>3027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3742">
                <text:p>3037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4718">
                <text:p>3047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5691">
                <text:p>3056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6662">
                <text:p>3066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7638">
                <text:p>3076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8613">
                <text:p>3086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9594">
                <text:p>3095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0574">
                <text:p>3105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1553">
                <text:p>311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67cm" svg:height="11.582cm" xlink:href=".." xlink:type="simple" chart:class="chart:bar" chart:style-name="ch1">
        <chart:legend chart:legend-position="end" svg:x="27.204cm" svg:y="5.492cm" style:legend-expansion="high" chart:style-name="ch2"/>
        <chart:plot-area chart:style-name="ch3" table:cell-range-address="500ms.E1:500ms.E303" svg:x="0.589cm" svg:y="0.231cm" svg:width="26.026cm" svg:height="11.12cm">
          <chartooo:coordinate-region svg:x="1.951cm" svg:y="0.352cm" svg:width="24.646cm" svg:height="9.9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00ms.E1:500ms.E303" chart:class="chart:bar">
            <chart:data-point chart:repeated="3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20">
                <text:p>6620</text:p>
                <draw:g>
                  <svg:desc>500ms.E1:500ms.E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52">
                <text:p>12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1">
                <text:p>14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67">
                <text:p>1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55">
                <text:p>18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38">
                <text:p>21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936">
                <text:p>22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29">
                <text:p>24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92">
                <text:p>25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54">
                <text:p>26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25">
                <text:p>28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158">
                <text:p>29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66">
                <text:p>30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05">
                <text:p>31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07">
                <text:p>32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50">
                <text:p>33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757">
                <text:p>34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38">
                <text:p>35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95">
                <text:p>36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33">
                <text:p>379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950">
                <text:p>389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62">
                <text:p>39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36">
                <text:p>40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926">
                <text:p>41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901">
                <text:p>42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81">
                <text:p>43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026">
                <text:p>45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38">
                <text:p>46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063">
                <text:p>47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119">
                <text:p>48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147">
                <text:p>49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164">
                <text:p>50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159">
                <text:p>51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141">
                <text:p>52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140">
                <text:p>53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114">
                <text:p>54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085">
                <text:p>55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042">
                <text:p>56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015">
                <text:p>57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988">
                <text:p>57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975">
                <text:p>58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957">
                <text:p>599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955">
                <text:p>609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973">
                <text:p>61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981">
                <text:p>62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986">
                <text:p>639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043">
                <text:p>650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094">
                <text:p>66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29">
                <text:p>671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149">
                <text:p>68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195">
                <text:p>69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32">
                <text:p>70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251">
                <text:p>71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258">
                <text:p>722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280">
                <text:p>732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289">
                <text:p>742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283">
                <text:p>752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262">
                <text:p>76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237">
                <text:p>77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224">
                <text:p>78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199">
                <text:p>79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163">
                <text:p>80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137">
                <text:p>811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104">
                <text:p>82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058">
                <text:p>83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998">
                <text:p>83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968">
                <text:p>84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934">
                <text:p>859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897">
                <text:p>868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880">
                <text:p>878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860">
                <text:p>888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828">
                <text:p>89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788">
                <text:p>90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769">
                <text:p>91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745">
                <text:p>927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724">
                <text:p>937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691">
                <text:p>946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652">
                <text:p>95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604">
                <text:p>96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568">
                <text:p>97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526">
                <text:p>985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506">
                <text:p>995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475">
                <text:p>100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434">
                <text:p>101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387">
                <text:p>102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352">
                <text:p>103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306">
                <text:p>104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255">
                <text:p>105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214">
                <text:p>106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174">
                <text:p>107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137">
                <text:p>108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095">
                <text:p>1090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060">
                <text:p>1100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025">
                <text:p>111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988">
                <text:p>111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945">
                <text:p>112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901">
                <text:p>1139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854">
                <text:p>11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798">
                <text:p>115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737">
                <text:p>1167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687">
                <text:p>1176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637">
                <text:p>1186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579">
                <text:p>1195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521">
                <text:p>120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455">
                <text:p>121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389">
                <text:p>1223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338">
                <text:p>123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83">
                <text:p>1242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224">
                <text:p>1252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174">
                <text:p>126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118">
                <text:p>127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061">
                <text:p>1280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014">
                <text:p>1290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9965">
                <text:p>1299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0910">
                <text:p>1309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855">
                <text:p>1318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800">
                <text:p>1328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741">
                <text:p>133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4677">
                <text:p>1346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5619">
                <text:p>135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6554">
                <text:p>1365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7499">
                <text:p>1374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8441">
                <text:p>1384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387">
                <text:p>1393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331">
                <text:p>1403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275">
                <text:p>141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2214">
                <text:p>1422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3151">
                <text:p>1431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4087">
                <text:p>1440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31">
                <text:p>145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5969">
                <text:p>1459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909">
                <text:p>146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849">
                <text:p>1478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788">
                <text:p>148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9721">
                <text:p>1497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0648">
                <text:p>1506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1569">
                <text:p>151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2497">
                <text:p>152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3421">
                <text:p>153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270">
                <text:p>1552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6199">
                <text:p>1561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7122">
                <text:p>1571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8046">
                <text:p>158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8979">
                <text:p>1589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9915">
                <text:p>1599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852">
                <text:p>1608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789">
                <text:p>1617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2726">
                <text:p>1627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3658">
                <text:p>1636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589">
                <text:p>1645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517">
                <text:p>1655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446">
                <text:p>1664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7377">
                <text:p>1673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8304">
                <text:p>1683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233">
                <text:p>1692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156">
                <text:p>170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1078">
                <text:p>171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2004">
                <text:p>172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929">
                <text:p>1729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853">
                <text:p>1738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4786">
                <text:p>1747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719">
                <text:p>1757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646">
                <text:p>176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577">
                <text:p>1775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503">
                <text:p>1785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426">
                <text:p>1794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0350">
                <text:p>1803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271">
                <text:p>1812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2197">
                <text:p>182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121">
                <text:p>1831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4050">
                <text:p>1840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4975">
                <text:p>1849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896">
                <text:p>185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820">
                <text:p>1868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740">
                <text:p>1877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664">
                <text:p>1886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583">
                <text:p>189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501">
                <text:p>1905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417">
                <text:p>1914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336">
                <text:p>192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3256">
                <text:p>1932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094">
                <text:p>1950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020">
                <text:p>1960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6943">
                <text:p>1969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7861">
                <text:p>1978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787">
                <text:p>1987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711">
                <text:p>1997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631">
                <text:p>2006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1557">
                <text:p>2015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2485">
                <text:p>2024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3413">
                <text:p>2034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345">
                <text:p>2043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273">
                <text:p>2052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199">
                <text:p>2061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7125">
                <text:p>207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055">
                <text:p>2080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8981">
                <text:p>208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9904">
                <text:p>2099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0832">
                <text:p>2108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1760">
                <text:p>2117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2698">
                <text:p>2126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3640">
                <text:p>2136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4579">
                <text:p>2145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5526">
                <text:p>2155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6470">
                <text:p>2164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7421">
                <text:p>2174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8369">
                <text:p>2183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9314">
                <text:p>2193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0262">
                <text:p>2202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1210">
                <text:p>2212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2161">
                <text:p>2221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3118">
                <text:p>2231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4083">
                <text:p>2240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5051">
                <text:p>2250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6016">
                <text:p>2260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6980">
                <text:p>2269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7944">
                <text:p>2279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8907">
                <text:p>2289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9866">
                <text:p>2298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0833">
                <text:p>2308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1801">
                <text:p>2318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2766">
                <text:p>2327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3731">
                <text:p>2337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4697">
                <text:p>2346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5660">
                <text:p>2356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6622">
                <text:p>2366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7589">
                <text:p>2375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8552">
                <text:p>2385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9512">
                <text:p>2395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0471">
                <text:p>2404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1433">
                <text:p>2414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2391">
                <text:p>2423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3351">
                <text:p>2433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4316">
                <text:p>244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5295">
                <text:p>2452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6272">
                <text:p>2462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7245">
                <text:p>247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8221">
                <text:p>2482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9195">
                <text:p>249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0166">
                <text:p>2501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1134">
                <text:p>2511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2105">
                <text:p>252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3076">
                <text:p>2530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4048">
                <text:p>2540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5020">
                <text:p>2550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5993">
                <text:p>2559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6967">
                <text:p>2569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7942">
                <text:p>2579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8914">
                <text:p>2589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9888">
                <text:p>2598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0865">
                <text:p>2608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1840">
                <text:p>2618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2813">
                <text:p>2628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3794">
                <text:p>2637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4771">
                <text:p>2647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5744">
                <text:p>2657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6717">
                <text:p>2667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7692">
                <text:p>2676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8666">
                <text:p>268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9637">
                <text:p>2696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0607">
                <text:p>2706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1583">
                <text:p>2715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2565">
                <text:p>2725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3544">
                <text:p>2735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4523">
                <text:p>2745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5507">
                <text:p>2755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6490">
                <text:p>27649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7478">
                <text:p>2774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8462">
                <text:p>2784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9443">
                <text:p>2794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0423">
                <text:p>280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1401">
                <text:p>2814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2387">
                <text:p>2823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3370">
                <text:p>2833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4361">
                <text:p>2843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5352">
                <text:p>2853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6342">
                <text:p>2863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7334">
                <text:p>2873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8323">
                <text:p>2883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9312">
                <text:p>2893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0304">
                <text:p>2903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1294">
                <text:p>2912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2288">
                <text:p>2922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3279">
                <text:p>2932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4268">
                <text:p>2942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5254">
                <text:p>2952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6237">
                <text:p>2962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7222">
                <text:p>2972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8210">
                <text:p>2982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198">
                <text:p>2991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0183">
                <text:p>3001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1168">
                <text:p>3011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2153">
                <text:p>3021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3136">
                <text:p>3031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4116">
                <text:p>3041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097">
                <text:p>3050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6075">
                <text:p>3060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7051">
                <text:p>3070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8026">
                <text:p>3080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38cm" svg:height="9.325cm" xlink:href=".." xlink:type="simple" chart:class="chart:bar" chart:style-name="ch1">
        <chart:legend chart:legend-position="end" svg:x="19.775cm" svg:y="4.363cm" style:legend-expansion="high" chart:style-name="ch2"/>
        <chart:plot-area chart:style-name="ch3" table:cell-range-address="5000ms.E1:5000ms.E284" svg:x="0.44cm" svg:y="0.186cm" svg:width="18.895cm" svg:height="8.953cm">
          <chartooo:coordinate-region svg:x="1.802cm" svg:y="0.307cm" svg:width="17.533cm" svg:height="7.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000ms.E1:5000ms.E284" chart:class="chart:bar">
            <chart:data-point chart:repeated="2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3">
                <text:p>5143</text:p>
                <draw:g>
                  <svg:desc>5000ms.E1:5000ms.E2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71">
                <text:p>9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42">
                <text:p>1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87">
                <text:p>14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92">
                <text:p>15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55">
                <text:p>17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818">
                <text:p>18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91">
                <text:p>20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67">
                <text:p>21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91">
                <text:p>24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31">
                <text:p>26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793">
                <text:p>2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165">
                <text:p>29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21">
                <text:p>30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837">
                <text:p>31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88">
                <text:p>33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327">
                <text:p>34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654">
                <text:p>35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21">
                <text:p>36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204">
                <text:p>38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793">
                <text:p>407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68">
                <text:p>42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363">
                <text:p>433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636">
                <text:p>44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864">
                <text:p>45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102">
                <text:p>47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315">
                <text:p>483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516">
                <text:p>49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707">
                <text:p>50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918">
                <text:p>51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139">
                <text:p>53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378">
                <text:p>54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84">
                <text:p>55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762">
                <text:p>56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958">
                <text:p>57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158">
                <text:p>59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341">
                <text:p>60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510">
                <text:p>615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709">
                <text:p>627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902">
                <text:p>63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068">
                <text:p>65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214">
                <text:p>662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342">
                <text:p>67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606">
                <text:p>696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818">
                <text:p>70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016">
                <text:p>72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208">
                <text:p>732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385">
                <text:p>74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543">
                <text:p>755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707">
                <text:p>76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858">
                <text:p>77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006">
                <text:p>79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170">
                <text:p>801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351">
                <text:p>81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558">
                <text:p>825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750">
                <text:p>837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952">
                <text:p>84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151">
                <text:p>86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332">
                <text:p>87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508">
                <text:p>885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675">
                <text:p>89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851">
                <text:p>90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016">
                <text:p>92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170">
                <text:p>93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308">
                <text:p>94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451">
                <text:p>954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581">
                <text:p>965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703">
                <text:p>977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827">
                <text:p>988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951">
                <text:p>99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075">
                <text:p>1010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198">
                <text:p>1021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319">
                <text:p>103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437">
                <text:p>104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554">
                <text:p>1055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660">
                <text:p>1066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755">
                <text:p>1077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859">
                <text:p>108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956">
                <text:p>1099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046">
                <text:p>1110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139">
                <text:p>112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230">
                <text:p>1132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4308">
                <text:p>1143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5382">
                <text:p>1153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464">
                <text:p>116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7542">
                <text:p>117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8614">
                <text:p>1186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700">
                <text:p>1197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777">
                <text:p>1207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852">
                <text:p>1218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920">
                <text:p>122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986">
                <text:p>1239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041">
                <text:p>125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091">
                <text:p>1260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156">
                <text:p>1271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211">
                <text:p>1282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9261">
                <text:p>1292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0305">
                <text:p>1303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344">
                <text:p>1313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2389">
                <text:p>132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3428">
                <text:p>133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458">
                <text:p>1344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5504">
                <text:p>135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6547">
                <text:p>1365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7584">
                <text:p>137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8629">
                <text:p>1386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673">
                <text:p>1396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715">
                <text:p>140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748">
                <text:p>1417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2778">
                <text:p>1427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3800">
                <text:p>1438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817">
                <text:p>1448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834">
                <text:p>1458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845">
                <text:p>1468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851">
                <text:p>1478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856">
                <text:p>1488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9859">
                <text:p>1498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0862">
                <text:p>1508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1867">
                <text:p>1518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2871">
                <text:p>152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3877">
                <text:p>1538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4893">
                <text:p>1548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906">
                <text:p>1559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6914">
                <text:p>156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922">
                <text:p>1579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934">
                <text:p>1589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9940">
                <text:p>1599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0941">
                <text:p>1609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1947">
                <text:p>1619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2948">
                <text:p>1629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3942">
                <text:p>1639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4929">
                <text:p>1649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917">
                <text:p>1659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6908">
                <text:p>1669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7897">
                <text:p>167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889">
                <text:p>168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888">
                <text:p>169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0890">
                <text:p>1708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1892">
                <text:p>1718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2887">
                <text:p>1728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3883">
                <text:p>1738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4874">
                <text:p>1748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5865">
                <text:p>1758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6857">
                <text:p>1768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7842">
                <text:p>1778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8824">
                <text:p>17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9807">
                <text:p>1798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0793">
                <text:p>1807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1796">
                <text:p>1817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801">
                <text:p>1828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3802">
                <text:p>1838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798">
                <text:p>1847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5791">
                <text:p>1857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782">
                <text:p>1867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777">
                <text:p>1877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8771">
                <text:p>1887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9768">
                <text:p>1897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0765">
                <text:p>1907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1776">
                <text:p>1917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2781">
                <text:p>1927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790">
                <text:p>1937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4795">
                <text:p>1947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5801">
                <text:p>1958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6805">
                <text:p>1968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818">
                <text:p>1978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826">
                <text:p>1988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834">
                <text:p>1998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848">
                <text:p>2008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1860">
                <text:p>2018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2874">
                <text:p>202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3886">
                <text:p>203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4896">
                <text:p>204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5909">
                <text:p>2059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6920">
                <text:p>2069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7934">
                <text:p>2079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8948">
                <text:p>2089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959">
                <text:p>2099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0977">
                <text:p>2109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1991">
                <text:p>211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3002">
                <text:p>2130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4018">
                <text:p>2140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5033">
                <text:p>2150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6046">
                <text:p>2160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7064">
                <text:p>217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8079">
                <text:p>2180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9097">
                <text:p>2190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0112">
                <text:p>2201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1126">
                <text:p>2211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2138">
                <text:p>2221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3146">
                <text:p>2231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4154">
                <text:p>224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5163">
                <text:p>2251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6183">
                <text:p>2261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7204">
                <text:p>227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8222">
                <text:p>228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9240">
                <text:p>2292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0254">
                <text:p>2302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1272">
                <text:p>231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2286">
                <text:p>2322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3296">
                <text:p>2332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4309">
                <text:p>2343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5336">
                <text:p>2353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6364">
                <text:p>2363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7392">
                <text:p>2373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8423">
                <text:p>2384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9454">
                <text:p>2394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0486">
                <text:p>2404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1524">
                <text:p>2415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2557">
                <text:p>2425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3596">
                <text:p>2435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4633">
                <text:p>2446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5665">
                <text:p>2456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6706">
                <text:p>2467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7745">
                <text:p>2477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8786">
                <text:p>2487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827">
                <text:p>2498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0868">
                <text:p>2508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1909">
                <text:p>2519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2950">
                <text:p>2529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3991">
                <text:p>253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5030">
                <text:p>2550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6066">
                <text:p>2560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7100">
                <text:p>257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8132">
                <text:p>2581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9162">
                <text:p>2591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0193">
                <text:p>2601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1221">
                <text:p>2612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2246">
                <text:p>2622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3269">
                <text:p>2632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4294">
                <text:p>2642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5319">
                <text:p>2653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6347">
                <text:p>2663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7370">
                <text:p>2673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8401">
                <text:p>2684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9430">
                <text:p>2694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0457">
                <text:p>2704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1482">
                <text:p>2714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2517">
                <text:p>2725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3548">
                <text:p>2735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4579">
                <text:p>2745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616">
                <text:p>2756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6648">
                <text:p>2766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7679">
                <text:p>2776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8706">
                <text:p>2787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9737">
                <text:p>2797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0771">
                <text:p>2807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1801">
                <text:p>2818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2831">
                <text:p>2828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3865">
                <text:p>2838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4895">
                <text:p>2848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5922">
                <text:p>2859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6945">
                <text:p>2869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7975">
                <text:p>2879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9001">
                <text:p>289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0025">
                <text:p>2900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1046">
                <text:p>291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2071">
                <text:p>2920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3094">
                <text:p>2930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4127">
                <text:p>2941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5158">
                <text:p>2951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6185">
                <text:p>2961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7218">
                <text:p>2972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8248">
                <text:p>2982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9274">
                <text:p>2992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0299">
                <text:p>3002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1322">
                <text:p>3013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2347">
                <text:p>3023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3368">
                <text:p>3033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4387">
                <text:p>3043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5413">
                <text:p>3054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6439">
                <text:p>3064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7462">
                <text:p>3074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8489">
                <text:p>3084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9516">
                <text:p>3095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0549">
                <text:p>3105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1578">
                <text:p>3115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2607">
                <text:p>3126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3635">
                <text:p>3136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4665">
                <text:p>3146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5695">
                <text:p>3156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672cm" svg:height="9.511cm" xlink:href=".." xlink:type="simple" chart:class="chart:bar" chart:style-name="ch1">
        <chart:legend chart:legend-position="end" svg:x="23.409cm" svg:y="4.456cm" style:legend-expansion="high" chart:style-name="ch2"/>
        <chart:plot-area chart:style-name="ch3" table:cell-range-address="50ms.D1:50ms.D303" svg:x="0.513cm" svg:y="0.19cm" svg:width="22.383cm" svg:height="9.131cm">
          <chartooo:coordinate-region svg:x="1.505cm" svg:y="0.311cm" svg:width="21.391cm" svg:height="8.0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0ms.D1:50ms.D303" chart:class="chart:bar">
            <chart:data-point chart:repeated="3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3">
                <text:p>3153</text:p>
                <draw:g>
                  <svg:desc>50ms.D1:50ms.D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79">
                <text:p>9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112cm" svg:height="9.802cm" xlink:href=".." xlink:type="simple" chart:class="chart:bar" chart:style-name="ch1">
        <chart:legend chart:legend-position="end" svg:x="20.849cm" svg:y="4.602cm" style:legend-expansion="high" chart:style-name="ch2"/>
        <chart:plot-area chart:style-name="ch3" table:cell-range-address="500ms.D1:500ms.D303" svg:x="0.462cm" svg:y="0.196cm" svg:width="19.925cm" svg:height="9.41cm">
          <chartooo:coordinate-region svg:x="1.454cm" svg:y="0.317cm" svg:width="18.933cm" svg:height="8.2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00ms.D1:500ms.D303" chart:class="chart:bar">
            <chart:data-point chart:repeated="3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20">
                <text:p>6620</text:p>
                <draw:g>
                  <svg:desc>500ms.D1:500ms.D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75">
                <text:p>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515cm" svg:height="8.819cm" xlink:href=".." xlink:type="simple" chart:class="chart:bar" chart:style-name="ch1">
        <chart:legend chart:legend-position="end" svg:x="26.252cm" svg:y="4.11cm" style:legend-expansion="high" chart:style-name="ch2"/>
        <chart:plot-area chart:style-name="ch3" table:cell-range-address="5000ms.D1:5000ms.D284" svg:x="0.57cm" svg:y="0.176cm" svg:width="25.112cm" svg:height="8.467cm">
          <chartooo:coordinate-region svg:x="1.562cm" svg:y="0.297cm" svg:width="24.12cm" svg:height="7.3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000ms.D1:5000ms.D284" chart:class="chart:bar">
            <chart:data-point chart:repeated="2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3">
                <text:p>5143</text:p>
                <draw:g>
                  <svg:desc>5000ms.D1:5000ms.D2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30">
                <text:p>10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